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8.43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2.51mm"/>
    </style:style>
    <style:style style:name="co16" style:family="table-column">
      <style:table-column-properties fo:break-before="auto" style:column-width="21.34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19.01mm"/>
    </style:style>
    <style:style style:name="co20" style:family="table-column">
      <style:table-column-properties fo:break-before="auto" style:column-width="13.39mm"/>
    </style:style>
    <style:style style:name="co21" style:family="table-column">
      <style:table-column-properties fo:break-before="auto" style:column-width="15.7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8.8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7.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45mm" fo:break-before="auto" style:use-optimal-row-height="false"/>
    </style:style>
    <style:style style:name="ro13" style:family="table-row">
      <style:table-row-properties style:row-height="0.42mm" fo:break-before="auto" style:use-optimal-row-height="false"/>
    </style:style>
    <style:style style:name="ro14" style:family="table-row">
      <style:table-row-properties style:row-height="12.9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1.59mm" fo:break-before="auto" style:use-optimal-row-height="false"/>
    </style:style>
    <style:style style:name="ro18" style:family="table-row">
      <style:table-row-properties style:row-height="14.08mm" fo:break-before="auto" style:use-optimal-row-height="false"/>
    </style:style>
    <style:style style:name="ro19" style:family="table-row">
      <style:table-row-properties style:row-height="8.04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26mm" fo:break-before="auto" style:use-optimal-row-height="fals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8.89mm" fo:break-before="auto" style:use-optimal-row-height="false"/>
    </style:style>
    <style:style style:name="ro26" style:family="table-row">
      <style:table-row-properties style:row-height="10.16mm" fo:break-before="auto" style:use-optimal-row-height="false"/>
    </style:style>
    <style:style style:name="ro27" style:family="table-row">
      <style:table-row-properties style:row-height="7.62mm" fo:break-before="auto" style:use-optimal-row-height="false"/>
    </style:style>
    <style:style style:name="ro28" style:family="table-row">
      <style:table-row-properties style:row-height="1.06mm" fo:break-before="auto" style:use-optimal-row-height="false"/>
    </style:style>
    <style:style style:name="ro29" style:family="table-row">
      <style:table-row-properties style:row-height="5.98mm" fo:break-before="auto" style:use-optimal-row-height="false"/>
    </style:style>
    <style:style style:name="ro30" style:family="table-row">
      <style:table-row-properties style:row-height="9.53mm" fo:break-before="auto" style:use-optimal-row-height="false"/>
    </style:style>
    <style:style style:name="ro31" style:family="table-row">
      <style:table-row-properties style:row-height="8.2mm" fo:break-before="auto" style:use-optimal-row-height="false"/>
    </style:style>
    <style:style style:name="ro32" style:family="table-row">
      <style:table-row-properties style:row-height="5.08mm" fo:break-before="auto" style:use-optimal-row-height="false"/>
    </style:style>
    <style:style style:name="ro33" style:family="table-row">
      <style:table-row-properties style:row-height="2.91mm" fo:break-before="auto" style:use-optimal-row-height="false"/>
    </style:style>
    <style:style style:name="ro34" style:family="table-row">
      <style:table-row-properties style:row-height="7.83mm" fo:break-before="auto" style:use-optimal-row-height="false"/>
    </style:style>
    <style:style style:name="ro35" style:family="table-row">
      <style:table-row-properties style:row-height="7.04mm" fo:break-before="auto" style:use-optimal-row-height="false"/>
    </style:style>
    <style:style style:name="ro36" style:family="table-row">
      <style:table-row-properties style:row-height="8.78mm" fo:break-before="auto" style:use-optimal-row-height="false"/>
    </style:style>
    <style:style style:name="ro37" style:family="table-row">
      <style:table-row-properties style:row-height="1.69mm" fo:break-before="auto" style:use-optimal-row-height="false"/>
    </style:style>
    <style:style style:name="ro38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2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新表號03_2c_04_2c_速報3階段年齡-公式100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0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0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新表號03_2c_04_2c_速報3階段年齡-公式100.12">
      <style:table-cell-properties style:diagonal-bl-tr="none" style:diagonal-tl-br="none" fo:border="none" fo:padding="0.71mm" style:rotation-align="none"/>
    </style:style>
    <style:style style:name="ce15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一般_5f_新表號03_2c_04_2c_速報3階段年齡-公式100.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新表號03_2c_04_2c_速報3階段年齡-公式100.1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7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34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0 年 12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0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7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7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8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40" office:value-type="float" office:value="11243408" calcext:value-type="float">
            <text:p>11,243,408</text:p>
          </table:table-cell>
          <table:table-cell table:style-name="ce40" office:value-type="float" office:value="10685183" calcext:value-type="float">
            <text:p>10,685,183</text:p>
          </table:table-cell>
          <table:table-cell table:style-name="ce40" office:value-type="float" office:value="271450" calcext:value-type="float">
            <text:p>271,450</text:p>
          </table:table-cell>
          <table:table-cell table:style-name="ce40" office:value-type="float" office:value="141462" calcext:value-type="float">
            <text:p>141,462</text:p>
          </table:table-cell>
          <table:table-cell table:style-name="ce40" office:value-type="float" office:value="129988" calcext:value-type="float">
            <text:p>129,988</text:p>
          </table:table-cell>
          <table:table-cell table:style-name="ce52" office:value-type="float" office:value="12.43" calcext:value-type="float">
            <text:p>12.43</text:p>
          </table:table-cell>
          <table:table-cell table:style-name="ce40" office:value-type="float" office:value="123180" calcext:value-type="float">
            <text:p>123,180</text:p>
          </table:table-cell>
          <table:table-cell table:style-name="ce40" office:value-type="float" office:value="76600" calcext:value-type="float">
            <text:p>76,600</text:p>
          </table:table-cell>
          <table:table-cell table:style-name="ce40" office:value-type="float" office:value="46580" calcext:value-type="float">
            <text:p>46,580</text:p>
          </table:table-cell>
          <table:table-cell table:style-name="ce52" office:value-type="float" office:value="5.64" calcext:value-type="float">
            <text:p>5.64</text:p>
          </table:table-cell>
          <table:table-cell table:style-name="ce64" office:value-type="float" office:value="148270" calcext:value-type="float">
            <text:p>148,270</text:p>
          </table:table-cell>
          <table:table-cell table:style-name="ce52" office:value-type="float" office:value="6.79" calcext:value-type="float">
            <text:p>6.79</text:p>
          </table:table-cell>
          <table:table-cell table:style-name="ce40" office:value-type="float" office:value="145976" calcext:value-type="float">
            <text:p>145,976</text:p>
          </table:table-cell>
          <table:table-cell table:style-name="ce52" office:value-type="float" office:value="6.69" calcext:value-type="float">
            <text:p>6.69</text:p>
          </table:table-cell>
          <table:table-cell table:style-name="ce40" office:value-type="float" office:value="43603" calcext:value-type="float">
            <text:p>43,603</text:p>
          </table:table-cell>
          <table:table-cell table:style-name="ce52" office:value-type="float" office:value="2" calcext:value-type="float">
            <text:p>2.00</text:p>
          </table:table-cell>
          <table:table-cell table:style-name="ce40" office:value-type="float" office:value="1635617" calcext:value-type="float">
            <text:p>1,635,617</text:p>
          </table:table-cell>
          <table:table-cell table:style-name="ce40" office:value-type="float" office:value="1598111" calcext:value-type="float">
            <text:p>1,598,111</text:p>
          </table:table-cell>
          <table:table-cell table:style-name="ce79" office:value-type="float" office:value="396094" calcext:value-type="float">
            <text:p>396,094</text:p>
          </table:table-cell>
          <table:table-cell table:style-name="ce87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3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57548" calcext:value-type="float">
            <text:p>157,548</text:p>
          </table:table-cell>
          <table:table-cell table:style-name="ce53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3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3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0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3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3" office:value-type="float" office:value="5.68" calcext:value-type="float">
            <text:p>5.68</text:p>
          </table:table-cell>
          <table:table-cell table:style-name="ce65" office:value-type="float" office:value="179354" calcext:value-type="float">
            <text:p>179,354</text:p>
          </table:table-cell>
          <table:table-cell table:style-name="ce53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3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3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0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3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3" office:value-type="float" office:value="5.71" calcext:value-type="float">
            <text:p>5.71</text:p>
          </table:table-cell>
          <table:table-cell table:style-name="ce65" office:value-type="float" office:value="132707" calcext:value-type="float">
            <text:p>132,707</text:p>
          </table:table-cell>
          <table:table-cell table:style-name="ce53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3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3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0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3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18894" calcext:value-type="float">
            <text:p>118,894</text:p>
          </table:table-cell>
          <table:table-cell table:style-name="ce53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3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3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0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3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3" office:value-type="float" office:value="5.8" calcext:value-type="float">
            <text:p>5.80</text:p>
          </table:table-cell>
          <table:table-cell table:style-name="ce65" office:value-type="float" office:value="96269" calcext:value-type="float">
            <text:p>96,269</text:p>
          </table:table-cell>
          <table:table-cell table:style-name="ce53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3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3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0" office:value-type="float" office:value="444823" calcext:value-type="float">
            <text:p>444,823</text:p>
          </table:table-cell>
          <table:table-cell table:style-name="ce8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3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3" office:value-type="float" office:value="5.97" calcext:value-type="float">
            <text:p>5.97</text:p>
          </table:table-cell>
          <table:table-cell table:style-name="ce65" office:value-type="float" office:value="81327" calcext:value-type="float">
            <text:p>81,327</text:p>
          </table:table-cell>
          <table:table-cell table:style-name="ce53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3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3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0" office:value-type="float" office:value="454951" calcext:value-type="float">
            <text:p>454,951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3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3" office:value-type="float" office:value="6.13" calcext:value-type="float">
            <text:p>6.13</text:p>
          </table:table-cell>
          <table:table-cell table:style-name="ce65" office:value-type="float" office:value="66456" calcext:value-type="float">
            <text:p>66,456</text:p>
          </table:table-cell>
          <table:table-cell table:style-name="ce53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3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3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0" office:value-type="float" office:value="464961" calcext:value-type="float">
            <text:p>464,961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3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3" office:value-type="float" office:value="5.95" calcext:value-type="float">
            <text:p>5.95</text:p>
          </table:table-cell>
          <table:table-cell table:style-name="ce65" office:value-type="float" office:value="68620" calcext:value-type="float">
            <text:p>68,620</text:p>
          </table:table-cell>
          <table:table-cell table:style-name="ce53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3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3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0" office:value-type="float" office:value="474919" calcext:value-type="float">
            <text:p>474,919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3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3" office:value-type="float" office:value="6.16" calcext:value-type="float">
            <text:p>6.16</text:p>
          </table:table-cell>
          <table:table-cell table:style-name="ce65" office:value-type="float" office:value="63303" calcext:value-type="float">
            <text:p>63,303</text:p>
          </table:table-cell>
          <table:table-cell table:style-name="ce53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3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3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0" office:value-type="float" office:value="484174" calcext:value-type="float">
            <text:p>484,174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3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3" office:value-type="float" office:value="6.25" calcext:value-type="float">
            <text:p>6.25</text:p>
          </table:table-cell>
          <table:table-cell table:style-name="ce65" office:value-type="float" office:value="55109" calcext:value-type="float">
            <text:p>55,109</text:p>
          </table:table-cell>
          <table:table-cell table:style-name="ce53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3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3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0" office:value-type="float" office:value="494107" calcext:value-type="float">
            <text:p>494,107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3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3" office:value-type="float" office:value="6.22" calcext:value-type="float">
            <text:p>6.22</text:p>
          </table:table-cell>
          <table:table-cell table:style-name="ce65" office:value-type="float" office:value="47728" calcext:value-type="float">
            <text:p>47,728</text:p>
          </table:table-cell>
          <table:table-cell table:style-name="ce53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3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3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0" office:value-type="float" office:value="504531" calcext:value-type="float">
            <text:p>504,531</text:p>
          </table:table-cell>
          <table:table-cell table:style-name="ce89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3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3" office:value-type="float" office:value="6.3" calcext:value-type="float">
            <text:p>6.30</text:p>
          </table:table-cell>
          <table:table-cell table:style-name="ce65" office:value-type="float" office:value="21114" calcext:value-type="float">
            <text:p>21,114</text:p>
          </table:table-cell>
          <table:table-cell table:style-name="ce53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3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3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0" office:value-type="float" office:value="512701" calcext:value-type="float">
            <text:p>512,701</text:p>
          </table:table-cell>
          <table:table-cell table:style-name="ce88" table:number-columns-repeated="1001"/>
        </table:table-row>
        <table:table-row table:style-name="ro8">
          <table:table-cell table:style-name="ce7" office:value-type="string" calcext:value-type="string" table:number-columns-spanned="2" table:number-rows-spanned="1">
            <text:p>1 月</text:p>
          </table:table-cell>
          <table:covered-table-cell table:style-name="ce19"/>
          <table:table-cell table:style-name="ce29" office:value-type="float" office:value="7813696" calcext:value-type="float">
            <text:p>7,813,696</text:p>
          </table:table-cell>
          <table:table-cell table:style-name="ce29" office:value-type="float" office:value="23124514" calcext:value-type="float">
            <text:p>23,124,514</text:p>
          </table:table-cell>
          <table:table-cell table:style-name="ce29" office:value-type="float" office:value="11637227" calcext:value-type="float">
            <text:p>11,637,227</text:p>
          </table:table-cell>
          <table:table-cell table:style-name="ce29" office:value-type="float" office:value="11487287" calcext:value-type="float">
            <text:p>11,487,287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7373" calcext:value-type="float">
            <text:p>7,373</text:p>
          </table:table-cell>
          <table:table-cell table:style-name="ce54" office:value-type="float" office:value="7.95" calcext:value-type="float">
            <text:p>7.95</text:p>
          </table:table-cell>
          <table:table-cell table:style-name="ce29" office:value-type="float" office:value="12496" calcext:value-type="float">
            <text:p>12,496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36" calcext:value-type="float">
            <text:p>6.36</text:p>
          </table:table-cell>
          <table:table-cell table:style-name="ce66" office:value-type="float" office:value="3107" calcext:value-type="float">
            <text:p>3,107</text:p>
          </table:table-cell>
          <table:table-cell table:style-name="ce54" office:value-type="float" office:value="1.58" calcext:value-type="float">
            <text:p>1.58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54" office:value-type="float" office:value="7.3" calcext:value-type="float">
            <text:p>7.30</text:p>
          </table:table-cell>
          <table:table-cell table:style-name="ce29" office:value-type="float" office:value="4320" calcext:value-type="float">
            <text:p>4,320</text:p>
          </table:table-cell>
          <table:table-cell table:style-name="ce54" office:value-type="float" office:value="2.2" calcext:value-type="float">
            <text:p>2.20</text:p>
          </table:table-cell>
          <table:table-cell table:style-name="ce29" office:value-type="float" office:value="89725" calcext:value-type="float">
            <text:p>89,725</text:p>
          </table:table-cell>
          <table:table-cell table:style-name="ce29" office:value-type="float" office:value="88090" calcext:value-type="float">
            <text:p>88,090</text:p>
          </table:table-cell>
          <table:table-cell table:style-name="ce81" office:value-type="float" office:value="505159" calcext:value-type="float">
            <text:p>505,159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2 月</text:p>
          </table:table-cell>
          <table:covered-table-cell table:style-name="ce19"/>
          <table:table-cell table:style-name="ce29" office:value-type="float" office:value="7819420" calcext:value-type="float">
            <text:p>7,819,420</text:p>
          </table:table-cell>
          <table:table-cell table:style-name="ce29" office:value-type="float" office:value="23127845" calcext:value-type="float">
            <text:p>23,127,845</text:p>
          </table:table-cell>
          <table:table-cell table:style-name="ce29" office:value-type="float" office:value="11636930" calcext:value-type="float">
            <text:p>11,636,930</text:p>
          </table:table-cell>
          <table:table-cell table:style-name="ce29" office:value-type="float" office:value="11490915" calcext:value-type="float">
            <text:p>11,490,915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5965" calcext:value-type="float">
            <text:p>5,965</text:p>
          </table:table-cell>
          <table:table-cell table:style-name="ce54" office:value-type="float" office:value="6.97" calcext:value-type="float">
            <text:p>6.97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4" office:value-type="float" office:value="6.29" calcext:value-type="float">
            <text:p>6.29</text:p>
          </table:table-cell>
          <table:table-cell table:style-name="ce66" office:value-type="float" office:value="1214" calcext:value-type="float">
            <text:p>1,214</text:p>
          </table:table-cell>
          <table:table-cell table:style-name="ce54" office:value-type="float" office:value="0.68" calcext:value-type="float">
            <text:p>0.68</text:p>
          </table:table-cell>
          <table:table-cell table:style-name="ce29" office:value-type="float" office:value="9034" calcext:value-type="float">
            <text:p>9,034</text:p>
          </table:table-cell>
          <table:table-cell table:style-name="ce54" office:value-type="float" office:value="5.09" calcext:value-type="float">
            <text:p>5.09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4" office:value-type="float" office:value="1.98" calcext:value-type="float">
            <text:p>1.98</text:p>
          </table:table-cell>
          <table:table-cell table:style-name="ce29" office:value-type="float" office:value="76577" calcext:value-type="float">
            <text:p>76,577</text:p>
          </table:table-cell>
          <table:table-cell table:style-name="ce29" office:value-type="float" office:value="74460" calcext:value-type="float">
            <text:p>74,460</text:p>
          </table:table-cell>
          <table:table-cell table:style-name="ce81" office:value-type="float" office:value="505742" calcext:value-type="float">
            <text:p>505,742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3 月</text:p>
          </table:table-cell>
          <table:covered-table-cell table:style-name="ce19"/>
          <table:table-cell table:style-name="ce29" office:value-type="float" office:value="7835375" calcext:value-type="float">
            <text:p>7,835,375</text:p>
          </table:table-cell>
          <table:table-cell table:style-name="ce29" office:value-type="float" office:value="23131093" calcext:value-type="float">
            <text:p>23,131,093</text:p>
          </table:table-cell>
          <table:table-cell table:style-name="ce29" office:value-type="float" office:value="11636573" calcext:value-type="float">
            <text:p>11,636,573</text:p>
          </table:table-cell>
          <table:table-cell table:style-name="ce29" office:value-type="float" office:value="11494520" calcext:value-type="float">
            <text:p>11,494,520</text:p>
          </table:table-cell>
          <table:table-cell table:style-name="ce29" office:value-type="float" office:value="15750" calcext:value-type="float">
            <text:p>15,75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4" office:value-type="float" office:value="8.02" calcext:value-type="float">
            <text:p>8.02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5506" calcext:value-type="float">
            <text:p>5,506</text:p>
          </table:table-cell>
          <table:table-cell table:style-name="ce54" office:value-type="float" office:value="7.1" calcext:value-type="float">
            <text:p>7.10</text:p>
          </table:table-cell>
          <table:table-cell table:style-name="ce66" office:value-type="float" office:value="1807" calcext:value-type="float">
            <text:p>1,807</text:p>
          </table:table-cell>
          <table:table-cell table:style-name="ce54" office:value-type="float" office:value="0.92" calcext:value-type="float">
            <text:p>0.92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54" office:value-type="float" office:value="5.82" calcext:value-type="float">
            <text:p>5.8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4" office:value-type="float" office:value="2.83" calcext:value-type="float">
            <text:p>2.83</text:p>
          </table:table-cell>
          <table:table-cell table:style-name="ce29" office:value-type="float" office:value="114435" calcext:value-type="float">
            <text:p>114,435</text:p>
          </table:table-cell>
          <table:table-cell table:style-name="ce29" office:value-type="float" office:value="112994" calcext:value-type="float">
            <text:p>112,994</text:p>
          </table:table-cell>
          <table:table-cell table:style-name="ce81" office:value-type="float" office:value="506494" calcext:value-type="float">
            <text:p>506,494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4 月</text:p>
          </table:table-cell>
          <table:covered-table-cell table:style-name="ce19"/>
          <table:table-cell table:style-name="ce29" office:value-type="float" office:value="7848068" calcext:value-type="float">
            <text:p>7,848,068</text:p>
          </table:table-cell>
          <table:table-cell table:style-name="ce29" office:value-type="float" office:value="23133074" calcext:value-type="float">
            <text:p>23,133,074</text:p>
          </table:table-cell>
          <table:table-cell table:style-name="ce29" office:value-type="float" office:value="11635562" calcext:value-type="float">
            <text:p>11,635,562</text:p>
          </table:table-cell>
          <table:table-cell table:style-name="ce29" office:value-type="float" office:value="11497512" calcext:value-type="float">
            <text:p>11,497,512</text:p>
          </table:table-cell>
          <table:table-cell table:style-name="ce29" office:value-type="float" office:value="13371" calcext:value-type="float">
            <text:p>13,37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54" office:value-type="float" office:value="7.03" calcext:value-type="float">
            <text:p>7.03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4745" calcext:value-type="float">
            <text:p>4,745</text:p>
          </table:table-cell>
          <table:table-cell table:style-name="ce54" office:value-type="float" office:value="6.38" calcext:value-type="float">
            <text:p>6.38</text:p>
          </table:table-cell>
          <table:table-cell table:style-name="ce66" office:value-type="float" office:value="1246" calcext:value-type="float">
            <text:p>1,246</text:p>
          </table:table-cell>
          <table:table-cell table:style-name="ce54" office:value-type="float" office:value="0.66" calcext:value-type="float">
            <text:p>0.66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54" office:value-type="float" office:value="6.43" calcext:value-type="float">
            <text:p>6.43</text:p>
          </table:table-cell>
          <table:table-cell table:style-name="ce29" office:value-type="float" office:value="4882" calcext:value-type="float">
            <text:p>4,88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00184" calcext:value-type="float">
            <text:p>100,184</text:p>
          </table:table-cell>
          <table:table-cell table:style-name="ce29" office:value-type="float" office:value="99449" calcext:value-type="float">
            <text:p>99,449</text:p>
          </table:table-cell>
          <table:table-cell table:style-name="ce81" office:value-type="float" office:value="507071" calcext:value-type="float">
            <text:p>507,071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5 月</text:p>
          </table:table-cell>
          <table:covered-table-cell table:style-name="ce19"/>
          <table:table-cell table:style-name="ce29" office:value-type="float" office:value="7860131" calcext:value-type="float">
            <text:p>7,860,131</text:p>
          </table:table-cell>
          <table:table-cell table:style-name="ce29" office:value-type="float" office:value="23135715" calcext:value-type="float">
            <text:p>23,135,715</text:p>
          </table:table-cell>
          <table:table-cell table:style-name="ce29" office:value-type="float" office:value="11635040" calcext:value-type="float">
            <text:p>11,635,040</text:p>
          </table:table-cell>
          <table:table-cell table:style-name="ce29" office:value-type="float" office:value="11500675" calcext:value-type="float">
            <text:p>11,500,675</text:p>
          </table:table-cell>
          <table:table-cell table:style-name="ce29" office:value-type="float" office:value="12902" calcext:value-type="float">
            <text:p>12,90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118" calcext:value-type="float">
            <text:p>6,118</text:p>
          </table:table-cell>
          <table:table-cell table:style-name="ce54" office:value-type="float" office:value="6.57" calcext:value-type="float">
            <text:p>6.57</text:p>
          </table:table-cell>
          <table:table-cell table:style-name="ce29" office:value-type="float" office:value="11379" calcext:value-type="float">
            <text:p>11,379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4" office:value-type="float" office:value="5.79" calcext:value-type="float">
            <text:p>5.79</text:p>
          </table:table-cell>
          <table:table-cell table:style-name="ce66" office:value-type="float" office:value="1523" calcext:value-type="float">
            <text:p>1,523</text:p>
          </table:table-cell>
          <table:table-cell table:style-name="ce54" office:value-type="float" office:value="0.78" calcext:value-type="float">
            <text:p>0.78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54" office:value-type="float" office:value="6.36" calcext:value-type="float">
            <text:p>6.36</text:p>
          </table:table-cell>
          <table:table-cell table:style-name="ce29" office:value-type="float" office:value="4992" calcext:value-type="float">
            <text:p>4,992</text:p>
          </table:table-cell>
          <table:table-cell table:style-name="ce54" office:value-type="float" office:value="2.54" calcext:value-type="float">
            <text:p>2.54</text:p>
          </table:table-cell>
          <table:table-cell table:style-name="ce29" office:value-type="float" office:value="107261" calcext:value-type="float">
            <text:p>107,261</text:p>
          </table:table-cell>
          <table:table-cell table:style-name="ce29" office:value-type="float" office:value="106143" calcext:value-type="float">
            <text:p>106,143</text:p>
          </table:table-cell>
          <table:table-cell table:style-name="ce81" office:value-type="float" office:value="507690" calcext:value-type="float">
            <text:p>507,690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6 月</text:p>
          </table:table-cell>
          <table:covered-table-cell table:style-name="ce19"/>
          <table:table-cell table:style-name="ce29" office:value-type="float" office:value="7875068" calcext:value-type="float">
            <text:p>7,875,068</text:p>
          </table:table-cell>
          <table:table-cell table:style-name="ce29" office:value-type="float" office:value="23138381" calcext:value-type="float">
            <text:p>23,138,381</text:p>
          </table:table-cell>
          <table:table-cell table:style-name="ce29" office:value-type="float" office:value="11634792" calcext:value-type="float">
            <text:p>11,634,792</text:p>
          </table:table-cell>
          <table:table-cell table:style-name="ce29" office:value-type="float" office:value="11503589" calcext:value-type="float">
            <text:p>11,503,589</text:p>
          </table:table-cell>
          <table:table-cell table:style-name="ce29" office:value-type="float" office:value="12722" calcext:value-type="float">
            <text:p>12,722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6076" calcext:value-type="float">
            <text:p>6,076</text:p>
          </table:table-cell>
          <table:table-cell table:style-name="ce54" office:value-type="float" office:value="6.69" calcext:value-type="float">
            <text:p>6.69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008" calcext:value-type="float">
            <text:p>1,008</text:p>
          </table:table-cell>
          <table:table-cell table:style-name="ce54" office:value-type="float" office:value="0.53" calcext:value-type="float">
            <text:p>0.53</text:p>
          </table:table-cell>
          <table:table-cell table:style-name="ce29" office:value-type="float" office:value="9224" calcext:value-type="float">
            <text:p>9,224</text:p>
          </table:table-cell>
          <table:table-cell table:style-name="ce54" office:value-type="float" office:value="4.85" calcext:value-type="float">
            <text:p>4.85</text:p>
          </table:table-cell>
          <table:table-cell table:style-name="ce29" office:value-type="float" office:value="4892" calcext:value-type="float">
            <text:p>4,89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31256" calcext:value-type="float">
            <text:p>131,256</text:p>
          </table:table-cell>
          <table:table-cell table:style-name="ce29" office:value-type="float" office:value="129598" calcext:value-type="float">
            <text:p>129,598</text:p>
          </table:table-cell>
          <table:table-cell table:style-name="ce81" office:value-type="float" office:value="508380" calcext:value-type="float">
            <text:p>508,380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7 月</text:p>
          </table:table-cell>
          <table:covered-table-cell table:style-name="ce19"/>
          <table:table-cell table:style-name="ce29" office:value-type="float" office:value="7886689" calcext:value-type="float">
            <text:p>7,886,689</text:p>
          </table:table-cell>
          <table:table-cell table:style-name="ce29" office:value-type="float" office:value="23142460" calcext:value-type="float">
            <text:p>23,142,460</text:p>
          </table:table-cell>
          <table:table-cell table:style-name="ce29" office:value-type="float" office:value="11634623" calcext:value-type="float">
            <text:p>11,634,623</text:p>
          </table:table-cell>
          <table:table-cell table:style-name="ce29" office:value-type="float" office:value="11507837" calcext:value-type="float">
            <text:p>11,507,837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4" office:value-type="float" office:value="6.45" calcext:value-type="float">
            <text:p>6.45</text:p>
          </table:table-cell>
          <table:table-cell table:style-name="ce29" office:value-type="float" office:value="12259" calcext:value-type="float">
            <text:p>12,259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24" calcext:value-type="float">
            <text:p>6.24</text:p>
          </table:table-cell>
          <table:table-cell table:style-name="ce66" office:value-type="float" office:value="409" calcext:value-type="float">
            <text:p>409</text:p>
          </table:table-cell>
          <table:table-cell table:style-name="ce54" office:value-type="float" office:value="0.21" calcext:value-type="float">
            <text:p>0.21</text:p>
          </table:table-cell>
          <table:table-cell table:style-name="ce29" office:value-type="float" office:value="9177" calcext:value-type="float">
            <text:p>9,177</text:p>
          </table:table-cell>
          <table:table-cell table:style-name="ce54" office:value-type="float" office:value="4.67" calcext:value-type="float">
            <text:p>4.6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122186" calcext:value-type="float">
            <text:p>122,186</text:p>
          </table:table-cell>
          <table:table-cell table:style-name="ce29" office:value-type="float" office:value="118516" calcext:value-type="float">
            <text:p>118,516</text:p>
          </table:table-cell>
          <table:table-cell table:style-name="ce81" office:value-type="float" office:value="509148" calcext:value-type="float">
            <text:p>509,148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8 月</text:p>
          </table:table-cell>
          <table:covered-table-cell table:style-name="ce19"/>
          <table:table-cell table:style-name="ce29" office:value-type="float" office:value="7900989" calcext:value-type="float">
            <text:p>7,900,989</text:p>
          </table:table-cell>
          <table:table-cell table:style-name="ce29" office:value-type="float" office:value="23145020" calcext:value-type="float">
            <text:p>23,145,020</text:p>
          </table:table-cell>
          <table:table-cell table:style-name="ce29" office:value-type="float" office:value="11634150" calcext:value-type="float">
            <text:p>11,634,150</text:p>
          </table:table-cell>
          <table:table-cell table:style-name="ce29" office:value-type="float" office:value="11510870" calcext:value-type="float">
            <text:p>11,510,870</text:p>
          </table:table-cell>
          <table:table-cell table:style-name="ce29" office:value-type="float" office:value="13761" calcext:value-type="float">
            <text:p>13,761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4" office:value-type="float" office:value="7" calcext:value-type="float">
            <text:p>7.00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4786" calcext:value-type="float">
            <text:p>4,786</text:p>
          </table:table-cell>
          <table:table-cell table:style-name="ce54" office:value-type="float" office:value="6.2" calcext:value-type="float">
            <text:p>6.20</text:p>
          </table:table-cell>
          <table:table-cell table:style-name="ce66" office:value-type="float" office:value="1577" calcext:value-type="float">
            <text:p>1,577</text:p>
          </table:table-cell>
          <table:table-cell table:style-name="ce54" office:value-type="float" office:value="0.8" calcext:value-type="float">
            <text:p>0.80</text:p>
          </table:table-cell>
          <table:table-cell table:style-name="ce29" office:value-type="float" office:value="5447" calcext:value-type="float">
            <text:p>5,447</text:p>
          </table:table-cell>
          <table:table-cell table:style-name="ce54" office:value-type="float" office:value="2.77" calcext:value-type="float">
            <text:p>2.77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4" office:value-type="float" office:value="2.72" calcext:value-type="float">
            <text:p>2.72</text:p>
          </table:table-cell>
          <table:table-cell table:style-name="ce29" office:value-type="float" office:value="114934" calcext:value-type="float">
            <text:p>114,934</text:p>
          </table:table-cell>
          <table:table-cell table:style-name="ce29" office:value-type="float" office:value="113951" calcext:value-type="float">
            <text:p>113,951</text:p>
          </table:table-cell>
          <table:table-cell table:style-name="ce81" office:value-type="float" office:value="510203" calcext:value-type="float">
            <text:p>510,203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9 月</text:p>
          </table:table-cell>
          <table:covered-table-cell table:style-name="ce19"/>
          <table:table-cell table:style-name="ce29" office:value-type="float" office:value="7918304" calcext:value-type="float">
            <text:p>7,918,304</text:p>
          </table:table-cell>
          <table:table-cell table:style-name="ce29" office:value-type="float" office:value="23146090" calcext:value-type="float">
            <text:p>23,146,090</text:p>
          </table:table-cell>
          <table:table-cell table:style-name="ce29" office:value-type="float" office:value="11633260" calcext:value-type="float">
            <text:p>11,633,260</text:p>
          </table:table-cell>
          <table:table-cell table:style-name="ce29" office:value-type="float" office:value="11512830" calcext:value-type="float">
            <text:p>11,512,830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538" calcext:value-type="float">
            <text:p>6,538</text:p>
          </table:table-cell>
          <table:table-cell table:style-name="ce54" office:value-type="float" office:value="7.17" calcext:value-type="float">
            <text:p>7.17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915" calcext:value-type="float">
            <text:p>1,915</text:p>
          </table:table-cell>
          <table:table-cell table:style-name="ce54" office:value-type="float" office:value="1.01" calcext:value-type="float">
            <text:p>1.01</text:p>
          </table:table-cell>
          <table:table-cell table:style-name="ce29" office:value-type="float" office:value="15843" calcext:value-type="float">
            <text:p>15,843</text:p>
          </table:table-cell>
          <table:table-cell table:style-name="ce54" office:value-type="float" office:value="8.33" calcext:value-type="float">
            <text:p>8.33</text:p>
          </table:table-cell>
          <table:table-cell table:style-name="ce29" office:value-type="float" office:value="4905" calcext:value-type="float">
            <text:p>4,905</text:p>
          </table:table-cell>
          <table:table-cell table:style-name="ce54" office:value-type="float" office:value="2.58" calcext:value-type="float">
            <text:p>2.58</text:p>
          </table:table-cell>
          <table:table-cell table:style-name="ce29" office:value-type="float" office:value="102134" calcext:value-type="float">
            <text:p>102,134</text:p>
          </table:table-cell>
          <table:table-cell table:style-name="ce29" office:value-type="float" office:value="102979" calcext:value-type="float">
            <text:p>102,979</text:p>
          </table:table-cell>
          <table:table-cell table:style-name="ce81" office:value-type="float" office:value="510997" calcext:value-type="float">
            <text:p>510,997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10 月</text:p>
          </table:table-cell>
          <table:covered-table-cell table:style-name="ce19"/>
          <table:table-cell table:style-name="ce29" office:value-type="float" office:value="7923934" calcext:value-type="float">
            <text:p>7,923,934</text:p>
          </table:table-cell>
          <table:table-cell table:style-name="ce29" office:value-type="float" office:value="23150923" calcext:value-type="float">
            <text:p>23,150,923</text:p>
          </table:table-cell>
          <table:table-cell table:style-name="ce29" office:value-type="float" office:value="11633580" calcext:value-type="float">
            <text:p>11,633,580</text:p>
          </table:table-cell>
          <table:table-cell table:style-name="ce29" office:value-type="float" office:value="11517343" calcext:value-type="float">
            <text:p>11,517,343</text:p>
          </table:table-cell>
          <table:table-cell table:style-name="ce29" office:value-type="float" office:value="13487" calcext:value-type="float">
            <text:p>13,487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4" office:value-type="float" office:value="6.86" calcext:value-type="float">
            <text:p>6.86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54" office:value-type="float" office:value="5.83" calcext:value-type="float">
            <text:p>5.83</text:p>
          </table:table-cell>
          <table:table-cell table:style-name="ce66" office:value-type="float" office:value="2018" calcext:value-type="float">
            <text:p>2,018</text:p>
          </table:table-cell>
          <table:table-cell table:style-name="ce54" office:value-type="float" office:value="1.03" calcext:value-type="float">
            <text:p>1.03</text:p>
          </table:table-cell>
          <table:table-cell table:style-name="ce29" office:value-type="float" office:value="12807" calcext:value-type="float">
            <text:p>12,807</text:p>
          </table:table-cell>
          <table:table-cell table:style-name="ce54" office:value-type="float" office:value="6.51" calcext:value-type="float">
            <text:p>6.51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4" office:value-type="float" office:value="2.47" calcext:value-type="float">
            <text:p>2.47</text:p>
          </table:table-cell>
          <table:table-cell table:style-name="ce29" office:value-type="float" office:value="76987" calcext:value-type="float">
            <text:p>76,987</text:p>
          </table:table-cell>
          <table:table-cell table:style-name="ce29" office:value-type="float" office:value="74172" calcext:value-type="float">
            <text:p>74,172</text:p>
          </table:table-cell>
          <table:table-cell table:style-name="ce81" office:value-type="float" office:value="511567" calcext:value-type="float">
            <text:p>511,567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11 月</text:p>
          </table:table-cell>
          <table:covered-table-cell table:style-name="ce19"/>
          <table:table-cell table:style-name="ce29" office:value-type="float" office:value="7928663" calcext:value-type="float">
            <text:p>7,928,663</text:p>
          </table:table-cell>
          <table:table-cell table:style-name="ce29" office:value-type="float" office:value="23157178" calcext:value-type="float">
            <text:p>23,157,178</text:p>
          </table:table-cell>
          <table:table-cell table:style-name="ce29" office:value-type="float" office:value="11634702" calcext:value-type="float">
            <text:p>11,634,702</text:p>
          </table:table-cell>
          <table:table-cell table:style-name="ce29" office:value-type="float" office:value="11522476" calcext:value-type="float">
            <text:p>11,522,476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315" calcext:value-type="float">
            <text:p>7,315</text:p>
          </table:table-cell>
          <table:table-cell table:style-name="ce54" office:value-type="float" office:value="8.1" calcext:value-type="float">
            <text:p>8.10</text:p>
          </table:table-cell>
          <table:table-cell table:style-name="ce29" office:value-type="float" office:value="12444" calcext:value-type="float">
            <text:p>12,444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4856" calcext:value-type="float">
            <text:p>4,856</text:p>
          </table:table-cell>
          <table:table-cell table:style-name="ce54" office:value-type="float" office:value="6.54" calcext:value-type="float">
            <text:p>6.54</text:p>
          </table:table-cell>
          <table:table-cell table:style-name="ce66" office:value-type="float" office:value="2962" calcext:value-type="float">
            <text:p>2,962</text:p>
          </table:table-cell>
          <table:table-cell table:style-name="ce54" office:value-type="float" office:value="1.56" calcext:value-type="float">
            <text:p>1.56</text:p>
          </table:table-cell>
          <table:table-cell table:style-name="ce29" office:value-type="float" office:value="10320" calcext:value-type="float">
            <text:p>10,320</text:p>
          </table:table-cell>
          <table:table-cell table:style-name="ce54" office:value-type="float" office:value="5.42" calcext:value-type="float">
            <text:p>5.42</text:p>
          </table:table-cell>
          <table:table-cell table:style-name="ce29" office:value-type="float" office:value="4796" calcext:value-type="float">
            <text:p>4,796</text:p>
          </table:table-cell>
          <table:table-cell table:style-name="ce54" office:value-type="float" office:value="2.52" calcext:value-type="float">
            <text:p>2.52</text:p>
          </table:table-cell>
          <table:table-cell table:style-name="ce29" office:value-type="float" office:value="74582" calcext:value-type="float">
            <text:p>74,582</text:p>
          </table:table-cell>
          <table:table-cell table:style-name="ce29" office:value-type="float" office:value="71289" calcext:value-type="float">
            <text:p>71,289</text:p>
          </table:table-cell>
          <table:table-cell table:style-name="ce81" office:value-type="float" office:value="512197" calcext:value-type="float">
            <text:p>512,197</text:p>
          </table:table-cell>
          <table:table-cell table:style-name="ce89" table:number-columns-repeated="1001"/>
        </table:table-row>
        <table:table-row table:style-name="ro9">
          <table:table-cell table:style-name="ce7" office:value-type="string" calcext:value-type="string" table:number-columns-spanned="2" table:number-rows-spanned="1">
            <text:p>12 月</text:p>
          </table:table-cell>
          <table:covered-table-cell table:style-name="ce19"/>
          <table:table-cell table:style-name="ce29" office:value-type="float" office:value="7937024" calcext:value-type="float">
            <text:p>7,937,024</text:p>
          </table:table-cell>
          <table:table-cell table:style-name="ce29" office:value-type="float" office:value="23162123" calcext:value-type="float">
            <text:p>23,162,123</text:p>
          </table:table-cell>
          <table:table-cell table:style-name="ce29" office:value-type="float" office:value="11635225" calcext:value-type="float">
            <text:p>11,635,225</text:p>
          </table:table-cell>
          <table:table-cell table:style-name="ce29" office:value-type="float" office:value="11526898" calcext:value-type="float">
            <text:p>11,526,898</text:p>
          </table:table-cell>
          <table:table-cell table:style-name="ce29" office:value-type="float" office:value="15215" calcext:value-type="float">
            <text:p>15,215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356" calcext:value-type="float">
            <text:p>7,356</text:p>
          </table:table-cell>
          <table:table-cell table:style-name="ce54" office:value-type="float" office:value="7.74" calcext:value-type="float">
            <text:p>7.74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4" office:value-type="float" office:value="6.55" calcext:value-type="float">
            <text:p>6.55</text:p>
          </table:table-cell>
          <table:table-cell table:style-name="ce66" office:value-type="float" office:value="2328" calcext:value-type="float">
            <text:p>2,328</text:p>
          </table:table-cell>
          <table:table-cell table:style-name="ce54" office:value-type="float" office:value="1.18" calcext:value-type="float">
            <text:p>1.18</text:p>
          </table:table-cell>
          <table:table-cell table:style-name="ce29" office:value-type="float" office:value="16479" calcext:value-type="float">
            <text:p>16,479</text:p>
          </table:table-cell>
          <table:table-cell table:style-name="ce54" office:value-type="float" office:value="8.38" calcext:value-type="float">
            <text:p>8.38</text:p>
          </table:table-cell>
          <table:table-cell table:style-name="ce29" office:value-type="float" office:value="4887" calcext:value-type="float">
            <text:p>4,887</text:p>
          </table:table-cell>
          <table:table-cell table:style-name="ce54" office:value-type="float" office:value="2.48" calcext:value-type="float">
            <text:p>2.48</text:p>
          </table:table-cell>
          <table:table-cell table:style-name="ce29" office:value-type="float" office:value="103638" calcext:value-type="float">
            <text:p>103,638</text:p>
          </table:table-cell>
          <table:table-cell table:style-name="ce29" office:value-type="float" office:value="101021" calcext:value-type="float">
            <text:p>101,021</text:p>
          </table:table-cell>
          <table:table-cell table:style-name="ce81" office:value-type="float" office:value="512701" calcext:value-type="float">
            <text:p>512,701</text:p>
          </table:table-cell>
          <table:table-cell table:style-name="ce89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00年1~12月</text:p>
          </table:table-cell>
          <table:covered-table-cell table:style-name="ce20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0" office:value-type="float" office:value="519984" calcext:value-type="float">
            <text:p>519,984</text:p>
          </table:table-cell>
          <table:table-cell table:style-name="ce89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0" office:value-type="float" office:value="7942075" calcext:value-type="float">
            <text:p>7,942,075</text:p>
          </table:table-cell>
          <table:table-cell table:style-name="ce30" office:value-type="float" office:value="23164628" calcext:value-type="float">
            <text:p>23,164,628</text:p>
          </table:table-cell>
          <table:table-cell table:style-name="ce30" office:value-type="float" office:value="11634515" calcext:value-type="float">
            <text:p>11,634,515</text:p>
          </table:table-cell>
          <table:table-cell table:style-name="ce30" office:value-type="float" office:value="11530113" calcext:value-type="float">
            <text:p>11,530,113</text:p>
          </table:table-cell>
          <table:table-cell table:style-name="ce30" office:value-type="float" office:value="14703" calcext:value-type="float">
            <text:p>14,703</text:p>
          </table:table-cell>
          <table:table-cell table:style-name="ce30" office:value-type="float" office:value="7560" calcext:value-type="float">
            <text:p>7,560</text:p>
          </table:table-cell>
          <table:table-cell table:style-name="ce30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14313" calcext:value-type="float">
            <text:p>14,313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30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30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30" office:value-type="float" office:value="92387" calcext:value-type="float">
            <text:p>92,387</text:p>
          </table:table-cell>
          <table:table-cell table:style-name="ce30" office:value-type="float" office:value="90272" calcext:value-type="float">
            <text:p>90,272</text:p>
          </table:table-cell>
          <table:table-cell table:style-name="ce82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89" table:number-columns-repeated="999"/>
        </table:table-row>
        <table:table-row table:style-name="ro11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0" office:value-type="float" office:value="7947403" calcext:value-type="float">
            <text:p>7,947,403</text:p>
          </table:table-cell>
          <table:table-cell table:style-name="ce30" office:value-type="float" office:value="23164457" calcext:value-type="float">
            <text:p>23,164,457</text:p>
          </table:table-cell>
          <table:table-cell table:style-name="ce30" office:value-type="float" office:value="11632909" calcext:value-type="float">
            <text:p>11,632,909</text:p>
          </table:table-cell>
          <table:table-cell table:style-name="ce30" office:value-type="float" office:value="11531548" calcext:value-type="float">
            <text:p>11,531,548</text:p>
          </table:table-cell>
          <table:table-cell table:style-name="ce30" office:value-type="float" office:value="12270" calcext:value-type="float">
            <text:p>12,270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30" office:value-type="float" office:value="12783" calcext:value-type="float">
            <text:p>12,783</text:p>
          </table:table-cell>
          <table:table-cell table:style-name="ce30" office:value-type="float" office:value="7887" calcext:value-type="float">
            <text:p>7,887</text:p>
          </table:table-cell>
          <table:table-cell table:style-name="ce30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30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30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30" office:value-type="float" office:value="79614" calcext:value-type="float">
            <text:p>79,614</text:p>
          </table:table-cell>
          <table:table-cell table:style-name="ce30" office:value-type="float" office:value="79272" calcext:value-type="float">
            <text:p>79,272</text:p>
          </table:table-cell>
          <table:table-cell table:style-name="ce82" office:value-type="float" office:value="513640" calcext:value-type="float">
            <text:p>513,640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0" office:value-type="float" office:value="7959795" calcext:value-type="float">
            <text:p>7,959,795</text:p>
          </table:table-cell>
          <table:table-cell table:style-name="ce30" office:value-type="float" office:value="23165878" calcext:value-type="float">
            <text:p>23,165,878</text:p>
          </table:table-cell>
          <table:table-cell table:style-name="ce30" office:value-type="float" office:value="11631490" calcext:value-type="float">
            <text:p>11,631,490</text:p>
          </table:table-cell>
          <table:table-cell table:style-name="ce30" office:value-type="float" office:value="11534388" calcext:value-type="float">
            <text:p>11,534,388</text:p>
          </table:table-cell>
          <table:table-cell table:style-name="ce30" office:value-type="float" office:value="17524" calcext:value-type="float">
            <text:p>17,524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30" office:value-type="float" office:value="16007" calcext:value-type="float">
            <text:p>16,007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30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30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30" office:value-type="float" office:value="110500" calcext:value-type="float">
            <text:p>110,500</text:p>
          </table:table-cell>
          <table:table-cell table:style-name="ce30" office:value-type="float" office:value="110596" calcext:value-type="float">
            <text:p>110,596</text:p>
          </table:table-cell>
          <table:table-cell table:style-name="ce82" office:value-type="float" office:value="514345" calcext:value-type="float">
            <text:p>514,345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0" office:value-type="float" office:value="7970921" calcext:value-type="float">
            <text:p>7,970,921</text:p>
          </table:table-cell>
          <table:table-cell table:style-name="ce30" office:value-type="float" office:value="23170321" calcext:value-type="float">
            <text:p>23,170,321</text:p>
          </table:table-cell>
          <table:table-cell table:style-name="ce30" office:value-type="float" office:value="11631965" calcext:value-type="float">
            <text:p>11,631,965</text:p>
          </table:table-cell>
          <table:table-cell table:style-name="ce30" office:value-type="float" office:value="11538356" calcext:value-type="float">
            <text:p>11,538,356</text:p>
          </table:table-cell>
          <table:table-cell table:style-name="ce30" office:value-type="float" office:value="15089" calcext:value-type="float">
            <text:p>15,089</text:p>
          </table:table-cell>
          <table:table-cell table:style-name="ce30" office:value-type="float" office:value="7849" calcext:value-type="float">
            <text:p>7,849</text:p>
          </table:table-cell>
          <table:table-cell table:style-name="ce30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30" office:value-type="float" office:value="13306" calcext:value-type="float">
            <text:p>13,306</text:p>
          </table:table-cell>
          <table:table-cell table:style-name="ce30" office:value-type="float" office:value="8196" calcext:value-type="float">
            <text:p>8,196</text:p>
          </table:table-cell>
          <table:table-cell table:style-name="ce30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30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30" office:value-type="float" office:value="93260" calcext:value-type="float">
            <text:p>93,260</text:p>
          </table:table-cell>
          <table:table-cell table:style-name="ce30" office:value-type="float" office:value="90600" calcext:value-type="float">
            <text:p>90,600</text:p>
          </table:table-cell>
          <table:table-cell table:style-name="ce82" office:value-type="float" office:value="514824" calcext:value-type="float">
            <text:p>514,824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0" office:value-type="float" office:value="7983216" calcext:value-type="float">
            <text:p>7,983,216</text:p>
          </table:table-cell>
          <table:table-cell table:style-name="ce30" office:value-type="float" office:value="23174528" calcext:value-type="float">
            <text:p>23,174,528</text:p>
          </table:table-cell>
          <table:table-cell table:style-name="ce30" office:value-type="float" office:value="11632520" calcext:value-type="float">
            <text:p>11,632,520</text:p>
          </table:table-cell>
          <table:table-cell table:style-name="ce30" office:value-type="float" office:value="11542008" calcext:value-type="float">
            <text:p>11,542,008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0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30" office:value-type="float" office:value="12905" calcext:value-type="float">
            <text:p>12,905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30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30" office:value-type="float" office:value="101108" calcext:value-type="float">
            <text:p>101,108</text:p>
          </table:table-cell>
          <table:table-cell table:style-name="ce30" office:value-type="float" office:value="100202" calcext:value-type="float">
            <text:p>100,202</text:p>
          </table:table-cell>
          <table:table-cell table:style-name="ce82" office:value-type="float" office:value="515371" calcext:value-type="float">
            <text:p>515,371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0" office:value-type="float" office:value="7995060" calcext:value-type="float">
            <text:p>7,995,060</text:p>
          </table:table-cell>
          <table:table-cell table:style-name="ce30" office:value-type="float" office:value="23180477" calcext:value-type="float">
            <text:p>23,180,477</text:p>
          </table:table-cell>
          <table:table-cell table:style-name="ce30" office:value-type="float" office:value="11633505" calcext:value-type="float">
            <text:p>11,633,505</text:p>
          </table:table-cell>
          <table:table-cell table:style-name="ce30" office:value-type="float" office:value="11546972" calcext:value-type="float">
            <text:p>11,546,972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30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30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30" office:value-type="float" office:value="102846" calcext:value-type="float">
            <text:p>102,846</text:p>
          </table:table-cell>
          <table:table-cell table:style-name="ce30" office:value-type="float" office:value="100665" calcext:value-type="float">
            <text:p>100,665</text:p>
          </table:table-cell>
          <table:table-cell table:style-name="ce82" office:value-type="float" office:value="515993" calcext:value-type="float">
            <text:p>515,993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0" office:value-type="float" office:value="8007543" calcext:value-type="float">
            <text:p>8,007,543</text:p>
          </table:table-cell>
          <table:table-cell table:style-name="ce30" office:value-type="float" office:value="23188078" calcext:value-type="float">
            <text:p>23,188,078</text:p>
          </table:table-cell>
          <table:table-cell table:style-name="ce30" office:value-type="float" office:value="11635880" calcext:value-type="float">
            <text:p>11,635,880</text:p>
          </table:table-cell>
          <table:table-cell table:style-name="ce30" office:value-type="float" office:value="11552198" calcext:value-type="float">
            <text:p>11,552,198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30" office:value-type="float" office:value="11141" calcext:value-type="float">
            <text:p>11,141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30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30" office:value-type="float" office:value="102084" calcext:value-type="float">
            <text:p>102,084</text:p>
          </table:table-cell>
          <table:table-cell table:style-name="ce30" office:value-type="float" office:value="99229" calcext:value-type="float">
            <text:p>99,229</text:p>
          </table:table-cell>
          <table:table-cell table:style-name="ce82" office:value-type="float" office:value="516625" calcext:value-type="float">
            <text:p>516,625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0" office:value-type="float" office:value="8022520" calcext:value-type="float">
            <text:p>8,022,520</text:p>
          </table:table-cell>
          <table:table-cell table:style-name="ce30" office:value-type="float" office:value="23193638" calcext:value-type="float">
            <text:p>23,193,638</text:p>
          </table:table-cell>
          <table:table-cell table:style-name="ce30" office:value-type="float" office:value="11637076" calcext:value-type="float">
            <text:p>11,637,076</text:p>
          </table:table-cell>
          <table:table-cell table:style-name="ce30" office:value-type="float" office:value="11556562" calcext:value-type="float">
            <text:p>11,556,562</text:p>
          </table:table-cell>
          <table:table-cell table:style-name="ce30" office:value-type="float" office:value="16797" calcext:value-type="float">
            <text:p>16,797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30" office:value-type="float" office:value="12287" calcext:value-type="float">
            <text:p>12,287</text:p>
          </table:table-cell>
          <table:table-cell table:style-name="ce30" office:value-type="float" office:value="7544" calcext:value-type="float">
            <text:p>7,544</text:p>
          </table:table-cell>
          <table:table-cell table:style-name="ce30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30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30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30" office:value-type="float" office:value="111602" calcext:value-type="float">
            <text:p>111,602</text:p>
          </table:table-cell>
          <table:table-cell table:style-name="ce30" office:value-type="float" office:value="110552" calcext:value-type="float">
            <text:p>110,552</text:p>
          </table:table-cell>
          <table:table-cell table:style-name="ce82" office:value-type="float" office:value="517455" calcext:value-type="float">
            <text:p>517,455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0" office:value-type="float" office:value="8042061" calcext:value-type="float">
            <text:p>8,042,061</text:p>
          </table:table-cell>
          <table:table-cell table:style-name="ce30" office:value-type="float" office:value="23197947" calcext:value-type="float">
            <text:p>23,197,947</text:p>
          </table:table-cell>
          <table:table-cell table:style-name="ce30" office:value-type="float" office:value="11637704" calcext:value-type="float">
            <text:p>11,637,704</text:p>
          </table:table-cell>
          <table:table-cell table:style-name="ce30" office:value-type="float" office:value="11560243" calcext:value-type="float">
            <text:p>11,560,243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9383" calcext:value-type="float">
            <text:p>9,383</text:p>
          </table:table-cell>
          <table:table-cell table:style-name="ce30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30" office:value-type="float" office:value="11660" calcext:value-type="float">
            <text:p>11,660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30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30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30" office:value-type="float" office:value="106912" calcext:value-type="float">
            <text:p>106,912</text:p>
          </table:table-cell>
          <table:table-cell table:style-name="ce30" office:value-type="float" office:value="108946" calcext:value-type="float">
            <text:p>108,946</text:p>
          </table:table-cell>
          <table:table-cell table:style-name="ce82" office:value-type="float" office:value="518218" calcext:value-type="float">
            <text:p>518,218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0" office:value-type="float" office:value="8047803" calcext:value-type="float">
            <text:p>8,047,803</text:p>
          </table:table-cell>
          <table:table-cell table:style-name="ce30" office:value-type="float" office:value="23205605" calcext:value-type="float">
            <text:p>23,205,605</text:p>
          </table:table-cell>
          <table:table-cell table:style-name="ce30" office:value-type="float" office:value="11640046" calcext:value-type="float">
            <text:p>11,640,046</text:p>
          </table:table-cell>
          <table:table-cell table:style-name="ce30" office:value-type="float" office:value="11565559" calcext:value-type="float">
            <text:p>11,565,559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0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30" office:value-type="float" office:value="11581" calcext:value-type="float">
            <text:p>11,581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30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30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30" office:value-type="float" office:value="81191" calcext:value-type="float">
            <text:p>81,191</text:p>
          </table:table-cell>
          <table:table-cell table:style-name="ce30" office:value-type="float" office:value="79088" calcext:value-type="float">
            <text:p>79,088</text:p>
          </table:table-cell>
          <table:table-cell table:style-name="ce82" office:value-type="float" office:value="518829" calcext:value-type="float">
            <text:p>518,829</text:p>
          </table:table-cell>
          <table:table-cell table:style-name="ce89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0" office:value-type="float" office:value="8052869" calcext:value-type="float">
            <text:p>8,052,869</text:p>
          </table:table-cell>
          <table:table-cell table:style-name="ce30" office:value-type="float" office:value="23214620" calcext:value-type="float">
            <text:p>23,214,620</text:p>
          </table:table-cell>
          <table:table-cell table:style-name="ce30" office:value-type="float" office:value="11642704" calcext:value-type="float">
            <text:p>11,642,704</text:p>
          </table:table-cell>
          <table:table-cell table:style-name="ce30" office:value-type="float" office:value="11571916" calcext:value-type="float">
            <text:p>11,571,916</text:p>
          </table:table-cell>
          <table:table-cell table:style-name="ce30" office:value-type="float" office:value="18443" calcext:value-type="float">
            <text:p>18,443</text:p>
          </table:table-cell>
          <table:table-cell table:style-name="ce30" office:value-type="float" office:value="9523" calcext:value-type="float">
            <text:p>9,523</text:p>
          </table:table-cell>
          <table:table-cell table:style-name="ce30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30" office:value-type="float" office:value="12109" calcext:value-type="float">
            <text:p>12,109</text:p>
          </table:table-cell>
          <table:table-cell table:style-name="ce30" office:value-type="float" office:value="7538" calcext:value-type="float">
            <text:p>7,538</text:p>
          </table:table-cell>
          <table:table-cell table:style-name="ce30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30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30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30" office:value-type="float" office:value="74478" calcext:value-type="float">
            <text:p>74,478</text:p>
          </table:table-cell>
          <table:table-cell table:style-name="ce30" office:value-type="float" office:value="71797" calcext:value-type="float">
            <text:p>71,797</text:p>
          </table:table-cell>
          <table:table-cell table:style-name="ce82" office:value-type="float" office:value="519402" calcext:value-type="float">
            <text:p>519,402</text:p>
          </table:table-cell>
          <table:table-cell table:style-name="ce89" table:number-columns-repeated="1001"/>
        </table:table-row>
        <table:table-row table:style-name="ro12">
          <table:table-cell table:style-name="ce9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30" office:value-type="float" office:value="8057761" calcext:value-type="float">
            <text:p>8,057,761</text:p>
          </table:table-cell>
          <table:table-cell table:style-name="ce3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30" office:value-type="float" office:value="18703" calcext:value-type="float">
            <text:p>18,703</text:p>
          </table:table-cell>
          <table:table-cell table:style-name="ce30" office:value-type="float" office:value="9597" calcext:value-type="float">
            <text:p>9,597</text:p>
          </table:table-cell>
          <table:table-cell table:style-name="ce30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7842" calcext:value-type="float">
            <text:p>7,842</text:p>
          </table:table-cell>
          <table:table-cell table:style-name="ce30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8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30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30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30" office:value-type="float" office:value="72467" calcext:value-type="float">
            <text:p>72,467</text:p>
          </table:table-cell>
          <table:table-cell table:style-name="ce30" office:value-type="float" office:value="68153" calcext:value-type="float">
            <text:p>68,153</text:p>
          </table:table-cell>
          <table:table-cell table:style-name="ce82" office:value-type="float" office:value="519984" calcext:value-type="float">
            <text:p>519,984</text:p>
          </table:table-cell>
          <table:table-cell table:style-name="ce89" table:number-columns-repeated="1001"/>
        </table:table-row>
        <table:table-row table:style-name="ro13" table:visibility="collapse">
          <table:table-cell table:style-name="ce10"/>
          <table:table-cell table:style-name="ce22"/>
          <table:table-cell table:style-name="ce31" table:number-columns-repeated="7"/>
          <table:table-cell table:style-name="ce57"/>
          <table:table-cell table:style-name="ce31" table:number-columns-repeated="3"/>
          <table:table-cell table:style-name="ce57"/>
          <table:table-cell table:style-name="ce69"/>
          <table:table-cell table:style-name="ce57"/>
          <table:table-cell table:style-name="ce31"/>
          <table:table-cell table:style-name="ce57"/>
          <table:table-cell table:style-name="ce74"/>
          <table:table-cell table:style-name="ce57" table:number-columns-repeated="2"/>
          <table:table-cell table:style-name="ce28"/>
          <table:table-cell table:style-name="ce31"/>
          <table:table-cell table:style-name="ce90" table:number-columns-repeated="1001"/>
        </table:table-row>
        <table:table-row table:style-name="ro14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2" calcext:value-type="float">
            <text:p>1.52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09" calcext:value-type="float">
            <text:p>0.09</text:p>
          </table:table-cell>
          <table:table-cell table:style-name="ce32" office:value-type="float" office:value="0.45" calcext:value-type="float">
            <text:p>0.45</text:p>
          </table:table-cell>
          <table:table-cell table:style-name="ce32" office:value-type="float" office:value="22.92" calcext:value-type="float">
            <text:p>22.92</text:p>
          </table:table-cell>
          <table:table-cell table:style-name="ce32" office:value-type="float" office:value="22.11" calcext:value-type="float">
            <text:p>22.11</text:p>
          </table:table-cell>
          <table:table-cell table:style-name="ce32" office:value-type="float" office:value="23.79" calcext:value-type="float">
            <text:p>23.79</text:p>
          </table:table-cell>
          <table:table-cell table:style-name="ce32" office:value-type="float" office:value="1.74" calcext:value-type="float">
            <text:p>1.74</text:p>
          </table:table-cell>
          <table:table-cell table:style-name="ce32" office:value-type="float" office:value="-1.26" calcext:value-type="float">
            <text:p>－ <text:s text:c="2"/>1.26</text:p>
          </table:table-cell>
          <table:table-cell table:style-name="ce32" office:value-type="float" office:value="-0.9" calcext:value-type="float">
            <text:p>－ <text:s text:c="2"/>0.90</text:p>
          </table:table-cell>
          <table:table-cell table:style-name="ce32" office:value-type="float" office:value="-1.83" calcext:value-type="float">
            <text:p>－ <text:s text:c="2"/>1.83</text:p>
          </table:table-cell>
          <table:table-cell table:style-name="ce32" office:value-type="float" office:value="-0.0999999999999996" calcext:value-type="float">
            <text:p>－ <text:s text:c="2"/>0.10</text:p>
          </table:table-cell>
          <table:table-cell table:style-name="ce32" office:value-type="float" office:value="156.79" calcext:value-type="float">
            <text:p>156.79</text:p>
          </table:table-cell>
          <table:table-cell table:style-name="ce32" office:value-type="float" office:value="1.85" calcext:value-type="float">
            <text:p>1.85</text:p>
          </table:table-cell>
          <table:table-cell table:style-name="ce32" office:value-type="float" office:value="14.76" calcext:value-type="float">
            <text:p>14.76</text:p>
          </table:table-cell>
          <table:table-cell table:style-name="ce32" office:value-type="float" office:value="1.21" calcext:value-type="float">
            <text:p>1.21</text:p>
          </table:table-cell>
          <table:table-cell table:style-name="ce32" office:value-type="float" office:value="-7.14" calcext:value-type="float">
            <text:p>－ <text:s text:c="2"/>7.14</text:p>
          </table:table-cell>
          <table:table-cell table:style-name="ce32" office:value-type="float" office:value="-0.18" calcext:value-type="float">
            <text:p>－ <text:s text:c="2"/>0.18</text:p>
          </table:table-cell>
          <table:table-cell table:style-name="ce32" office:value-type="float" office:value="-30.08" calcext:value-type="float">
            <text:p>－ <text:s text:c="2"/>30.08</text:p>
          </table:table-cell>
          <table:table-cell table:style-name="ce32" office:value-type="float" office:value="-32.54" calcext:value-type="float">
            <text:p>－ <text:s text:c="2"/>32.54</text:p>
          </table:table-cell>
          <table:table-cell table:style-name="ce83" office:value-type="float" office:value="1.42" calcext:value-type="float">
            <text:p>1.42</text:p>
          </table:table-cell>
          <table:table-cell table:style-name="ce88" table:number-columns-repeated="1001"/>
        </table:table-row>
        <table:table-row table:style-name="ro15">
          <table:table-cell table:style-name="ce12" office:value-type="string" calcext:value-type="string" table:number-columns-spanned="1" table:number-rows-spanned="2">
            <text:p>本年1~12月較上年1~12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0737" calcext:value-type="float">
            <text:p>120,737</text:p>
          </table:table-cell>
          <table:table-cell table:style-name="ce41" office:value-type="float" office:value="62789" calcext:value-type="float">
            <text:p>62,789</text:p>
          </table:table-cell>
          <table:table-cell table:style-name="ce41" office:value-type="float" office:value="10449" calcext:value-type="float">
            <text:p>10,449</text:p>
          </table:table-cell>
          <table:table-cell table:style-name="ce41" office:value-type="float" office:value="52340" calcext:value-type="float">
            <text:p>52,340</text:p>
          </table:table-cell>
          <table:table-cell table:style-name="ce41" office:value-type="float" office:value="29741" calcext:value-type="float">
            <text:p>29,741</text:p>
          </table:table-cell>
          <table:table-cell table:style-name="ce41" office:value-type="float" office:value="14730" calcext:value-type="float">
            <text:p>14,730</text:p>
          </table:table-cell>
          <table:table-cell table:style-name="ce41" office:value-type="float" office:value="15011" calcext:value-type="float">
            <text:p>15,011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7143" calcext:value-type="float">
            <text:p>7,143</text:p>
          </table:table-cell>
          <table:table-cell table:style-name="ce60" office:value-type="float" office:value="4658" calcext:value-type="float">
            <text:p>4,658</text:p>
          </table:table-cell>
          <table:table-cell table:style-name="ce60" office:value-type="float" office:value="2485" calcext:value-type="float">
            <text:p>2,485</text:p>
          </table:table-cell>
          <table:table-cell table:style-name="ce58" office:value-type="string" calcext:value-type="string">
            <text:p>…</text:p>
          </table:table-cell>
          <table:table-cell table:style-name="ce41" office:value-type="float" office:value="22598" calcext:value-type="float">
            <text:p>22,598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26508" calcext:value-type="float">
            <text:p>26,508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1107" calcext:value-type="float">
            <text:p>－ 1,107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85450" calcext:value-type="float">
            <text:p>－ 85,450</text:p>
          </table:table-cell>
          <table:table-cell table:style-name="ce60" office:value-type="float" office:value="-83290" calcext:value-type="float">
            <text:p>－ 83,290</text:p>
          </table:table-cell>
          <table:table-cell table:style-name="ce84" office:value-type="float" office:value="7283" calcext:value-type="float">
            <text:p>7,283</text:p>
          </table:table-cell>
          <table:table-cell table:style-name="ce88" table:number-columns-repeated="1001"/>
        </table:table-row>
        <table:table-row table:style-name="ro15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2118728631789" calcext:value-type="float">
            <text:p>1.52</text:p>
          </table:table-cell>
          <table:table-cell table:style-name="ce34" office:value-type="float" office:value="0.27108482240596" calcext:value-type="float">
            <text:p>0.27</text:p>
          </table:table-cell>
          <table:table-cell table:style-name="ce34" office:value-type="float" office:value="0.0898048812979551" calcext:value-type="float">
            <text:p>0.09</text:p>
          </table:table-cell>
          <table:table-cell table:style-name="ce34" office:value-type="float" office:value="0.454068388563862" calcext:value-type="float">
            <text:p>0.45</text:p>
          </table:table-cell>
          <table:table-cell table:style-name="ce34" office:value-type="float" office:value="17.821147370061" calcext:value-type="float">
            <text:p>17.82</text:p>
          </table:table-cell>
          <table:table-cell table:style-name="ce34" office:value-type="float" office:value="16.8896838774036" calcext:value-type="float">
            <text:p>16.89</text:p>
          </table:table-cell>
          <table:table-cell table:style-name="ce34" office:value-type="float" office:value="18.8407616130935" calcext:value-type="float">
            <text:p>18.84</text:p>
          </table:table-cell>
          <table:table-cell table:style-name="ce59" office:value-type="float" office:value="1.27" calcext:value-type="float">
            <text:p>1.27</text:p>
          </table:table-cell>
          <table:table-cell table:style-name="ce61" office:value-type="float" office:value="4.90011799248141" calcext:value-type="float">
            <text:p>4.90</text:p>
          </table:table-cell>
          <table:table-cell table:style-name="ce61" office:value-type="float" office:value="5.22478463747308" calcext:value-type="float">
            <text:p>5.22</text:p>
          </table:table-cell>
          <table:table-cell table:style-name="ce61" office:value-type="float" office:value="4.38890851289297" calcext:value-type="float">
            <text:p>4.39</text:p>
          </table:table-cell>
          <table:table-cell table:style-name="ce59" office:value-type="float" office:value="0.29" calcext:value-type="float">
            <text:p>0.29</text:p>
          </table:table-cell>
          <table:table-cell table:style-name="ce34" office:value-type="float" office:value="107.028511887847" calcext:value-type="float">
            <text:p>107.03</text:p>
          </table:table-cell>
          <table:table-cell table:style-name="ce59" office:value-type="float" office:value="0.97" calcext:value-type="float">
            <text:p>0.97</text:p>
          </table:table-cell>
          <table:table-cell table:style-name="ce61" office:value-type="float" office:value="19.0953687895749" calcext:value-type="float">
            <text:p>19.10</text:p>
          </table:table-cell>
          <table:table-cell table:style-name="ce61" office:value-type="float" office:value="1.13" calcext:value-type="float">
            <text:p>1.13</text:p>
          </table:table-cell>
          <table:table-cell table:style-name="ce61" office:value-type="float" office:value="-1.90484384410221" calcext:value-type="float">
            <text:p>－ 1.90</text:p>
          </table:table-cell>
          <table:table-cell table:style-name="ce59" office:value-type="float" office:value="-0.0499999999999998" calcext:value-type="float">
            <text:p>－ <text:s text:c="2"/>0.05</text:p>
          </table:table-cell>
          <table:table-cell table:style-name="ce61" office:value-type="float" office:value="-7.039300633743" calcext:value-type="float">
            <text:p>－ 7.04</text:p>
          </table:table-cell>
          <table:table-cell table:style-name="ce61" office:value-type="float" office:value="-6.98353766616191" calcext:value-type="float">
            <text:p>－ 6.98</text:p>
          </table:table-cell>
          <table:table-cell table:style-name="ce85" office:value-type="float" office:value="1.42051605126575" calcext:value-type="float">
            <text:p>1.42</text:p>
          </table:table-cell>
          <table:table-cell table:style-name="ce88" table:number-columns-repeated="1001"/>
        </table:table-row>
        <table:table-row table:style-name="ro16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 table:number-columns-repeated="2"/>
          <table:table-cell table:style-name="ce62"/>
          <table:table-cell table:style-name="ce70"/>
          <table:table-cell table:number-columns-repeated="3"/>
          <table:table-cell table:style-name="ce86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1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9" table:range-usable-as="print-range"/>
        </table:named-expressions>
      </table:table>
      <table:table table:name="縣市別" table:style-name="ta2" table:print-ranges="縣市別.A2:縣市別.V33"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8" table:default-cell-style-name="ce1"/>
        <table:table-column table:style-name="co17" table:number-columns-repeated="3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5" table:default-cell-style-name="ce1"/>
        <table:table-column table:style-name="co20" table:default-cell-style-name="ce1"/>
        <table:table-column table:style-name="co11" table:default-cell-style-name="ce1"/>
        <table:table-column table:style-name="co4" table:default-cell-style-name="ce1"/>
        <table:table-column table:style-name="co21" table:default-cell-style-name="ce1"/>
        <table:table-column table:style-name="co12" table:default-cell-style-name="ce1"/>
        <table:table-column table:style-name="co13" table:number-columns-repeated="235" table:default-cell-style-name="ce1"/>
        <table:table-column table:style-name="co13" table:number-columns-repeated="767" table:default-cell-style-name="Default"/>
        <table:table-row table:style-name="ro17">
          <table:table-cell table:number-columns-repeated="17"/>
          <table:table-cell table:style-name="ce129"/>
          <table:table-cell table:number-columns-repeated="1006"/>
        </table:table-row>
        <table:table-row table:style-name="ro18">
          <table:table-cell table:style-name="ce2" office:value-type="string" calcext:value-type="string" table:number-columns-spanned="22" table:number-rows-spanned="1">
            <text:p>民 國 100 年 12 月 戶 口 統 計 速 報 表 (續)</text:p>
          </table:table-cell>
          <table:covered-table-cell table:number-columns-repeated="14" table:style-name="ce2"/>
          <table:covered-table-cell table:style-name="ce127"/>
          <table:covered-table-cell table:style-name="ce2"/>
          <table:covered-table-cell table:style-name="ce88"/>
          <table:covered-table-cell table:style-name="ce2"/>
          <table:covered-table-cell table:number-columns-repeated="2" table:style-name="ce133"/>
          <table:covered-table-cell table:style-name="ce88"/>
          <table:table-cell table:number-columns-repeated="1002"/>
        </table:table-row>
        <table:table-row table:style-name="ro19">
          <table:table-cell table:style-name="ce91"/>
          <table:table-cell table:style-name="ce100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8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style-name="ce139"/>
          <table:table-cell table:number-columns-repeated="1001"/>
        </table:table-row>
        <table:table-row table:style-name="ro16">
          <table:table-cell table:style-name="ce92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08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5" office:value-type="string" calcext:value-type="string">
            <text:p>折合年自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7"/>
          <table:table-cell table:style-name="ce139"/>
          <table:table-cell table:number-columns-repeated="1001"/>
        </table:table-row>
        <table:table-row table:style-name="ro16">
          <table:covered-table-cell table:style-name="ce93"/>
          <table:covered-table-cell table:style-name="ce101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2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7"/>
          <table:table-cell table:style-name="ce140"/>
          <table:table-cell table:number-columns-repeated="1001"/>
        </table:table-row>
        <table:table-row table:style-name="ro16">
          <table:table-cell table:style-name="ce94"/>
          <table:table-cell table:style-name="ce102"/>
          <table:table-cell table:style-name="ce10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8"/>
          <table:table-cell table:style-name="ce141"/>
          <table:table-cell table:number-columns-repeated="1001"/>
        </table:table-row>
        <table:table-row table:style-name="ro20">
          <table:table-cell table:style-name="ce95" office:value-type="string" calcext:value-type="string">
            <text:p>總 <text:s text:c="7"/>計</text:p>
          </table:table-cell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8703" calcext:value-type="float">
            <text:p>18,703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9106" calcext:value-type="float">
            <text:p>9,106</text:p>
          </table:table-cell>
          <table:table-cell table:style-name="ce111" office:value-type="float" office:value="9.48" calcext:value-type="float">
            <text:p><text:s text:c="3"/>9.48</text:p>
          </table:table-cell>
          <table:table-cell table:style-name="ce28" office:value-type="float" office:value="12725" calcext:value-type="float">
            <text:p>12,725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4883" calcext:value-type="float">
            <text:p>4,883</text:p>
          </table:table-cell>
          <table:table-cell table:style-name="ce111" office:value-type="float" office:value="6.45" calcext:value-type="float">
            <text:p><text:s text:c="3"/>6.45</text:p>
          </table:table-cell>
          <table:table-cell table:style-name="ce28" office:value-type="float" office:value="5978" calcext:value-type="float">
            <text:p>5,978</text:p>
          </table:table-cell>
          <table:table-cell table:style-name="ce123" office:value-type="float" office:value="3.03" calcext:value-type="float">
            <text:p><text:s text:c="4"/>3.03</text:p>
          </table:table-cell>
          <table:table-cell table:style-name="ce28" office:value-type="float" office:value="18911" calcext:value-type="float">
            <text:p>18,911</text:p>
          </table:table-cell>
          <table:table-cell table:style-name="ce111" office:value-type="float" office:value="9.59" calcext:value-type="float">
            <text:p><text:s text:c="3"/>9.59</text:p>
          </table:table-cell>
          <table:table-cell table:style-name="ce28" office:value-type="float" office:value="4538" calcext:value-type="float">
            <text:p>4,538</text:p>
          </table:table-cell>
          <table:table-cell table:style-name="ce111" office:value-type="float" office:value="2.3" calcext:value-type="float">
            <text:p><text:s text:c="3"/>2.30</text:p>
          </table:table-cell>
          <table:table-cell table:style-name="ce28" office:value-type="float" office:value="72467" calcext:value-type="float">
            <text:p>72,467</text:p>
          </table:table-cell>
          <table:table-cell table:style-name="ce28" office:value-type="float" office:value="68153" calcext:value-type="float">
            <text:p>68,153</text:p>
          </table:table-cell>
          <table:table-cell table:style-name="ce79" office:value-type="float" office:value="519984" calcext:value-type="float">
            <text:p>519,984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新 <text:s/>北 <text:s/>市</text:p>
          </table:table-cell>
          <table:table-cell table:style-name="ce103" office:value-type="float" office:value="1431791" calcext:value-type="float">
            <text:p>1,431,791</text:p>
          </table:table-cell>
          <table:table-cell table:style-name="ce103" office:value-type="float" office:value="3916451" calcext:value-type="float">
            <text:p>3,916,451</text:p>
          </table:table-cell>
          <table:table-cell table:style-name="ce103" office:value-type="float" office:value="1939844" calcext:value-type="float">
            <text:p>1,939,844</text:p>
          </table:table-cell>
          <table:table-cell table:style-name="ce103" office:value-type="float" office:value="1976607" calcext:value-type="float">
            <text:p>1,976,607</text:p>
          </table:table-cell>
          <table:table-cell table:style-name="ce103" office:value-type="float" office:value="3445" calcext:value-type="float">
            <text:p>3,445</text:p>
          </table:table-cell>
          <table:table-cell table:style-name="ce103" office:value-type="float" office:value="1797" calcext:value-type="float">
            <text:p>1,797</text:p>
          </table:table-cell>
          <table:table-cell table:style-name="ce103" office:value-type="float" office:value="1648" calcext:value-type="float">
            <text:p>1,648</text:p>
          </table:table-cell>
          <table:table-cell table:style-name="ce112" office:value-type="float" office:value="10.36" calcext:value-type="float">
            <text:p><text:s text:c="3"/>10.36</text:p>
          </table:table-cell>
          <table:table-cell table:style-name="ce103" office:value-type="float" office:value="1636" calcext:value-type="float">
            <text:p>1,636</text:p>
          </table:table-cell>
          <table:table-cell table:style-name="ce103" office:value-type="float" office:value="990" calcext:value-type="float">
            <text:p>990</text:p>
          </table:table-cell>
          <table:table-cell table:style-name="ce103" office:value-type="float" office:value="646" calcext:value-type="float">
            <text:p>646</text:p>
          </table:table-cell>
          <table:table-cell table:style-name="ce112" office:value-type="float" office:value="4.92" calcext:value-type="float">
            <text:p><text:s text:c="3"/>4.92</text:p>
          </table:table-cell>
          <table:table-cell table:style-name="ce103" office:value-type="float" office:value="1809" calcext:value-type="float">
            <text:p>1,809</text:p>
          </table:table-cell>
          <table:table-cell table:style-name="ce112" office:value-type="float" office:value="5.44" calcext:value-type="float">
            <text:p><text:s text:c="3"/>5.44</text:p>
          </table:table-cell>
          <table:table-cell table:style-name="ce103" office:value-type="float" office:value="3475" calcext:value-type="float">
            <text:p>3,475</text:p>
          </table:table-cell>
          <table:table-cell table:style-name="ce112" office:value-type="float" office:value="10.45" calcext:value-type="float">
            <text:p><text:s text:c="3"/>10.45</text:p>
          </table:table-cell>
          <table:table-cell table:style-name="ce103" office:value-type="float" office:value="846" calcext:value-type="float">
            <text:p>846</text:p>
          </table:table-cell>
          <table:table-cell table:style-name="ce112" office:value-type="float" office:value="2.54" calcext:value-type="float">
            <text:p><text:s text:c="3"/>2.54</text:p>
          </table:table-cell>
          <table:table-cell table:style-name="ce103" office:value-type="float" office:value="13081" calcext:value-type="float">
            <text:p>13,081</text:p>
          </table:table-cell>
          <table:table-cell table:style-name="ce103" office:value-type="float" office:value="12034" calcext:value-type="float">
            <text:p>12,034</text:p>
          </table:table-cell>
          <table:table-cell table:style-name="ce134" office:value-type="float" office:value="50488" calcext:value-type="float">
            <text:p>50,488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臺 <text:s/>北 <text:s/>市</text:p>
          </table:table-cell>
          <table:table-cell table:style-name="ce103" office:value-type="float" office:value="999879" calcext:value-type="float">
            <text:p>999,879</text:p>
          </table:table-cell>
          <table:table-cell table:style-name="ce103" office:value-type="float" office:value="2650968" calcext:value-type="float">
            <text:p>2,650,968</text:p>
          </table:table-cell>
          <table:table-cell table:style-name="ce103" office:value-type="float" office:value="1276343" calcext:value-type="float">
            <text:p>1,276,343</text:p>
          </table:table-cell>
          <table:table-cell table:style-name="ce103" office:value-type="float" office:value="1374625" calcext:value-type="float">
            <text:p>1,374,625</text:p>
          </table:table-cell>
          <table:table-cell table:style-name="ce103" office:value-type="float" office:value="2410" calcext:value-type="float">
            <text:p>2,410</text:p>
          </table:table-cell>
          <table:table-cell table:style-name="ce103" office:value-type="float" office:value="1231" calcext:value-type="float">
            <text:p>1,231</text:p>
          </table:table-cell>
          <table:table-cell table:style-name="ce103" office:value-type="float" office:value="1179" calcext:value-type="float">
            <text:p>1,179</text:p>
          </table:table-cell>
          <table:table-cell table:style-name="ce112" office:value-type="float" office:value="10.71" calcext:value-type="float">
            <text:p><text:s text:c="3"/>10.71</text:p>
          </table:table-cell>
          <table:table-cell table:style-name="ce103" office:value-type="float" office:value="1297" calcext:value-type="float">
            <text:p>1,297</text:p>
          </table:table-cell>
          <table:table-cell table:style-name="ce103" office:value-type="float" office:value="791" calcext:value-type="float">
            <text:p>791</text:p>
          </table:table-cell>
          <table:table-cell table:style-name="ce103" office:value-type="float" office:value="506" calcext:value-type="float">
            <text:p>506</text:p>
          </table:table-cell>
          <table:table-cell table:style-name="ce112" office:value-type="float" office:value="5.76" calcext:value-type="float">
            <text:p><text:s text:c="3"/>5.76</text:p>
          </table:table-cell>
          <table:table-cell table:style-name="ce103" office:value-type="float" office:value="1113" calcext:value-type="float">
            <text:p>1,113</text:p>
          </table:table-cell>
          <table:table-cell table:style-name="ce112" office:value-type="float" office:value="4.95" calcext:value-type="float">
            <text:p><text:s text:c="3"/>4.95</text:p>
          </table:table-cell>
          <table:table-cell table:style-name="ce103" office:value-type="float" office:value="2442" calcext:value-type="float">
            <text:p>2,442</text:p>
          </table:table-cell>
          <table:table-cell table:style-name="ce112" office:value-type="float" office:value="10.85" calcext:value-type="float">
            <text:p><text:s text:c="3"/>10.85</text:p>
          </table:table-cell>
          <table:table-cell table:style-name="ce103" office:value-type="float" office:value="529" calcext:value-type="float">
            <text:p>529</text:p>
          </table:table-cell>
          <table:table-cell table:style-name="ce112" office:value-type="float" office:value="2.35" calcext:value-type="float">
            <text:p><text:s text:c="3"/>2.35</text:p>
          </table:table-cell>
          <table:table-cell table:style-name="ce103" office:value-type="float" office:value="11166" calcext:value-type="float">
            <text:p>11,166</text:p>
          </table:table-cell>
          <table:table-cell table:style-name="ce103" office:value-type="float" office:value="8433" calcext:value-type="float">
            <text:p>8,433</text:p>
          </table:table-cell>
          <table:table-cell table:style-name="ce134" office:value-type="float" office:value="14340" calcext:value-type="float">
            <text:p>14,340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臺 <text:s/>中 <text:s/>市</text:p>
          </table:table-cell>
          <table:table-cell table:style-name="ce103" office:value-type="float" office:value="867854" calcext:value-type="float">
            <text:p>867,854</text:p>
          </table:table-cell>
          <table:table-cell table:style-name="ce103" office:value-type="float" office:value="2664394" calcext:value-type="float">
            <text:p>2,664,394</text:p>
          </table:table-cell>
          <table:table-cell table:style-name="ce103" office:value-type="float" office:value="1324894" calcext:value-type="float">
            <text:p>1,324,894</text:p>
          </table:table-cell>
          <table:table-cell table:style-name="ce103" office:value-type="float" office:value="1339500" calcext:value-type="float">
            <text:p>1,339,500</text:p>
          </table:table-cell>
          <table:table-cell table:style-name="ce103" office:value-type="float" office:value="2322" calcext:value-type="float">
            <text:p>2,322</text:p>
          </table:table-cell>
          <table:table-cell table:style-name="ce103" office:value-type="float" office:value="1194" calcext:value-type="float">
            <text:p>1,194</text:p>
          </table:table-cell>
          <table:table-cell table:style-name="ce103" office:value-type="float" office:value="1128" calcext:value-type="float">
            <text:p>1,128</text:p>
          </table:table-cell>
          <table:table-cell table:style-name="ce112" office:value-type="float" office:value="10.26" calcext:value-type="float">
            <text:p><text:s text:c="3"/>10.26</text:p>
          </table:table-cell>
          <table:table-cell table:style-name="ce103" office:value-type="float" office:value="1262" calcext:value-type="float">
            <text:p>1,262</text:p>
          </table:table-cell>
          <table:table-cell table:style-name="ce103" office:value-type="float" office:value="787" calcext:value-type="float">
            <text:p>787</text:p>
          </table:table-cell>
          <table:table-cell table:style-name="ce103" office:value-type="float" office:value="475" calcext:value-type="float">
            <text:p>475</text:p>
          </table:table-cell>
          <table:table-cell table:style-name="ce112" office:value-type="float" office:value="5.58" calcext:value-type="float">
            <text:p><text:s text:c="3"/>5.58</text:p>
          </table:table-cell>
          <table:table-cell table:style-name="ce103" office:value-type="float" office:value="1060" calcext:value-type="float">
            <text:p>1,060</text:p>
          </table:table-cell>
          <table:table-cell table:style-name="ce112" office:value-type="float" office:value="4.69" calcext:value-type="float">
            <text:p><text:s text:c="3"/>4.69</text:p>
          </table:table-cell>
          <table:table-cell table:style-name="ce103" office:value-type="float" office:value="2351" calcext:value-type="float">
            <text:p>2,351</text:p>
          </table:table-cell>
          <table:table-cell table:style-name="ce112" office:value-type="float" office:value="10.39" calcext:value-type="float">
            <text:p><text:s text:c="3"/>10.39</text:p>
          </table:table-cell>
          <table:table-cell table:style-name="ce103" office:value-type="float" office:value="506" calcext:value-type="float">
            <text:p>506</text:p>
          </table:table-cell>
          <table:table-cell table:style-name="ce112" office:value-type="float" office:value="2.24" calcext:value-type="float">
            <text:p><text:s text:c="3"/>2.24</text:p>
          </table:table-cell>
          <table:table-cell table:style-name="ce103" office:value-type="float" office:value="8536" calcext:value-type="float">
            <text:p>8,536</text:p>
          </table:table-cell>
          <table:table-cell table:style-name="ce103" office:value-type="float" office:value="7972" calcext:value-type="float">
            <text:p>7,972</text:p>
          </table:table-cell>
          <table:table-cell table:style-name="ce134" office:value-type="float" office:value="28817" calcext:value-type="float">
            <text:p>28,817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臺 <text:s/>南 <text:s/>市</text:p>
          </table:table-cell>
          <table:table-cell table:style-name="ce103" office:value-type="float" office:value="648283" calcext:value-type="float">
            <text:p>648,283</text:p>
          </table:table-cell>
          <table:table-cell table:style-name="ce103" office:value-type="float" office:value="1876960" calcext:value-type="float">
            <text:p>1,876,960</text:p>
          </table:table-cell>
          <table:table-cell table:style-name="ce103" office:value-type="float" office:value="943899" calcext:value-type="float">
            <text:p>943,899</text:p>
          </table:table-cell>
          <table:table-cell table:style-name="ce103" office:value-type="float" office:value="933061" calcext:value-type="float">
            <text:p>933,061</text:p>
          </table:table-cell>
          <table:table-cell table:style-name="ce103" office:value-type="float" office:value="1367" calcext:value-type="float">
            <text:p>1,367</text:p>
          </table:table-cell>
          <table:table-cell table:style-name="ce103" office:value-type="float" office:value="723" calcext:value-type="float">
            <text:p>723</text:p>
          </table:table-cell>
          <table:table-cell table:style-name="ce103" office:value-type="float" office:value="644" calcext:value-type="float">
            <text:p>644</text:p>
          </table:table-cell>
          <table:table-cell table:style-name="ce112" office:value-type="float" office:value="8.58" calcext:value-type="float">
            <text:p><text:s text:c="3"/>8.58</text:p>
          </table:table-cell>
          <table:table-cell table:style-name="ce103" office:value-type="float" office:value="1210" calcext:value-type="float">
            <text:p>1,210</text:p>
          </table:table-cell>
          <table:table-cell table:style-name="ce103" office:value-type="float" office:value="722" calcext:value-type="float">
            <text:p>722</text:p>
          </table:table-cell>
          <table:table-cell table:style-name="ce103" office:value-type="float" office:value="488" calcext:value-type="float">
            <text:p>488</text:p>
          </table:table-cell>
          <table:table-cell table:style-name="ce112" office:value-type="float" office:value="7.59" calcext:value-type="float">
            <text:p><text:s text:c="3"/>7.59</text:p>
          </table:table-cell>
          <table:table-cell table:style-name="ce103" office:value-type="float" office:value="157" calcext:value-type="float">
            <text:p>157</text:p>
          </table:table-cell>
          <table:table-cell table:style-name="ce124" office:value-type="float" office:value="0.98" calcext:value-type="float">
            <text:p><text:s text:c="4"/>0.98</text:p>
          </table:table-cell>
          <table:table-cell table:style-name="ce103" office:value-type="float" office:value="1492" calcext:value-type="float">
            <text:p>1,492</text:p>
          </table:table-cell>
          <table:table-cell table:style-name="ce112" office:value-type="float" office:value="9.36" calcext:value-type="float">
            <text:p><text:s text:c="3"/>9.36</text:p>
          </table:table-cell>
          <table:table-cell table:style-name="ce103" office:value-type="float" office:value="335" calcext:value-type="float">
            <text:p>335</text:p>
          </table:table-cell>
          <table:table-cell table:style-name="ce112" office:value-type="float" office:value="2.1" calcext:value-type="float">
            <text:p><text:s text:c="3"/>2.10</text:p>
          </table:table-cell>
          <table:table-cell table:style-name="ce103" office:value-type="float" office:value="5402" calcext:value-type="float">
            <text:p>5,402</text:p>
          </table:table-cell>
          <table:table-cell table:style-name="ce103" office:value-type="float" office:value="5305" calcext:value-type="float">
            <text:p>5,305</text:p>
          </table:table-cell>
          <table:table-cell table:style-name="ce134" office:value-type="float" office:value="6113" calcext:value-type="float">
            <text:p>6,113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高 <text:s/>雄 <text:s/>市</text:p>
          </table:table-cell>
          <table:table-cell table:style-name="ce103" office:value-type="float" office:value="1035012" calcext:value-type="float">
            <text:p>1,035,012</text:p>
          </table:table-cell>
          <table:table-cell table:style-name="ce103" office:value-type="float" office:value="2774470" calcext:value-type="float">
            <text:p>2,774,470</text:p>
          </table:table-cell>
          <table:table-cell table:style-name="ce103" office:value-type="float" office:value="1388530" calcext:value-type="float">
            <text:p>1,388,530</text:p>
          </table:table-cell>
          <table:table-cell table:style-name="ce103" office:value-type="float" office:value="1385940" calcext:value-type="float">
            <text:p>1,385,940</text:p>
          </table:table-cell>
          <table:table-cell table:style-name="ce103" office:value-type="float" office:value="2038" calcext:value-type="float">
            <text:p>2,038</text:p>
          </table:table-cell>
          <table:table-cell table:style-name="ce103" office:value-type="float" office:value="1037" calcext:value-type="float">
            <text:p>1,037</text:p>
          </table:table-cell>
          <table:table-cell table:style-name="ce103" office:value-type="float" office:value="1001" calcext:value-type="float">
            <text:p>1,001</text:p>
          </table:table-cell>
          <table:table-cell table:style-name="ce112" office:value-type="float" office:value="8.65" calcext:value-type="float">
            <text:p><text:s text:c="3"/>8.65</text:p>
          </table:table-cell>
          <table:table-cell table:style-name="ce103" office:value-type="float" office:value="1557" calcext:value-type="float">
            <text:p>1,557</text:p>
          </table:table-cell>
          <table:table-cell table:style-name="ce103" office:value-type="float" office:value="975" calcext:value-type="float">
            <text:p>975</text:p>
          </table:table-cell>
          <table:table-cell table:style-name="ce103" office:value-type="float" office:value="582" calcext:value-type="float">
            <text:p>582</text:p>
          </table:table-cell>
          <table:table-cell table:style-name="ce112" office:value-type="float" office:value="6.61" calcext:value-type="float">
            <text:p><text:s text:c="3"/>6.61</text:p>
          </table:table-cell>
          <table:table-cell table:style-name="ce103" office:value-type="float" office:value="481" calcext:value-type="float">
            <text:p>481</text:p>
          </table:table-cell>
          <table:table-cell table:style-name="ce124" office:value-type="float" office:value="2.04" calcext:value-type="float">
            <text:p><text:s text:c="4"/>2.04</text:p>
          </table:table-cell>
          <table:table-cell table:style-name="ce103" office:value-type="float" office:value="2217" calcext:value-type="float">
            <text:p>2,217</text:p>
          </table:table-cell>
          <table:table-cell table:style-name="ce112" office:value-type="float" office:value="9.41" calcext:value-type="float">
            <text:p><text:s text:c="3"/>9.41</text:p>
          </table:table-cell>
          <table:table-cell table:style-name="ce103" office:value-type="float" office:value="576" calcext:value-type="float">
            <text:p>576</text:p>
          </table:table-cell>
          <table:table-cell table:style-name="ce112" office:value-type="float" office:value="2.44" calcext:value-type="float">
            <text:p><text:s text:c="3"/>2.44</text:p>
          </table:table-cell>
          <table:table-cell table:style-name="ce103" office:value-type="float" office:value="8535" calcext:value-type="float">
            <text:p>8,535</text:p>
          </table:table-cell>
          <table:table-cell table:style-name="ce103" office:value-type="float" office:value="8401" calcext:value-type="float">
            <text:p>8,401</text:p>
          </table:table-cell>
          <table:table-cell table:style-name="ce134" office:value-type="float" office:value="30401" calcext:value-type="float">
            <text:p>30,401</text:p>
          </table:table-cell>
          <table:table-cell table:number-columns-repeated="1002"/>
        </table:table-row>
        <table:table-row table:style-name="ro22">
          <table:table-cell table:style-name="ce96" office:value-type="string" calcext:value-type="string">
            <text:p><text:s/>臺 <text:s/>灣 <text:s/>省 </text:p>
          </table:table-cell>
          <table:table-cell table:style-name="ce103" office:value-type="float" office:value="3038930" calcext:value-type="float">
            <text:p>3,038,930</text:p>
          </table:table-cell>
          <table:table-cell table:style-name="ce103" office:value-type="float" office:value="9227680" calcext:value-type="float">
            <text:p>9,227,680</text:p>
          </table:table-cell>
          <table:table-cell table:style-name="ce103" office:value-type="float" office:value="4713700" calcext:value-type="float">
            <text:p>4,713,700</text:p>
          </table:table-cell>
          <table:table-cell table:style-name="ce103" office:value-type="float" office:value="4513980" calcext:value-type="float">
            <text:p>4,513,980</text:p>
          </table:table-cell>
          <table:table-cell table:style-name="ce103" office:value-type="float" office:value="7006" calcext:value-type="float">
            <text:p>7,006</text:p>
          </table:table-cell>
          <table:table-cell table:style-name="ce103" office:value-type="float" office:value="3549" calcext:value-type="float">
            <text:p>3,549</text:p>
          </table:table-cell>
          <table:table-cell table:style-name="ce103" office:value-type="float" office:value="3457" calcext:value-type="float">
            <text:p>3,457</text:p>
          </table:table-cell>
          <table:table-cell table:style-name="ce112" office:value-type="float" office:value="8.94" calcext:value-type="float">
            <text:p><text:s text:c="3"/>8.94</text:p>
          </table:table-cell>
          <table:table-cell table:style-name="ce103" office:value-type="float" office:value="5733" calcext:value-type="float">
            <text:p>5,733</text:p>
          </table:table-cell>
          <table:table-cell table:style-name="ce103" office:value-type="float" office:value="3555" calcext:value-type="float">
            <text:p>3,555</text:p>
          </table:table-cell>
          <table:table-cell table:style-name="ce103" office:value-type="float" office:value="2178" calcext:value-type="float">
            <text:p>2,178</text:p>
          </table:table-cell>
          <table:table-cell table:style-name="ce112" office:value-type="float" office:value="7.32" calcext:value-type="float">
            <text:p><text:s text:c="3"/>7.32</text:p>
          </table:table-cell>
          <table:table-cell table:style-name="ce103" office:value-type="float" office:value="1273" calcext:value-type="float">
            <text:p>1,273</text:p>
          </table:table-cell>
          <table:table-cell table:style-name="ce124" office:value-type="float" office:value="1.62" calcext:value-type="float">
            <text:p><text:s text:c="4"/>1.62</text:p>
          </table:table-cell>
          <table:table-cell table:style-name="ce103" office:value-type="float" office:value="6841" calcext:value-type="float">
            <text:p>6,841</text:p>
          </table:table-cell>
          <table:table-cell table:style-name="ce112" office:value-type="float" office:value="8.73" calcext:value-type="float">
            <text:p><text:s text:c="3"/>8.73</text:p>
          </table:table-cell>
          <table:table-cell table:style-name="ce103" office:value-type="float" office:value="1732" calcext:value-type="float">
            <text:p>1,732</text:p>
          </table:table-cell>
          <table:table-cell table:style-name="ce112" office:value-type="float" office:value="2.21" calcext:value-type="float">
            <text:p><text:s text:c="3"/>2.21</text:p>
          </table:table-cell>
          <table:table-cell table:style-name="ce103" office:value-type="float" office:value="24991" calcext:value-type="float">
            <text:p>24,991</text:p>
          </table:table-cell>
          <table:table-cell table:style-name="ce103" office:value-type="float" office:value="25712" calcext:value-type="float">
            <text:p>25,712</text:p>
          </table:table-cell>
          <table:table-cell table:style-name="ce134" office:value-type="float" office:value="389148" calcext:value-type="float">
            <text:p>389,148</text:p>
          </table:table-cell>
          <table:table-cell table:number-columns-repeated="1002"/>
        </table:table-row>
        <table:table-row table:style-name="ro23">
          <table:table-cell table:style-name="ce97" office:value-type="string" calcext:value-type="string">
            <text:p>宜 蘭 縣</text:p>
          </table:table-cell>
          <table:table-cell table:style-name="ce104" office:value-type="float" office:value="156356" calcext:value-type="float">
            <text:p><text:s text:c="3"/>156,356</text:p>
          </table:table-cell>
          <table:table-cell table:style-name="ce104" office:value-type="float" office:value="459061" calcext:value-type="float">
            <text:p><text:s text:c="3"/>459,061</text:p>
          </table:table-cell>
          <table:table-cell table:style-name="ce104" office:value-type="float" office:value="233661" calcext:value-type="float">
            <text:p><text:s text:c="3"/>233,661</text:p>
          </table:table-cell>
          <table:table-cell table:style-name="ce104" office:value-type="float" office:value="225400" calcext:value-type="float">
            <text:p><text:s text:c="3"/>225,400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54" calcext:value-type="float">
            <text:p>154</text:p>
          </table:table-cell>
          <table:table-cell table:style-name="ce113" office:value-type="float" office:value="8.13" calcext:value-type="float">
            <text:p><text:s text:c="3"/>8.13</text:p>
          </table:table-cell>
          <table:table-cell table:style-name="ce104" office:value-type="float" office:value="288" calcext:value-type="float">
            <text:p><text:s text:c="3"/>288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12" calcext:value-type="float">
            <text:p>112</text:p>
          </table:table-cell>
          <table:table-cell table:style-name="ce113" office:value-type="float" office:value="7.39" calcext:value-type="float">
            <text:p><text:s text:c="3"/>7.39</text:p>
          </table:table-cell>
          <table:table-cell table:style-name="ce116" office:value-type="float" office:value="29" calcext:value-type="float">
            <text:p><text:s text:c="3"/>29</text:p>
          </table:table-cell>
          <table:table-cell table:style-name="ce125" office:value-type="float" office:value="0.74" calcext:value-type="float">
            <text:p><text:s text:c="4"/>0.74</text:p>
          </table:table-cell>
          <table:table-cell table:style-name="ce104" office:value-type="float" office:value="313" calcext:value-type="float">
            <text:p><text:s text:c="3"/>313</text:p>
          </table:table-cell>
          <table:table-cell table:style-name="ce113" office:value-type="float" office:value="8.03" calcext:value-type="float">
            <text:p><text:s text:c="3"/>8.03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13" office:value-type="float" office:value="2" calcext:value-type="float">
            <text:p><text:s text:c="3"/>2.00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1533" calcext:value-type="float">
            <text:p>1,533</text:p>
          </table:table-cell>
          <table:table-cell table:style-name="ce135" office:value-type="float" office:value="15614" calcext:value-type="float">
            <text:p><text:s text:c="3"/>15,614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桃 園 縣</text:p>
          </table:table-cell>
          <table:table-cell table:style-name="ce104" office:value-type="float" office:value="686273" calcext:value-type="float">
            <text:p><text:s text:c="3"/>686,273</text:p>
          </table:table-cell>
          <table:table-cell table:style-name="ce104" office:value-type="float" office:value="2013305" calcext:value-type="float">
            <text:p><text:s text:c="3"/>2,013,305</text:p>
          </table:table-cell>
          <table:table-cell table:style-name="ce104" office:value-type="float" office:value="1013618" calcext:value-type="float">
            <text:p><text:s text:c="3"/>1,013,618</text:p>
          </table:table-cell>
          <table:table-cell table:style-name="ce104" office:value-type="float" office:value="999687" calcext:value-type="float">
            <text:p><text:s text:c="3"/>999,687</text:p>
          </table:table-cell>
          <table:table-cell table:style-name="ce104" office:value-type="float" office:value="1658" calcext:value-type="float">
            <text:p><text:s text:c="3"/>1,658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832" calcext:value-type="float">
            <text:p>832</text:p>
          </table:table-cell>
          <table:table-cell table:style-name="ce113" office:value-type="float" office:value="9.7" calcext:value-type="float">
            <text:p><text:s text:c="3"/>9.70</text:p>
          </table:table-cell>
          <table:table-cell table:style-name="ce104" office:value-type="float" office:value="901" calcext:value-type="float">
            <text:p><text:s text:c="3"/>901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283" calcext:value-type="float">
            <text:p>283</text:p>
          </table:table-cell>
          <table:table-cell table:style-name="ce113" office:value-type="float" office:value="5.27" calcext:value-type="float">
            <text:p><text:s text:c="3"/>5.27</text:p>
          </table:table-cell>
          <table:table-cell table:style-name="ce117" office:value-type="float" office:value="757" calcext:value-type="float">
            <text:p><text:s text:c="3"/>757</text:p>
          </table:table-cell>
          <table:table-cell table:style-name="ce125" office:value-type="float" office:value="4.43" calcext:value-type="float">
            <text:p><text:s text:c="4"/>4.43</text:p>
          </table:table-cell>
          <table:table-cell table:style-name="ce104" office:value-type="float" office:value="1739" calcext:value-type="float">
            <text:p><text:s text:c="3"/>1,739</text:p>
          </table:table-cell>
          <table:table-cell table:style-name="ce113" office:value-type="float" office:value="10.17" calcext:value-type="float">
            <text:p><text:s text:c="3"/>10.17</text:p>
          </table:table-cell>
          <table:table-cell table:style-name="ce104" office:value-type="float" office:value="462" calcext:value-type="float">
            <text:p><text:s text:c="3"/>462</text:p>
          </table:table-cell>
          <table:table-cell table:style-name="ce113" office:value-type="float" office:value="2.7" calcext:value-type="float">
            <text:p><text:s text:c="3"/>2.70</text:p>
          </table:table-cell>
          <table:table-cell table:style-name="ce30" office:value-type="float" office:value="6471" calcext:value-type="float">
            <text:p>6,471</text:p>
          </table:table-cell>
          <table:table-cell table:style-name="ce30" office:value-type="float" office:value="6097" calcext:value-type="float">
            <text:p>6,097</text:p>
          </table:table-cell>
          <table:table-cell table:style-name="ce135" office:value-type="float" office:value="61044" calcext:value-type="float">
            <text:p><text:s text:c="3"/>61,044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新 竹 縣</text:p>
          </table:table-cell>
          <table:table-cell table:style-name="ce104" office:value-type="float" office:value="165495" calcext:value-type="float">
            <text:p><text:s text:c="3"/>165,495</text:p>
          </table:table-cell>
          <table:table-cell table:style-name="ce104" office:value-type="float" office:value="517641" calcext:value-type="float">
            <text:p><text:s text:c="3"/>517,641</text:p>
          </table:table-cell>
          <table:table-cell table:style-name="ce104" office:value-type="float" office:value="265905" calcext:value-type="float">
            <text:p><text:s text:c="3"/>265,905</text:p>
          </table:table-cell>
          <table:table-cell table:style-name="ce104" office:value-type="float" office:value="251736" calcext:value-type="float">
            <text:p><text:s text:c="3"/>251,736</text:p>
          </table:table-cell>
          <table:table-cell table:style-name="ce104" office:value-type="float" office:value="531" calcext:value-type="float">
            <text:p><text:s text:c="3"/>531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55" calcext:value-type="float">
            <text:p>255</text:p>
          </table:table-cell>
          <table:table-cell table:style-name="ce113" office:value-type="float" office:value="12.08" calcext:value-type="float">
            <text:p><text:s text:c="3"/>12.08</text:p>
          </table:table-cell>
          <table:table-cell table:style-name="ce104" office:value-type="float" office:value="268" calcext:value-type="float">
            <text:p><text:s text:c="3"/>268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12" calcext:value-type="float">
            <text:p>112</text:p>
          </table:table-cell>
          <table:table-cell table:style-name="ce113" office:value-type="float" office:value="6.1" calcext:value-type="float">
            <text:p><text:s text:c="3"/>6.10</text:p>
          </table:table-cell>
          <table:table-cell table:style-name="ce117" office:value-type="float" office:value="263" calcext:value-type="float">
            <text:p><text:s text:c="3"/>263</text:p>
          </table:table-cell>
          <table:table-cell table:style-name="ce125" office:value-type="float" office:value="5.98" calcext:value-type="float">
            <text:p><text:s text:c="4"/>5.98</text:p>
          </table:table-cell>
          <table:table-cell table:style-name="ce104" office:value-type="float" office:value="418" calcext:value-type="float">
            <text:p><text:s text:c="3"/>418</text:p>
          </table:table-cell>
          <table:table-cell table:style-name="ce113" office:value-type="float" office:value="9.51" calcext:value-type="float">
            <text:p><text:s text:c="3"/>9.51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13" office:value-type="float" office:value="2.37" calcext:value-type="float">
            <text:p><text:s text:c="3"/>2.37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550" calcext:value-type="float">
            <text:p>1,550</text:p>
          </table:table-cell>
          <table:table-cell table:style-name="ce135" office:value-type="float" office:value="19971" calcext:value-type="float">
            <text:p><text:s text:c="3"/>19,971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苗 栗 縣</text:p>
          </table:table-cell>
          <table:table-cell table:style-name="ce104" office:value-type="float" office:value="175305" calcext:value-type="float">
            <text:p><text:s text:c="3"/>175,305</text:p>
          </table:table-cell>
          <table:table-cell table:style-name="ce104" office:value-type="float" office:value="562010" calcext:value-type="float">
            <text:p><text:s text:c="3"/>562,010</text:p>
          </table:table-cell>
          <table:table-cell table:style-name="ce104" office:value-type="float" office:value="291218" calcext:value-type="float">
            <text:p><text:s text:c="3"/>291,218</text:p>
          </table:table-cell>
          <table:table-cell table:style-name="ce104" office:value-type="float" office:value="270792" calcext:value-type="float">
            <text:p><text:s text:c="3"/>270,792</text:p>
          </table:table-cell>
          <table:table-cell table:style-name="ce104" office:value-type="float" office:value="419" calcext:value-type="float">
            <text:p><text:s text:c="3"/>419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04" calcext:value-type="float">
            <text:p>204</text:p>
          </table:table-cell>
          <table:table-cell table:style-name="ce113" office:value-type="float" office:value="8.78" calcext:value-type="float">
            <text:p><text:s text:c="3"/>8.78</text:p>
          </table:table-cell>
          <table:table-cell table:style-name="ce104" office:value-type="float" office:value="348" calcext:value-type="float">
            <text:p><text:s text:c="3"/>348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41" calcext:value-type="float">
            <text:p>141</text:p>
          </table:table-cell>
          <table:table-cell table:style-name="ce113" office:value-type="float" office:value="7.29" calcext:value-type="float">
            <text:p><text:s text:c="3"/>7.29</text:p>
          </table:table-cell>
          <table:table-cell table:style-name="ce117" office:value-type="float" office:value="71" calcext:value-type="float">
            <text:p><text:s text:c="3"/>71</text:p>
          </table:table-cell>
          <table:table-cell table:style-name="ce125" office:value-type="float" office:value="1.49" calcext:value-type="float">
            <text:p><text:s text:c="4"/>1.49</text:p>
          </table:table-cell>
          <table:table-cell table:style-name="ce104" office:value-type="float" office:value="459" calcext:value-type="float">
            <text:p><text:s text:c="3"/>459</text:p>
          </table:table-cell>
          <table:table-cell table:style-name="ce113" office:value-type="float" office:value="9.62" calcext:value-type="float">
            <text:p><text:s text:c="3"/>9.62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13" office:value-type="float" office:value="2.33" calcext:value-type="float">
            <text:p><text:s text:c="3"/>2.33</text:p>
          </table:table-cell>
          <table:table-cell table:style-name="ce30" office:value-type="float" office:value="1349" calcext:value-type="float">
            <text:p>1,349</text:p>
          </table:table-cell>
          <table:table-cell table:style-name="ce30" office:value-type="float" office:value="1243" calcext:value-type="float">
            <text:p>1,243</text:p>
          </table:table-cell>
          <table:table-cell table:style-name="ce135" office:value-type="float" office:value="10747" calcext:value-type="float">
            <text:p><text:s text:c="3"/>10,747</text:p>
          </table:table-cell>
          <table:table-cell table:number-columns-repeated="1002"/>
        </table:table-row>
        <table:table-row table:style-name="ro25">
          <table:table-cell table:style-name="ce97" office:value-type="string" calcext:value-type="string">
            <text:p>彰 化 縣</text:p>
          </table:table-cell>
          <table:table-cell table:style-name="ce104" office:value-type="float" office:value="367801" calcext:value-type="float">
            <text:p><text:s text:c="3"/>367,801</text:p>
          </table:table-cell>
          <table:table-cell table:style-name="ce104" office:value-type="float" office:value="1303039" calcext:value-type="float">
            <text:p><text:s text:c="3"/>1,303,039</text:p>
          </table:table-cell>
          <table:table-cell table:style-name="ce104" office:value-type="float" office:value="667920" calcext:value-type="float">
            <text:p><text:s text:c="3"/>667,920</text:p>
          </table:table-cell>
          <table:table-cell table:style-name="ce104" office:value-type="float" office:value="635119" calcext:value-type="float">
            <text:p><text:s text:c="3"/>635,119</text:p>
          </table:table-cell>
          <table:table-cell table:style-name="ce104" office:value-type="float" office:value="1091" calcext:value-type="float">
            <text:p><text:s text:c="3"/>1,091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557" calcext:value-type="float">
            <text:p>557</text:p>
          </table:table-cell>
          <table:table-cell table:style-name="ce113" office:value-type="float" office:value="9.86" calcext:value-type="float">
            <text:p><text:s text:c="3"/>9.86</text:p>
          </table:table-cell>
          <table:table-cell table:style-name="ce104" office:value-type="float" office:value="781" calcext:value-type="float">
            <text:p><text:s text:c="3"/>781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300" calcext:value-type="float">
            <text:p>300</text:p>
          </table:table-cell>
          <table:table-cell table:style-name="ce113" office:value-type="float" office:value="7.06" calcext:value-type="float">
            <text:p><text:s text:c="3"/>7.06</text:p>
          </table:table-cell>
          <table:table-cell table:style-name="ce116" office:value-type="float" office:value="310" calcext:value-type="float">
            <text:p><text:s text:c="3"/>310</text:p>
          </table:table-cell>
          <table:table-cell table:style-name="ce125" office:value-type="float" office:value="2.8" calcext:value-type="float">
            <text:p><text:s text:c="4"/>2.80</text:p>
          </table:table-cell>
          <table:table-cell table:style-name="ce104" office:value-type="float" office:value="966" calcext:value-type="float">
            <text:p><text:s text:c="3"/>966</text:p>
          </table:table-cell>
          <table:table-cell table:style-name="ce113" office:value-type="float" office:value="8.73" calcext:value-type="float">
            <text:p><text:s text:c="3"/>8.73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style-name="ce113" office:value-type="float" office:value="1.56" calcext:value-type="float">
            <text:p><text:s text:c="3"/>1.56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3041" calcext:value-type="float">
            <text:p>3,041</text:p>
          </table:table-cell>
          <table:table-cell table:style-name="ce135" office:value-type="float" office:value="5089" calcext:value-type="float">
            <text:p><text:s text:c="3"/>5,089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南 投 縣</text:p>
          </table:table-cell>
          <table:table-cell table:style-name="ce104" office:value-type="float" office:value="172262" calcext:value-type="float">
            <text:p><text:s text:c="3"/>172,262</text:p>
          </table:table-cell>
          <table:table-cell table:style-name="ce104" office:value-type="float" office:value="522807" calcext:value-type="float">
            <text:p><text:s text:c="3"/>522,807</text:p>
          </table:table-cell>
          <table:table-cell table:style-name="ce104" office:value-type="float" office:value="268979" calcext:value-type="float">
            <text:p><text:s text:c="3"/>268,979</text:p>
          </table:table-cell>
          <table:table-cell table:style-name="ce104" office:value-type="float" office:value="253828" calcext:value-type="float">
            <text:p><text:s text:c="3"/>253,828</text:p>
          </table:table-cell>
          <table:table-cell table:style-name="ce104" office:value-type="float" office:value="341" calcext:value-type="float">
            <text:p><text:s text:c="3"/>341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60" calcext:value-type="float">
            <text:p>160</text:p>
          </table:table-cell>
          <table:table-cell table:style-name="ce113" office:value-type="float" office:value="7.68" calcext:value-type="float">
            <text:p><text:s text:c="3"/>7.68</text:p>
          </table:table-cell>
          <table:table-cell table:style-name="ce104" office:value-type="float" office:value="380" calcext:value-type="float">
            <text:p><text:s text:c="3"/>380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38" calcext:value-type="float">
            <text:p>138</text:p>
          </table:table-cell>
          <table:table-cell table:style-name="ce113" office:value-type="float" office:value="8.56" calcext:value-type="float">
            <text:p><text:s text:c="3"/>8.56</text:p>
          </table:table-cell>
          <table:table-cell table:style-name="ce118" office:value-type="float" office:value="-39" calcext:value-type="float">
            <text:p>－ <text:s text:c="2"/>39</text:p>
          </table:table-cell>
          <table:table-cell table:style-name="ce126" office:value-type="float" office:value="-0.88" calcext:value-type="float">
            <text:p>－ <text:s/>0.88</text:p>
          </table:table-cell>
          <table:table-cell table:style-name="ce104" office:value-type="float" office:value="307" calcext:value-type="float">
            <text:p><text:s text:c="3"/>307</text:p>
          </table:table-cell>
          <table:table-cell table:style-name="ce113" office:value-type="float" office:value="6.91" calcext:value-type="float">
            <text:p><text:s text:c="3"/>6.91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13" office:value-type="float" office:value="1.89" calcext:value-type="float">
            <text:p><text:s text:c="3"/>1.89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1258" calcext:value-type="float">
            <text:p>1,258</text:p>
          </table:table-cell>
          <table:table-cell table:style-name="ce135" office:value-type="float" office:value="28369" calcext:value-type="float">
            <text:p><text:s text:c="3"/>28,369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雲 林 縣</text:p>
          </table:table-cell>
          <table:table-cell table:style-name="ce104" office:value-type="float" office:value="231594" calcext:value-type="float">
            <text:p><text:s text:c="3"/>231,594</text:p>
          </table:table-cell>
          <table:table-cell table:style-name="ce104" office:value-type="float" office:value="713556" calcext:value-type="float">
            <text:p><text:s text:c="3"/>713,556</text:p>
          </table:table-cell>
          <table:table-cell table:style-name="ce104" office:value-type="float" office:value="372365" calcext:value-type="float">
            <text:p><text:s text:c="3"/>372,365</text:p>
          </table:table-cell>
          <table:table-cell table:style-name="ce104" office:value-type="float" office:value="341191" calcext:value-type="float">
            <text:p><text:s text:c="3"/>341,191</text:p>
          </table:table-cell>
          <table:table-cell table:style-name="ce104" office:value-type="float" office:value="501" calcext:value-type="float">
            <text:p><text:s text:c="3"/>50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41" calcext:value-type="float">
            <text:p>241</text:p>
          </table:table-cell>
          <table:table-cell table:style-name="ce113" office:value-type="float" office:value="8.27" calcext:value-type="float">
            <text:p><text:s text:c="3"/>8.27</text:p>
          </table:table-cell>
          <table:table-cell table:style-name="ce104" office:value-type="float" office:value="555" calcext:value-type="float">
            <text:p><text:s text:c="3"/>555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38" calcext:value-type="float">
            <text:p>238</text:p>
          </table:table-cell>
          <table:table-cell table:style-name="ce113" office:value-type="float" office:value="9.16" calcext:value-type="float">
            <text:p><text:s text:c="3"/>9.16</text:p>
          </table:table-cell>
          <table:table-cell table:style-name="ce118" office:value-type="float" office:value="-54" calcext:value-type="float">
            <text:p>－ <text:s text:c="2"/>54</text:p>
          </table:table-cell>
          <table:table-cell table:style-name="ce126" office:value-type="float" office:value="-0.89" calcext:value-type="float">
            <text:p>－ <text:s/>0.89</text:p>
          </table:table-cell>
          <table:table-cell table:style-name="ce104" office:value-type="float" office:value="430" calcext:value-type="float">
            <text:p><text:s text:c="3"/>430</text:p>
          </table:table-cell>
          <table:table-cell table:style-name="ce113" office:value-type="float" office:value="7.09" calcext:value-type="float">
            <text:p><text:s text:c="3"/>7.09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13" office:value-type="float" office:value="1.75" calcext:value-type="float">
            <text:p><text:s text:c="3"/>1.75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0" office:value-type="float" office:value="1650" calcext:value-type="float">
            <text:p>1,650</text:p>
          </table:table-cell>
          <table:table-cell table:style-name="ce135" office:value-type="float" office:value="1882" calcext:value-type="float">
            <text:p><text:s text:c="3"/>1,882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嘉 義 縣</text:p>
          </table:table-cell>
          <table:table-cell table:style-name="ce104" office:value-type="float" office:value="177906" calcext:value-type="float">
            <text:p><text:s text:c="3"/>177,906</text:p>
          </table:table-cell>
          <table:table-cell table:style-name="ce104" office:value-type="float" office:value="537942" calcext:value-type="float">
            <text:p><text:s text:c="3"/>537,942</text:p>
          </table:table-cell>
          <table:table-cell table:style-name="ce104" office:value-type="float" office:value="280416" calcext:value-type="float">
            <text:p><text:s text:c="3"/>280,416</text:p>
          </table:table-cell>
          <table:table-cell table:style-name="ce104" office:value-type="float" office:value="257526" calcext:value-type="float">
            <text:p><text:s text:c="3"/>257,526</text:p>
          </table:table-cell>
          <table:table-cell table:style-name="ce104" office:value-type="float" office:value="294" calcext:value-type="float">
            <text:p><text:s text:c="3"/>29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43" calcext:value-type="float">
            <text:p>143</text:p>
          </table:table-cell>
          <table:table-cell table:style-name="ce113" office:value-type="float" office:value="6.43" calcext:value-type="float">
            <text:p><text:s text:c="3"/>6.43</text:p>
          </table:table-cell>
          <table:table-cell table:style-name="ce104" office:value-type="float" office:value="450" calcext:value-type="float">
            <text:p><text:s text:c="3"/>450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76" calcext:value-type="float">
            <text:p>176</text:p>
          </table:table-cell>
          <table:table-cell table:style-name="ce113" office:value-type="float" office:value="9.85" calcext:value-type="float">
            <text:p><text:s text:c="3"/>9.85</text:p>
          </table:table-cell>
          <table:table-cell table:style-name="ce119" office:value-type="float" office:value="-156" calcext:value-type="float">
            <text:p>－ 156</text:p>
          </table:table-cell>
          <table:table-cell table:style-name="ce126" office:value-type="float" office:value="-3.41" calcext:value-type="float">
            <text:p>－ <text:s/>3.41</text:p>
          </table:table-cell>
          <table:table-cell table:style-name="ce104" office:value-type="float" office:value="345" calcext:value-type="float">
            <text:p><text:s text:c="3"/>345</text:p>
          </table:table-cell>
          <table:table-cell table:style-name="ce113" office:value-type="float" office:value="7.55" calcext:value-type="float">
            <text:p><text:s text:c="3"/>7.55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13" office:value-type="float" office:value="2.25" calcext:value-type="float">
            <text:p><text:s text:c="3"/>2.25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1309" calcext:value-type="float">
            <text:p>1,309</text:p>
          </table:table-cell>
          <table:table-cell table:style-name="ce135" office:value-type="float" office:value="5547" calcext:value-type="float">
            <text:p><text:s text:c="3"/>5,547</text:p>
          </table:table-cell>
          <table:table-cell table:number-columns-repeated="1002"/>
        </table:table-row>
        <table:table-row table:style-name="ro22">
          <table:table-cell table:style-name="ce97" office:value-type="string" calcext:value-type="string">
            <text:p>屏 東 縣</text:p>
          </table:table-cell>
          <table:table-cell table:style-name="ce104" office:value-type="float" office:value="278703" calcext:value-type="float">
            <text:p><text:s text:c="3"/>278,703</text:p>
          </table:table-cell>
          <table:table-cell table:style-name="ce104" office:value-type="float" office:value="864529" calcext:value-type="float">
            <text:p><text:s text:c="3"/>864,529</text:p>
          </table:table-cell>
          <table:table-cell table:style-name="ce104" office:value-type="float" office:value="444133" calcext:value-type="float">
            <text:p><text:s text:c="3"/>444,133</text:p>
          </table:table-cell>
          <table:table-cell table:style-name="ce104" office:value-type="float" office:value="420396" calcext:value-type="float">
            <text:p><text:s text:c="3"/>420,396</text:p>
          </table:table-cell>
          <table:table-cell table:style-name="ce104" office:value-type="float" office:value="467" calcext:value-type="float">
            <text:p><text:s text:c="3"/>467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41" calcext:value-type="float">
            <text:p>241</text:p>
          </table:table-cell>
          <table:table-cell table:style-name="ce113" office:value-type="float" office:value="6.36" calcext:value-type="float">
            <text:p><text:s text:c="3"/>6.36</text:p>
          </table:table-cell>
          <table:table-cell table:style-name="ce104" office:value-type="float" office:value="676" calcext:value-type="float">
            <text:p><text:s text:c="3"/>676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257" calcext:value-type="float">
            <text:p>257</text:p>
          </table:table-cell>
          <table:table-cell table:style-name="ce113" office:value-type="float" office:value="9.2" calcext:value-type="float">
            <text:p><text:s text:c="3"/>9.20</text:p>
          </table:table-cell>
          <table:table-cell table:style-name="ce119" office:value-type="float" office:value="-209" calcext:value-type="float">
            <text:p>－ 209</text:p>
          </table:table-cell>
          <table:table-cell table:style-name="ce126" office:value-type="float" office:value="-2.85" calcext:value-type="float">
            <text:p>－ <text:s/>2.85</text:p>
          </table:table-cell>
          <table:table-cell table:style-name="ce104" office:value-type="float" office:value="546" calcext:value-type="float">
            <text:p><text:s text:c="3"/>546</text:p>
          </table:table-cell>
          <table:table-cell table:style-name="ce113" office:value-type="float" office:value="7.43" calcext:value-type="float">
            <text:p><text:s text:c="3"/>7.43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13" office:value-type="float" office:value="2.52" calcext:value-type="float">
            <text:p><text:s text:c="3"/>2.52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2130" calcext:value-type="float">
            <text:p>2,130</text:p>
          </table:table-cell>
          <table:table-cell table:style-name="ce135" office:value-type="float" office:value="57079" calcext:value-type="float">
            <text:p><text:s text:c="3"/>57,079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4">
          <table:table-cell table:style-name="ce97" office:value-type="string" calcext:value-type="string">
            <text:p>臺 東 縣</text:p>
          </table:table-cell>
          <table:table-cell table:style-name="ce104" office:value-type="float" office:value="80840" calcext:value-type="float">
            <text:p><text:s text:c="3"/>80,840</text:p>
          </table:table-cell>
          <table:table-cell table:style-name="ce104" office:value-type="float" office:value="228290" calcext:value-type="float">
            <text:p><text:s text:c="3"/>228,290</text:p>
          </table:table-cell>
          <table:table-cell table:style-name="ce104" office:value-type="float" office:value="119205" calcext:value-type="float">
            <text:p><text:s text:c="3"/>119,205</text:p>
          </table:table-cell>
          <table:table-cell table:style-name="ce104" office:value-type="float" office:value="109085" calcext:value-type="float">
            <text:p><text:s text:c="3"/>109,085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113" office:value-type="float" office:value="7.68" calcext:value-type="float">
            <text:p><text:s text:c="3"/>7.68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74" calcext:value-type="float">
            <text:p>74</text:p>
          </table:table-cell>
          <table:table-cell table:style-name="ce113" office:value-type="float" office:value="9.74" calcext:value-type="float">
            <text:p><text:s text:c="3"/>9.74</text:p>
          </table:table-cell>
          <table:table-cell table:style-name="ce118" office:value-type="float" office:value="-40" calcext:value-type="float">
            <text:p>－ <text:s text:c="2"/>40</text:p>
          </table:table-cell>
          <table:table-cell table:style-name="ce126" office:value-type="float" office:value="-2.06" calcext:value-type="float">
            <text:p>－ <text:s/>2.06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13" office:value-type="float" office:value="7.63" calcext:value-type="float">
            <text:p><text:s text:c="3"/>7.63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13" office:value-type="float" office:value="1.7" calcext:value-type="float">
            <text:p><text:s text:c="3"/>1.70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643" calcext:value-type="float">
            <text:p>643</text:p>
          </table:table-cell>
          <table:table-cell table:style-name="ce135" office:value-type="float" office:value="79781" calcext:value-type="float">
            <text:p><text:s text:c="3"/>79,781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花 蓮 縣</text:p>
          </table:table-cell>
          <table:table-cell table:style-name="ce104" office:value-type="float" office:value="121833" calcext:value-type="float">
            <text:p><text:s text:c="3"/>121,833</text:p>
          </table:table-cell>
          <table:table-cell table:style-name="ce104" office:value-type="float" office:value="336838" calcext:value-type="float">
            <text:p><text:s text:c="3"/>336,838</text:p>
          </table:table-cell>
          <table:table-cell table:style-name="ce104" office:value-type="float" office:value="173205" calcext:value-type="float">
            <text:p><text:s text:c="3"/>173,205</text:p>
          </table:table-cell>
          <table:table-cell table:style-name="ce104" office:value-type="float" office:value="163633" calcext:value-type="float">
            <text:p><text:s text:c="3"/>163,633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34" calcext:value-type="float">
            <text:p>134</text:p>
          </table:table-cell>
          <table:table-cell table:style-name="ce113" office:value-type="float" office:value="9.93" calcext:value-type="float">
            <text:p><text:s text:c="3"/>9.93</text:p>
          </table:table-cell>
          <table:table-cell table:style-name="ce104" office:value-type="float" office:value="269" calcext:value-type="float">
            <text:p><text:s text:c="3"/>269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89" calcext:value-type="float">
            <text:p>89</text:p>
          </table:table-cell>
          <table:table-cell table:style-name="ce113" office:value-type="float" office:value="9.4" calcext:value-type="float">
            <text:p><text:s text:c="3"/>9.40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6" office:value-type="float" office:value="0.52" calcext:value-type="float">
            <text:p>0.52</text:p>
          </table:table-cell>
          <table:table-cell table:style-name="ce104" office:value-type="float" office:value="219" calcext:value-type="float">
            <text:p><text:s text:c="3"/>219</text:p>
          </table:table-cell>
          <table:table-cell table:style-name="ce113" office:value-type="float" office:value="7.66" calcext:value-type="float">
            <text:p><text:s text:c="3"/>7.66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13" office:value-type="float" office:value="2.55" calcext:value-type="float">
            <text:p><text:s text:c="3"/>2.55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1202" calcext:value-type="float">
            <text:p>1,202</text:p>
          </table:table-cell>
          <table:table-cell table:style-name="ce135" office:value-type="float" office:value="90920" calcext:value-type="float">
            <text:p><text:s text:c="3"/>90,920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澎 湖 縣</text:p>
          </table:table-cell>
          <table:table-cell table:style-name="ce104" office:value-type="float" office:value="35031" calcext:value-type="float">
            <text:p><text:s text:c="3"/>35,031</text:p>
          </table:table-cell>
          <table:table-cell table:style-name="ce104" office:value-type="float" office:value="97157" calcext:value-type="float">
            <text:p><text:s text:c="3"/>97,157</text:p>
          </table:table-cell>
          <table:table-cell table:style-name="ce104" office:value-type="float" office:value="49865" calcext:value-type="float">
            <text:p><text:s text:c="3"/>49,865</text:p>
          </table:table-cell>
          <table:table-cell table:style-name="ce104" office:value-type="float" office:value="47292" calcext:value-type="float">
            <text:p><text:s text:c="3"/>47,292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4" calcext:value-type="float">
            <text:p>44</text:p>
          </table:table-cell>
          <table:table-cell table:style-name="ce113" office:value-type="float" office:value="10.91" calcext:value-type="float">
            <text:p><text:s text:c="3"/>10.91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6" calcext:value-type="float">
            <text:p>26</text:p>
          </table:table-cell>
          <table:table-cell table:style-name="ce113" office:value-type="float" office:value="8.12" calcext:value-type="float">
            <text:p><text:s text:c="3"/>8.12</text:p>
          </table:table-cell>
          <table:table-cell table:style-name="ce117" office:value-type="float" office:value="23" calcext:value-type="float">
            <text:p><text:s text:c="3"/>23</text:p>
          </table:table-cell>
          <table:table-cell table:style-name="ce125" office:value-type="float" office:value="2.79" calcext:value-type="float">
            <text:p><text:s text:c="4"/>2.79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13" office:value-type="float" office:value="9.21" calcext:value-type="float">
            <text:p><text:s text:c="3"/>9.21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13" office:value-type="float" office:value="1.94" calcext:value-type="float">
            <text:p><text:s text:c="3"/>1.94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290" calcext:value-type="float">
            <text:p>290</text:p>
          </table:table-cell>
          <table:table-cell table:style-name="ce135" office:value-type="float" office:value="323" calcext:value-type="float">
            <text:p><text:s text:c="3"/>323</text:p>
          </table:table-cell>
          <table:table-cell table:number-columns-repeated="1002"/>
        </table:table-row>
        <table:table-row table:style-name="ro15">
          <table:table-cell table:style-name="ce97" office:value-type="string" calcext:value-type="string">
            <text:p>基 隆 市</text:p>
          </table:table-cell>
          <table:table-cell table:style-name="ce104" office:value-type="float" office:value="147971" calcext:value-type="float">
            <text:p><text:s text:c="3"/>147,971</text:p>
          </table:table-cell>
          <table:table-cell table:style-name="ce104" office:value-type="float" office:value="379927" calcext:value-type="float">
            <text:p><text:s text:c="3"/>379,927</text:p>
          </table:table-cell>
          <table:table-cell table:style-name="ce104" office:value-type="float" office:value="191367" calcext:value-type="float">
            <text:p><text:s text:c="3"/>191,367</text:p>
          </table:table-cell>
          <table:table-cell table:style-name="ce104" office:value-type="float" office:value="188560" calcext:value-type="float">
            <text:p><text:s text:c="3"/>188,560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72" calcext:value-type="float">
            <text:p>72</text:p>
          </table:table-cell>
          <table:table-cell table:style-name="ce113" office:value-type="float" office:value="4.96" calcext:value-type="float">
            <text:p><text:s text:c="3"/>4.96</text:p>
          </table:table-cell>
          <table:table-cell table:style-name="ce104" office:value-type="float" office:value="221" calcext:value-type="float">
            <text:p><text:s text:c="3"/>221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89" calcext:value-type="float">
            <text:p>89</text:p>
          </table:table-cell>
          <table:table-cell table:style-name="ce113" office:value-type="float" office:value="6.85" calcext:value-type="float">
            <text:p><text:s text:c="3"/>6.85</text:p>
          </table:table-cell>
          <table:table-cell table:style-name="ce118" office:value-type="float" office:value="-61" calcext:value-type="float">
            <text:p>－ <text:s text:c="2"/>61</text:p>
          </table:table-cell>
          <table:table-cell table:style-name="ce126" office:value-type="float" office:value="-1.89" calcext:value-type="float">
            <text:p>－ <text:s/>1.89</text:p>
          </table:table-cell>
          <table:table-cell table:style-name="ce104" office:value-type="float" office:value="257" calcext:value-type="float">
            <text:p><text:s text:c="3"/>257</text:p>
          </table:table-cell>
          <table:table-cell table:style-name="ce113" office:value-type="float" office:value="7.96" calcext:value-type="float">
            <text:p><text:s text:c="3"/>7.96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13" office:value-type="float" office:value="2.63" calcext:value-type="float">
            <text:p><text:s text:c="3"/>2.63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519" calcext:value-type="float">
            <text:p>1,519</text:p>
          </table:table-cell>
          <table:table-cell table:style-name="ce135" office:value-type="float" office:value="8718" calcext:value-type="float">
            <text:p><text:s text:c="3"/>8,718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新 竹 市</text:p>
          </table:table-cell>
          <table:table-cell table:style-name="ce104" office:value-type="float" office:value="145517" calcext:value-type="float">
            <text:p><text:s text:c="3"/>145,517</text:p>
          </table:table-cell>
          <table:table-cell table:style-name="ce104" office:value-type="float" office:value="420052" calcext:value-type="float">
            <text:p><text:s text:c="3"/>420,052</text:p>
          </table:table-cell>
          <table:table-cell table:style-name="ce104" office:value-type="float" office:value="208390" calcext:value-type="float">
            <text:p><text:s text:c="3"/>208,390</text:p>
          </table:table-cell>
          <table:table-cell table:style-name="ce104" office:value-type="float" office:value="211662" calcext:value-type="float">
            <text:p><text:s text:c="3"/>211,662</text:p>
          </table:table-cell>
          <table:table-cell table:style-name="ce104" office:value-type="float" office:value="542" calcext:value-type="float">
            <text:p><text:s text:c="3"/>542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58" calcext:value-type="float">
            <text:p>258</text:p>
          </table:table-cell>
          <table:table-cell table:style-name="ce113" office:value-type="float" office:value="15.2" calcext:value-type="float">
            <text:p><text:s text:c="3"/>15.20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77" calcext:value-type="float">
            <text:p>77</text:p>
          </table:table-cell>
          <table:table-cell table:style-name="ce113" office:value-type="float" office:value="5.58" calcext:value-type="float">
            <text:p><text:s text:c="3"/>5.58</text:p>
          </table:table-cell>
          <table:table-cell table:style-name="ce117" office:value-type="float" office:value="343" calcext:value-type="float">
            <text:p><text:s text:c="3"/>343</text:p>
          </table:table-cell>
          <table:table-cell table:style-name="ce125" office:value-type="float" office:value="9.62" calcext:value-type="float">
            <text:p><text:s text:c="4"/>9.62</text:p>
          </table:table-cell>
          <table:table-cell table:style-name="ce104" office:value-type="float" office:value="440" calcext:value-type="float">
            <text:p><text:s text:c="3"/>440</text:p>
          </table:table-cell>
          <table:table-cell table:style-name="ce113" office:value-type="float" office:value="12.34" calcext:value-type="float">
            <text:p><text:s text:c="3"/>12.34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13" office:value-type="float" office:value="1.99" calcext:value-type="float">
            <text:p><text:s text:c="3"/>1.99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412" calcext:value-type="float">
            <text:p>1,412</text:p>
          </table:table-cell>
          <table:table-cell table:style-name="ce135" office:value-type="float" office:value="3170" calcext:value-type="float">
            <text:p><text:s text:c="3"/>3,170</text:p>
          </table:table-cell>
          <table:table-cell table:number-columns-repeated="1002"/>
        </table:table-row>
        <table:table-row table:style-name="ro24">
          <table:table-cell table:style-name="ce97" office:value-type="string" calcext:value-type="string">
            <text:p>嘉 義 市</text:p>
          </table:table-cell>
          <table:table-cell table:style-name="ce104" office:value-type="float" office:value="96043" calcext:value-type="float">
            <text:p><text:s text:c="3"/>96,043</text:p>
          </table:table-cell>
          <table:table-cell table:style-name="ce104" office:value-type="float" office:value="271526" calcext:value-type="float">
            <text:p><text:s text:c="3"/>271,526</text:p>
          </table:table-cell>
          <table:table-cell table:style-name="ce104" office:value-type="float" office:value="133453" calcext:value-type="float">
            <text:p><text:s text:c="3"/>133,453</text:p>
          </table:table-cell>
          <table:table-cell table:style-name="ce104" office:value-type="float" office:value="138073" calcext:value-type="float">
            <text:p><text:s text:c="3"/>138,073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5" calcext:value-type="float">
            <text:p>75</text:p>
          </table:table-cell>
          <table:table-cell table:style-name="ce113" office:value-type="float" office:value="7.02" calcext:value-type="float">
            <text:p><text:s text:c="3"/>7.02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6" calcext:value-type="float">
            <text:p>66</text:p>
          </table:table-cell>
          <table:table-cell table:style-name="ce113" office:value-type="float" office:value="6.11" calcext:value-type="float">
            <text:p><text:s text:c="3"/>6.11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25" office:value-type="float" office:value="0.91" calcext:value-type="float">
            <text:p><text:s text:c="4"/>0.91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13" office:value-type="float" office:value="7.72" calcext:value-type="float">
            <text:p><text:s text:c="3"/>7.72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13" office:value-type="float" office:value="2.08" calcext:value-type="float">
            <text:p><text:s text:c="3"/>2.08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835" calcext:value-type="float">
            <text:p>835</text:p>
          </table:table-cell>
          <table:table-cell table:style-name="ce135" office:value-type="float" office:value="894" calcext:value-type="float">
            <text:p><text:s text:c="3"/>894</text:p>
          </table:table-cell>
          <table:table-cell table:number-columns-repeated="1002"/>
        </table:table-row>
        <table:table-row table:style-name="ro26">
          <table:table-cell table:style-name="ce95" office:value-type="string" calcext:value-type="string">
            <text:p>福 <text:s/>建 <text:s/>省</text:p>
          </table:table-cell>
          <table:table-cell table:style-name="ce105" office:value-type="float" office:value="36012" calcext:value-type="float">
            <text:p><text:s text:c="3"/>36,012</text:p>
          </table:table-cell>
          <table:table-cell table:style-name="ce105" office:value-type="float" office:value="113989" calcext:value-type="float">
            <text:p><text:s text:c="3"/>113,989</text:p>
          </table:table-cell>
          <table:table-cell table:style-name="ce105" office:value-type="float" office:value="58464" calcext:value-type="float">
            <text:p><text:s text:c="3"/>58,464</text:p>
          </table:table-cell>
          <table:table-cell table:style-name="ce105" office:value-type="float" office:value="55525" calcext:value-type="float">
            <text:p><text:s text:c="3"/>55,525</text:p>
          </table:table-cell>
          <table:table-cell table:style-name="ce105" office:value-type="float" office:value="115" calcext:value-type="float">
            <text:p><text:s text:c="3"/>11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9" calcext:value-type="float">
            <text:p>49</text:p>
          </table:table-cell>
          <table:table-cell table:style-name="ce111" office:value-type="float" office:value="11.91" calcext:value-type="float">
            <text:p><text:s text:c="3"/>11.91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8" calcext:value-type="float">
            <text:p>8</text:p>
          </table:table-cell>
          <table:table-cell table:style-name="ce111" office:value-type="float" office:value="3.11" calcext:value-type="float">
            <text:p><text:s text:c="3"/>3.11</text:p>
          </table:table-cell>
          <table:table-cell table:style-name="ce121" office:value-type="float" office:value="85" calcext:value-type="float">
            <text:p><text:s text:c="3"/>85</text:p>
          </table:table-cell>
          <table:table-cell table:style-name="ce123" office:value-type="float" office:value="8.8" calcext:value-type="float">
            <text:p><text:s text:c="4"/>8.80</text:p>
          </table:table-cell>
          <table:table-cell table:style-name="ce105" office:value-type="float" office:value="93" calcext:value-type="float">
            <text:p><text:s text:c="3"/>93</text:p>
          </table:table-cell>
          <table:table-cell table:style-name="ce111" office:value-type="float" office:value="9.63" calcext:value-type="float">
            <text:p><text:s text:c="3"/>9.63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1" office:value-type="float" office:value="1.45" calcext:value-type="float">
            <text:p><text:s text:c="3"/>1.45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296" calcext:value-type="float">
            <text:p>296</text:p>
          </table:table-cell>
          <table:table-cell table:style-name="ce136" office:value-type="float" office:value="677" calcext:value-type="float">
            <text:p><text:s text:c="3"/>677</text:p>
          </table:table-cell>
          <table:table-cell table:style-name="ce142" table:number-columns-repeated="1002"/>
        </table:table-row>
        <table:table-row table:style-name="ro5">
          <table:table-cell table:style-name="ce97" office:value-type="string" calcext:value-type="string">
            <text:p>金 門 縣</text:p>
          </table:table-cell>
          <table:table-cell table:style-name="ce106" office:value-type="float" office:value="33816" calcext:value-type="float">
            <text:p><text:s text:c="3"/>33,816</text:p>
          </table:table-cell>
          <table:table-cell table:style-name="ce104" office:value-type="float" office:value="103883" calcext:value-type="float">
            <text:p><text:s text:c="3"/>103,883</text:p>
          </table:table-cell>
          <table:table-cell table:style-name="ce104" office:value-type="float" office:value="52631" calcext:value-type="float">
            <text:p><text:s text:c="3"/>52,631</text:p>
          </table:table-cell>
          <table:table-cell table:style-name="ce104" office:value-type="float" office:value="51252" calcext:value-type="float">
            <text:p><text:s text:c="3"/>51,252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6" calcext:value-type="float">
            <text:p>46</text:p>
          </table:table-cell>
          <table:table-cell table:style-name="ce113" office:value-type="float" office:value="12.16" calcext:value-type="float">
            <text:p><text:s text:c="3"/>12.16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113" office:value-type="float" office:value="3.3" calcext:value-type="float">
            <text:p><text:s text:c="3"/>3.30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25" office:value-type="float" office:value="8.86" calcext:value-type="float">
            <text:p><text:s text:c="4"/>8.86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13" office:value-type="float" office:value="9.32" calcext:value-type="float">
            <text:p><text:s text:c="3"/>9.3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13" office:value-type="float" office:value="1.25" calcext:value-type="float">
            <text:p><text:s text:c="3"/>1.25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234" calcext:value-type="float">
            <text:p>234</text:p>
          </table:table-cell>
          <table:table-cell table:style-name="ce135" office:value-type="float" office:value="548" calcext:value-type="float">
            <text:p><text:s text:c="3"/>548</text:p>
          </table:table-cell>
          <table:table-cell table:number-columns-repeated="1002"/>
        </table:table-row>
        <table:table-row table:style-name="ro27">
          <table:table-cell table:style-name="ce97" office:value-type="string" calcext:value-type="string">
            <text:p>連 江 縣</text:p>
          </table:table-cell>
          <table:table-cell table:style-name="ce104" office:value-type="float" office:value="2196" calcext:value-type="float">
            <text:p><text:s text:c="3"/>2,196</text:p>
          </table:table-cell>
          <table:table-cell table:style-name="ce104" office:value-type="float" office:value="10106" calcext:value-type="float">
            <text:p><text:s text:c="3"/>10,106</text:p>
          </table:table-cell>
          <table:table-cell table:style-name="ce104" office:value-type="float" office:value="5833" calcext:value-type="float">
            <text:p><text:s text:c="3"/>5,833</text:p>
          </table:table-cell>
          <table:table-cell table:style-name="ce104" office:value-type="float" office:value="4273" calcext:value-type="float">
            <text:p><text:s text:c="3"/>4,27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113" office:value-type="float" office:value="9.32" calcext:value-type="float">
            <text:p><text:s text:c="3"/>9.3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—</text:p>
          </table:table-cell>
          <table:table-cell table:style-name="ce113" office:value-type="float" office:value="1.17" calcext:value-type="float">
            <text:p><text:s text:c="3"/>1.17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25" office:value-type="float" office:value="8.16" calcext:value-type="float">
            <text:p><text:s text:c="4"/>8.16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13" office:value-type="float" office:value="12.82" calcext:value-type="float">
            <text:p><text:s text:c="3"/>12.8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13" office:value-type="float" office:value="3.5" calcext:value-type="float">
            <text:p><text:s text:c="3"/>3.5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2" calcext:value-type="float">
            <text:p>62</text:p>
          </table:table-cell>
          <table:table-cell table:style-name="ce135" office:value-type="float" office:value="129" calcext:value-type="float">
            <text:p><text:s text:c="3"/>129</text:p>
          </table:table-cell>
          <table:table-cell table:number-columns-repeated="1002"/>
        </table:table-row>
        <table:table-row table:style-name="ro28">
          <table:table-cell table:style-name="ce98"/>
          <table:table-cell table:style-name="ce107" table:number-columns-repeated="7"/>
          <table:table-cell table:style-name="ce114"/>
          <table:table-cell table:style-name="ce107" table:number-columns-repeated="3"/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130"/>
          <table:table-cell table:style-name="ce131" table:number-columns-repeated="3"/>
          <table:table-cell table:style-name="ce137"/>
          <table:table-cell table:number-columns-repeated="1002"/>
        </table:table-row>
        <table:table-row table:style-name="ro10">
          <table:table-cell table:style-name="ce99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/>
          <table:table-cell table:style-name="ce70"/>
          <table:table-cell table:style-name="ce62" table:number-columns-repeated="2"/>
          <table:table-cell table:number-columns-repeated="3"/>
          <table:table-cell table:style-name="ce138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1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9">
          <table:table-cell table:style-name="ce99"/>
          <table:table-cell table:number-columns-repeated="17"/>
          <table:table-cell table:style-name="ce132" table:number-columns-repeated="3"/>
          <table:table-cell table:number-columns-repeated="1003"/>
        </table:table-row>
        <table:table-row table:style-name="ro29">
          <table:table-cell table:style-name="ce9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2" table:default-cell-style-name="ce155"/>
        <table:table-column table:style-name="co23" table:number-columns-repeated="9" table:default-cell-style-name="ce155"/>
        <table:table-column table:style-name="co24" table:default-cell-style-name="ce155"/>
        <table:table-column table:style-name="co25" table:number-columns-repeated="246" table:default-cell-style-name="ce155"/>
        <table:table-column table:style-name="co25" table:number-columns-repeated="767" table:default-cell-style-name="Default"/>
        <table:table-row table:style-name="ro30">
          <table:table-cell table:style-name="ce143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6"/>
          <table:table-cell table:number-columns-repeated="1014"/>
        </table:table-row>
        <table:table-row table:style-name="ro31">
          <table:table-cell table:style-name="ce144"/>
          <table:table-cell table:style-name="ce157" table:number-columns-repeated="3"/>
          <table:table-cell table:style-name="ce178" office:value-type="string" calcext:value-type="string">
            <text:p><text:s text:c="8"/>中華民國 100 年 12 月 底</text:p>
          </table:table-cell>
          <table:table-cell table:style-name="ce157" table:number-columns-repeated="3"/>
          <table:table-cell/>
          <table:table-cell table:style-name="ce181" office:value-type="string" calcext:value-type="string">
            <text:p>單位：人；％</text:p>
          </table:table-cell>
          <table:table-cell table:number-columns-repeated="1014"/>
        </table:table-row>
        <table:table-row table:style-name="ro32">
          <table:table-cell table:style-name="ce145" office:value-type="string" calcext:value-type="string" table:number-columns-spanned="1" table:number-rows-spanned="3">
            <text:p>區 域 別</text:p>
          </table:table-cell>
          <table:table-cell table:style-name="ce158" office:value-type="string" calcext:value-type="string" table:number-columns-spanned="1" table:number-rows-spanned="3">
            <text:p>總　　計</text:p>
          </table:table-cell>
          <table:table-cell table:style-name="ce168" office:value-type="string" calcext:value-type="string" table:number-columns-spanned="2" table:number-rows-spanned="2">
            <text:p>0 ～ 14歲</text:p>
          </table:table-cell>
          <table:covered-table-cell table:style-name="ce172"/>
          <table:table-cell table:style-name="ce168" office:value-type="string" calcext:value-type="string" table:number-columns-spanned="2" table:number-rows-spanned="2">
            <text:p>15 ～ 64歲</text:p>
          </table:table-cell>
          <table:covered-table-cell table:style-name="ce172"/>
          <table:table-cell table:style-name="ce168" office:value-type="string" calcext:value-type="string" table:number-columns-spanned="2" table:number-rows-spanned="2">
            <text:p>65歲以上</text:p>
          </table:table-cell>
          <table:covered-table-cell table:style-name="ce172"/>
          <table:table-cell table:style-name="ce179" office:value-type="string" calcext:value-type="string" table:number-columns-spanned="2" table:number-rows-spanned="2">
            <text:p>20歲以上</text:p>
          </table:table-cell>
          <table:covered-table-cell table:style-name="ce182"/>
          <table:table-cell table:style-name="ce191" table:number-columns-repeated="1014"/>
        </table:table-row>
        <table:table-row table:style-name="ro33">
          <table:covered-table-cell table:style-name="ce146"/>
          <table:covered-table-cell table:style-name="ce159"/>
          <table:covered-table-cell table:style-name="ce169"/>
          <table:covered-table-cell table:style-name="ce173"/>
          <table:covered-table-cell table:style-name="ce169"/>
          <table:covered-table-cell table:style-name="ce173"/>
          <table:covered-table-cell table:style-name="ce169"/>
          <table:covered-table-cell table:style-name="ce173"/>
          <table:covered-table-cell table:style-name="ce169"/>
          <table:covered-table-cell table:style-name="ce183"/>
          <table:table-cell table:style-name="ce191" table:number-columns-repeated="1014"/>
        </table:table-row>
        <table:table-row table:style-name="ro34">
          <table:covered-table-cell table:style-name="ce147"/>
          <table:covered-table-cell table:style-name="ce160"/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70" office:value-type="string" calcext:value-type="string">
            <text:p>％</text:p>
          </table:table-cell>
          <table:table-cell table:style-name="ce170" office:value-type="string" calcext:value-type="string">
            <text:p>實　數</text:p>
          </table:table-cell>
          <table:table-cell table:style-name="ce184" office:value-type="string" calcext:value-type="string">
            <text:p>％</text:p>
          </table:table-cell>
          <table:table-cell table:style-name="ce191" table:number-columns-repeated="1014"/>
        </table:table-row>
        <table:table-row table:style-name="ro22">
          <table:table-cell table:style-name="ce148" office:value-type="string" office:string-value="總        計" calcext:value-type="string">
            <text:p><text:s/>總 <text:s text:c="7"/>計 </text:p>
          </table:table-cell>
          <table:table-cell table:style-name="ce161" office:value-type="float" office:value="23224912" calcext:value-type="float">
            <text:p><text:s text:c="3"/>23,224,912</text:p>
          </table:table-cell>
          <table:table-cell table:style-name="ce171" office:value-type="float" office:value="3501790" calcext:value-type="float">
            <text:p><text:s text:c="3"/>3,501,790</text:p>
          </table:table-cell>
          <table:table-cell table:style-name="ce174" office:value-type="float" office:value="15.08" calcext:value-type="float">
            <text:p><text:s text:c="3"/>15.08</text:p>
          </table:table-cell>
          <table:table-cell table:style-name="ce171" office:value-type="float" office:value="17194873" calcext:value-type="float">
            <text:p><text:s text:c="3"/>17,194,873</text:p>
          </table:table-cell>
          <table:table-cell table:style-name="ce174" office:value-type="float" office:value="74.04" calcext:value-type="float">
            <text:p><text:s text:c="3"/>74.04</text:p>
          </table:table-cell>
          <table:table-cell table:style-name="ce171" office:value-type="float" office:value="2528249" calcext:value-type="float">
            <text:p><text:s text:c="3"/>2,528,249</text:p>
          </table:table-cell>
          <table:table-cell table:style-name="ce174" office:value-type="float" office:value="10.89" calcext:value-type="float">
            <text:p><text:s text:c="3"/>10.89</text:p>
          </table:table-cell>
          <table:table-cell table:style-name="ce171" office:value-type="float" office:value="18110885" calcext:value-type="float">
            <text:p><text:s text:c="3"/>18,110,885</text:p>
          </table:table-cell>
          <table:table-cell table:style-name="ce185" office:value-type="float" office:value="77.98" calcext:value-type="float">
            <text:p><text:s text:c="3"/>77.98</text:p>
          </table:table-cell>
          <table:table-cell table:style-name="ce192"/>
          <table:table-cell table:style-name="ce193" table:number-columns-repeated="1013"/>
        </table:table-row>
        <table:table-row table:style-name="ro19">
          <table:table-cell table:style-name="ce149" office:value-type="string" calcext:value-type="string">
            <text:p>新 <text:s/>北 <text:s/>市</text:p>
          </table:table-cell>
          <table:table-cell table:style-name="ce162" office:value-type="float" office:value="3916451" calcext:value-type="float">
            <text:p><text:s text:c="3"/>3,916,451</text:p>
          </table:table-cell>
          <table:table-cell table:style-name="ce162" office:value-type="float" office:value="566884" calcext:value-type="float">
            <text:p><text:s text:c="3"/>566,884</text:p>
          </table:table-cell>
          <table:table-cell table:style-name="ce175" office:value-type="float" office:value="14.47" calcext:value-type="float">
            <text:p><text:s text:c="3"/>14.47</text:p>
          </table:table-cell>
          <table:table-cell table:style-name="ce162" office:value-type="float" office:value="3015088" calcext:value-type="float">
            <text:p><text:s text:c="3"/>3,015,088</text:p>
          </table:table-cell>
          <table:table-cell table:style-name="ce175" office:value-type="float" office:value="76.99" calcext:value-type="float">
            <text:p><text:s text:c="3"/>76.99</text:p>
          </table:table-cell>
          <table:table-cell table:style-name="ce162" office:value-type="float" office:value="334479" calcext:value-type="float">
            <text:p><text:s text:c="3"/>334,479</text:p>
          </table:table-cell>
          <table:table-cell table:style-name="ce175" office:value-type="float" office:value="8.54" calcext:value-type="float">
            <text:p><text:s text:c="3"/>8.54</text:p>
          </table:table-cell>
          <table:table-cell table:style-name="ce162" office:value-type="float" office:value="3079826" calcext:value-type="float">
            <text:p><text:s text:c="3"/>3,079,826</text:p>
          </table:table-cell>
          <table:table-cell table:style-name="ce186" office:value-type="float" office:value="78.64" calcext:value-type="float">
            <text:p><text:s text:c="3"/>78.64</text:p>
          </table:table-cell>
          <table:table-cell table:style-name="ce191" table:number-columns-repeated="1014"/>
        </table:table-row>
        <table:table-row table:style-name="ro35">
          <table:table-cell table:style-name="ce150" office:value-type="string" calcext:value-type="string">
            <text:p>臺 北 市</text:p>
          </table:table-cell>
          <table:table-cell table:style-name="ce162" office:value-type="float" office:value="2650968" calcext:value-type="float">
            <text:p><text:s text:c="3"/>2,650,968</text:p>
          </table:table-cell>
          <table:table-cell table:style-name="ce162" office:value-type="float" office:value="382966" calcext:value-type="float">
            <text:p><text:s text:c="3"/>382,966</text:p>
          </table:table-cell>
          <table:table-cell table:style-name="ce175" office:value-type="float" office:value="14.45" calcext:value-type="float">
            <text:p><text:s text:c="3"/>14.45</text:p>
          </table:table-cell>
          <table:table-cell table:style-name="ce162" office:value-type="float" office:value="1929803" calcext:value-type="float">
            <text:p><text:s text:c="3"/>1,929,803</text:p>
          </table:table-cell>
          <table:table-cell table:style-name="ce175" office:value-type="float" office:value="72.8" calcext:value-type="float">
            <text:p><text:s text:c="3"/>72.80</text:p>
          </table:table-cell>
          <table:table-cell table:style-name="ce162" office:value-type="float" office:value="338199" calcext:value-type="float">
            <text:p><text:s text:c="3"/>338,199</text:p>
          </table:table-cell>
          <table:table-cell table:style-name="ce175" office:value-type="float" office:value="12.76" calcext:value-type="float">
            <text:p><text:s text:c="3"/>12.76</text:p>
          </table:table-cell>
          <table:table-cell table:style-name="ce162" office:value-type="float" office:value="2108518" calcext:value-type="float">
            <text:p><text:s text:c="3"/>2,108,518</text:p>
          </table:table-cell>
          <table:table-cell table:style-name="ce186" office:value-type="float" office:value="79.54" calcext:value-type="float">
            <text:p><text:s text:c="3"/>79.54</text:p>
          </table:table-cell>
          <table:table-cell table:style-name="ce191" table:number-columns-repeated="1014"/>
        </table:table-row>
        <table:table-row table:style-name="ro35">
          <table:table-cell table:style-name="ce149" office:value-type="string" calcext:value-type="string">
            <text:p>臺 <text:s/>中 <text:s/>市</text:p>
          </table:table-cell>
          <table:table-cell table:style-name="ce162" office:value-type="float" office:value="2664394" calcext:value-type="float">
            <text:p><text:s text:c="3"/>2,664,394</text:p>
          </table:table-cell>
          <table:table-cell table:style-name="ce162" office:value-type="float" office:value="441335" calcext:value-type="float">
            <text:p><text:s text:c="3"/>441,335</text:p>
          </table:table-cell>
          <table:table-cell table:style-name="ce175" office:value-type="float" office:value="16.56" calcext:value-type="float">
            <text:p><text:s text:c="3"/>16.56</text:p>
          </table:table-cell>
          <table:table-cell table:style-name="ce162" office:value-type="float" office:value="1987907" calcext:value-type="float">
            <text:p><text:s text:c="3"/>1,987,907</text:p>
          </table:table-cell>
          <table:table-cell table:style-name="ce175" office:value-type="float" office:value="74.61" calcext:value-type="float">
            <text:p><text:s text:c="3"/>74.61</text:p>
          </table:table-cell>
          <table:table-cell table:style-name="ce162" office:value-type="float" office:value="235152" calcext:value-type="float">
            <text:p><text:s text:c="3"/>235,152</text:p>
          </table:table-cell>
          <table:table-cell table:style-name="ce175" office:value-type="float" office:value="8.83" calcext:value-type="float">
            <text:p><text:s text:c="3"/>8.83</text:p>
          </table:table-cell>
          <table:table-cell table:style-name="ce162" office:value-type="float" office:value="2020633" calcext:value-type="float">
            <text:p><text:s text:c="3"/>2,020,633</text:p>
          </table:table-cell>
          <table:table-cell table:style-name="ce186" office:value-type="float" office:value="75.84" calcext:value-type="float">
            <text:p><text:s text:c="3"/>75.84</text:p>
          </table:table-cell>
          <table:table-cell table:style-name="ce191" table:number-columns-repeated="1014"/>
        </table:table-row>
        <table:table-row table:style-name="ro35">
          <table:table-cell table:style-name="ce149" office:value-type="string" calcext:value-type="string">
            <text:p>臺 <text:s/>南 <text:s/>市</text:p>
          </table:table-cell>
          <table:table-cell table:style-name="ce162" office:value-type="float" office:value="1876960" calcext:value-type="float">
            <text:p><text:s text:c="3"/>1,876,960</text:p>
          </table:table-cell>
          <table:table-cell table:style-name="ce162" office:value-type="float" office:value="264466" calcext:value-type="float">
            <text:p><text:s text:c="3"/>264,466</text:p>
          </table:table-cell>
          <table:table-cell table:style-name="ce175" office:value-type="float" office:value="14.09" calcext:value-type="float">
            <text:p><text:s text:c="3"/>14.09</text:p>
          </table:table-cell>
          <table:table-cell table:style-name="ce162" office:value-type="float" office:value="1393801" calcext:value-type="float">
            <text:p><text:s text:c="3"/>1,393,801</text:p>
          </table:table-cell>
          <table:table-cell table:style-name="ce175" office:value-type="float" office:value="74.26" calcext:value-type="float">
            <text:p><text:s text:c="3"/>74.26</text:p>
          </table:table-cell>
          <table:table-cell table:style-name="ce162" office:value-type="float" office:value="218693" calcext:value-type="float">
            <text:p><text:s text:c="3"/>218,693</text:p>
          </table:table-cell>
          <table:table-cell table:style-name="ce175" office:value-type="float" office:value="11.65" calcext:value-type="float">
            <text:p><text:s text:c="3"/>11.65</text:p>
          </table:table-cell>
          <table:table-cell table:style-name="ce162" office:value-type="float" office:value="1486412" calcext:value-type="float">
            <text:p><text:s text:c="3"/>1,486,412</text:p>
          </table:table-cell>
          <table:table-cell table:style-name="ce186" office:value-type="float" office:value="79.19" calcext:value-type="float">
            <text:p><text:s text:c="3"/>79.19</text:p>
          </table:table-cell>
          <table:table-cell table:style-name="ce191" table:number-columns-repeated="1014"/>
        </table:table-row>
        <table:table-row table:style-name="ro35">
          <table:table-cell table:style-name="ce149" office:value-type="string" calcext:value-type="string">
            <text:p>高 <text:s/>雄 <text:s/>市</text:p>
          </table:table-cell>
          <table:table-cell table:style-name="ce162" office:value-type="float" office:value="2774470" calcext:value-type="float">
            <text:p><text:s text:c="3"/>2,774,470</text:p>
          </table:table-cell>
          <table:table-cell table:style-name="ce162" office:value-type="float" office:value="393170" calcext:value-type="float">
            <text:p><text:s text:c="3"/>393,170</text:p>
          </table:table-cell>
          <table:table-cell table:style-name="ce175" office:value-type="float" office:value="14.17" calcext:value-type="float">
            <text:p><text:s text:c="3"/>14.17</text:p>
          </table:table-cell>
          <table:table-cell table:style-name="ce162" office:value-type="float" office:value="2089848" calcext:value-type="float">
            <text:p><text:s text:c="3"/>2,089,848</text:p>
          </table:table-cell>
          <table:table-cell table:style-name="ce175" office:value-type="float" office:value="75.32" calcext:value-type="float">
            <text:p><text:s text:c="3"/>75.32</text:p>
          </table:table-cell>
          <table:table-cell table:style-name="ce162" office:value-type="float" office:value="291452" calcext:value-type="float">
            <text:p><text:s text:c="3"/>291,452</text:p>
          </table:table-cell>
          <table:table-cell table:style-name="ce175" office:value-type="float" office:value="10.5" calcext:value-type="float">
            <text:p><text:s text:c="3"/>10.50</text:p>
          </table:table-cell>
          <table:table-cell table:style-name="ce162" office:value-type="float" office:value="2194288" calcext:value-type="float">
            <text:p><text:s text:c="3"/>2,194,288</text:p>
          </table:table-cell>
          <table:table-cell table:style-name="ce186" office:value-type="float" office:value="79.09" calcext:value-type="float">
            <text:p><text:s text:c="3"/>79.09</text:p>
          </table:table-cell>
          <table:table-cell table:style-name="ce191" table:number-columns-repeated="1014"/>
        </table:table-row>
        <table:table-row table:style-name="ro23">
          <table:table-cell table:style-name="ce149" office:value-type="string" calcext:value-type="string">
            <text:p><text:s/>臺 <text:s/>灣 <text:s/>省 </text:p>
          </table:table-cell>
          <table:table-cell table:style-name="ce162" office:value-type="float" office:value="9227680" calcext:value-type="float">
            <text:p><text:s text:c="3"/>9,227,680</text:p>
          </table:table-cell>
          <table:table-cell table:style-name="ce162" office:value-type="float" office:value="1438627" calcext:value-type="float">
            <text:p><text:s text:c="3"/>1,438,627</text:p>
          </table:table-cell>
          <table:table-cell table:style-name="ce175" office:value-type="float" office:value="15.59" calcext:value-type="float">
            <text:p><text:s text:c="3"/>15.59</text:p>
          </table:table-cell>
          <table:table-cell table:style-name="ce162" office:value-type="float" office:value="6692138" calcext:value-type="float">
            <text:p><text:s text:c="3"/>6,692,138</text:p>
          </table:table-cell>
          <table:table-cell table:style-name="ce175" office:value-type="float" office:value="72.52" calcext:value-type="float">
            <text:p><text:s text:c="3"/>72.52</text:p>
          </table:table-cell>
          <table:table-cell table:style-name="ce162" office:value-type="float" office:value="1096915" calcext:value-type="float">
            <text:p><text:s text:c="3"/>1,096,915</text:p>
          </table:table-cell>
          <table:table-cell table:style-name="ce175" office:value-type="float" office:value="11.89" calcext:value-type="float">
            <text:p><text:s text:c="3"/>11.89</text:p>
          </table:table-cell>
          <table:table-cell table:style-name="ce162" office:value-type="float" office:value="7129169" calcext:value-type="float">
            <text:p><text:s text:c="3"/>7,129,169</text:p>
          </table:table-cell>
          <table:table-cell table:style-name="ce186" office:value-type="float" office:value="77.26" calcext:value-type="float">
            <text:p><text:s text:c="3"/>77.26</text:p>
          </table:table-cell>
          <table:table-cell table:style-name="ce191" table:number-columns-repeated="1014"/>
        </table:table-row>
        <table:table-row table:style-name="ro19">
          <table:table-cell table:style-name="ce151" office:value-type="string" calcext:value-type="string">
            <text:p>宜 蘭 縣</text:p>
          </table:table-cell>
          <table:table-cell table:style-name="ce163" office:value-type="float" office:value="459061" calcext:value-type="float">
            <text:p><text:s text:c="3"/>459,061</text:p>
          </table:table-cell>
          <table:table-cell table:style-name="ce163" office:value-type="float" office:value="66899" calcext:value-type="float">
            <text:p><text:s text:c="3"/>66,899</text:p>
          </table:table-cell>
          <table:table-cell table:style-name="ce176" office:value-type="float" office:value="14.57" calcext:value-type="float">
            <text:p><text:s text:c="3"/>14.57</text:p>
          </table:table-cell>
          <table:table-cell table:style-name="ce163" office:value-type="float" office:value="331496" calcext:value-type="float">
            <text:p><text:s text:c="3"/>331,496</text:p>
          </table:table-cell>
          <table:table-cell table:style-name="ce176" office:value-type="float" office:value="72.21" calcext:value-type="float">
            <text:p><text:s text:c="3"/>72.21</text:p>
          </table:table-cell>
          <table:table-cell table:style-name="ce163" office:value-type="float" office:value="60666" calcext:value-type="float">
            <text:p><text:s text:c="3"/>60,666</text:p>
          </table:table-cell>
          <table:table-cell table:style-name="ce176" office:value-type="float" office:value="13.22" calcext:value-type="float">
            <text:p><text:s text:c="3"/>13.22</text:p>
          </table:table-cell>
          <table:table-cell table:style-name="ce163" office:value-type="float" office:value="358359" calcext:value-type="float">
            <text:p><text:s text:c="3"/>358,359</text:p>
          </table:table-cell>
          <table:table-cell table:style-name="ce187" office:value-type="float" office:value="78.06" calcext:value-type="float">
            <text:p><text:s text:c="3"/>78.06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桃 園 縣</text:p>
          </table:table-cell>
          <table:table-cell table:style-name="ce163" office:value-type="float" office:value="2013305" calcext:value-type="float">
            <text:p><text:s text:c="3"/>2,013,305</text:p>
          </table:table-cell>
          <table:table-cell table:style-name="ce163" office:value-type="float" office:value="350658" calcext:value-type="float">
            <text:p><text:s text:c="3"/>350,658</text:p>
          </table:table-cell>
          <table:table-cell table:style-name="ce176" office:value-type="float" office:value="17.42" calcext:value-type="float">
            <text:p><text:s text:c="3"/>17.42</text:p>
          </table:table-cell>
          <table:table-cell table:style-name="ce163" office:value-type="float" office:value="1494077" calcext:value-type="float">
            <text:p><text:s text:c="3"/>1,494,077</text:p>
          </table:table-cell>
          <table:table-cell table:style-name="ce176" office:value-type="float" office:value="74.21" calcext:value-type="float">
            <text:p><text:s text:c="3"/>74.21</text:p>
          </table:table-cell>
          <table:table-cell table:style-name="ce163" office:value-type="float" office:value="168570" calcext:value-type="float">
            <text:p><text:s text:c="3"/>168,570</text:p>
          </table:table-cell>
          <table:table-cell table:style-name="ce176" office:value-type="float" office:value="8.37" calcext:value-type="float">
            <text:p><text:s text:c="3"/>8.37</text:p>
          </table:table-cell>
          <table:table-cell table:style-name="ce163" office:value-type="float" office:value="1508372" calcext:value-type="float">
            <text:p><text:s text:c="3"/>1,508,372</text:p>
          </table:table-cell>
          <table:table-cell table:style-name="ce187" office:value-type="float" office:value="74.92" calcext:value-type="float">
            <text:p><text:s text:c="3"/>74.92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新 竹 縣</text:p>
          </table:table-cell>
          <table:table-cell table:style-name="ce163" office:value-type="float" office:value="517641" calcext:value-type="float">
            <text:p><text:s text:c="3"/>517,641</text:p>
          </table:table-cell>
          <table:table-cell table:style-name="ce163" office:value-type="float" office:value="94956" calcext:value-type="float">
            <text:p><text:s text:c="3"/>94,956</text:p>
          </table:table-cell>
          <table:table-cell table:style-name="ce176" office:value-type="float" office:value="18.34" calcext:value-type="float">
            <text:p><text:s text:c="3"/>18.34</text:p>
          </table:table-cell>
          <table:table-cell table:style-name="ce163" office:value-type="float" office:value="365330" calcext:value-type="float">
            <text:p><text:s text:c="3"/>365,330</text:p>
          </table:table-cell>
          <table:table-cell table:style-name="ce176" office:value-type="float" office:value="70.58" calcext:value-type="float">
            <text:p><text:s text:c="3"/>70.58</text:p>
          </table:table-cell>
          <table:table-cell table:style-name="ce163" office:value-type="float" office:value="57355" calcext:value-type="float">
            <text:p><text:s text:c="3"/>57,355</text:p>
          </table:table-cell>
          <table:table-cell table:style-name="ce176" office:value-type="float" office:value="11.08" calcext:value-type="float">
            <text:p><text:s text:c="3"/>11.08</text:p>
          </table:table-cell>
          <table:table-cell table:style-name="ce163" office:value-type="float" office:value="384786" calcext:value-type="float">
            <text:p><text:s text:c="3"/>384,786</text:p>
          </table:table-cell>
          <table:table-cell table:style-name="ce187" office:value-type="float" office:value="74.33" calcext:value-type="float">
            <text:p><text:s text:c="3"/>74.33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苗 栗 縣</text:p>
          </table:table-cell>
          <table:table-cell table:style-name="ce163" office:value-type="float" office:value="562010" calcext:value-type="float">
            <text:p><text:s text:c="3"/>562,010</text:p>
          </table:table-cell>
          <table:table-cell table:style-name="ce163" office:value-type="float" office:value="85278" calcext:value-type="float">
            <text:p><text:s text:c="3"/>85,278</text:p>
          </table:table-cell>
          <table:table-cell table:style-name="ce176" office:value-type="float" office:value="15.17" calcext:value-type="float">
            <text:p><text:s text:c="3"/>15.17</text:p>
          </table:table-cell>
          <table:table-cell table:style-name="ce163" office:value-type="float" office:value="401259" calcext:value-type="float">
            <text:p><text:s text:c="3"/>401,259</text:p>
          </table:table-cell>
          <table:table-cell table:style-name="ce176" office:value-type="float" office:value="71.4" calcext:value-type="float">
            <text:p><text:s text:c="3"/>71.40</text:p>
          </table:table-cell>
          <table:table-cell table:style-name="ce163" office:value-type="float" office:value="75473" calcext:value-type="float">
            <text:p><text:s text:c="3"/>75,473</text:p>
          </table:table-cell>
          <table:table-cell table:style-name="ce176" office:value-type="float" office:value="13.43" calcext:value-type="float">
            <text:p><text:s text:c="3"/>13.43</text:p>
          </table:table-cell>
          <table:table-cell table:style-name="ce163" office:value-type="float" office:value="436763" calcext:value-type="float">
            <text:p><text:s text:c="3"/>436,763</text:p>
          </table:table-cell>
          <table:table-cell table:style-name="ce187" office:value-type="float" office:value="77.71" calcext:value-type="float">
            <text:p><text:s text:c="3"/>77.71</text:p>
          </table:table-cell>
          <table:table-cell table:style-name="ce191" table:number-columns-repeated="1014"/>
        </table:table-row>
        <table:table-row table:style-name="ro36">
          <table:table-cell table:style-name="ce151" office:value-type="string" calcext:value-type="string">
            <text:p>彰 化 縣</text:p>
          </table:table-cell>
          <table:table-cell table:style-name="ce163" office:value-type="float" office:value="1303039" calcext:value-type="float">
            <text:p><text:s text:c="3"/>1,303,039</text:p>
          </table:table-cell>
          <table:table-cell table:style-name="ce163" office:value-type="float" office:value="204235" calcext:value-type="float">
            <text:p><text:s text:c="3"/>204,235</text:p>
          </table:table-cell>
          <table:table-cell table:style-name="ce176" office:value-type="float" office:value="15.67" calcext:value-type="float">
            <text:p><text:s text:c="3"/>15.67</text:p>
          </table:table-cell>
          <table:table-cell table:style-name="ce163" office:value-type="float" office:value="939650" calcext:value-type="float">
            <text:p><text:s text:c="3"/>939,650</text:p>
          </table:table-cell>
          <table:table-cell table:style-name="ce176" office:value-type="float" office:value="72.11" calcext:value-type="float">
            <text:p><text:s text:c="3"/>72.11</text:p>
          </table:table-cell>
          <table:table-cell table:style-name="ce163" office:value-type="float" office:value="159154" calcext:value-type="float">
            <text:p><text:s text:c="3"/>159,154</text:p>
          </table:table-cell>
          <table:table-cell table:style-name="ce176" office:value-type="float" office:value="12.21" calcext:value-type="float">
            <text:p><text:s text:c="3"/>12.21</text:p>
          </table:table-cell>
          <table:table-cell table:style-name="ce163" office:value-type="float" office:value="1006266" calcext:value-type="float">
            <text:p><text:s text:c="3"/>1,006,266</text:p>
          </table:table-cell>
          <table:table-cell table:style-name="ce187" office:value-type="float" office:value="77.22" calcext:value-type="float">
            <text:p><text:s text:c="3"/>77.22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南 投 縣</text:p>
          </table:table-cell>
          <table:table-cell table:style-name="ce163" office:value-type="float" office:value="522807" calcext:value-type="float">
            <text:p><text:s text:c="3"/>522,807</text:p>
          </table:table-cell>
          <table:table-cell table:style-name="ce163" office:value-type="float" office:value="73780" calcext:value-type="float">
            <text:p><text:s text:c="3"/>73,780</text:p>
          </table:table-cell>
          <table:table-cell table:style-name="ce176" office:value-type="float" office:value="14.11" calcext:value-type="float">
            <text:p><text:s text:c="3"/>14.11</text:p>
          </table:table-cell>
          <table:table-cell table:style-name="ce163" office:value-type="float" office:value="377182" calcext:value-type="float">
            <text:p><text:s text:c="3"/>377,182</text:p>
          </table:table-cell>
          <table:table-cell table:style-name="ce176" office:value-type="float" office:value="72.15" calcext:value-type="float">
            <text:p><text:s text:c="3"/>72.15</text:p>
          </table:table-cell>
          <table:table-cell table:style-name="ce163" office:value-type="float" office:value="71845" calcext:value-type="float">
            <text:p><text:s text:c="3"/>71,845</text:p>
          </table:table-cell>
          <table:table-cell table:style-name="ce176" office:value-type="float" office:value="13.74" calcext:value-type="float">
            <text:p><text:s text:c="3"/>13.74</text:p>
          </table:table-cell>
          <table:table-cell table:style-name="ce163" office:value-type="float" office:value="411847" calcext:value-type="float">
            <text:p><text:s text:c="3"/>411,847</text:p>
          </table:table-cell>
          <table:table-cell table:style-name="ce187" office:value-type="float" office:value="78.78" calcext:value-type="float">
            <text:p><text:s text:c="3"/>78.78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雲 林 縣</text:p>
          </table:table-cell>
          <table:table-cell table:style-name="ce163" office:value-type="float" office:value="713556" calcext:value-type="float">
            <text:p><text:s text:c="3"/>713,556</text:p>
          </table:table-cell>
          <table:table-cell table:style-name="ce163" office:value-type="float" office:value="104065" calcext:value-type="float">
            <text:p><text:s text:c="3"/>104,065</text:p>
          </table:table-cell>
          <table:table-cell table:style-name="ce176" office:value-type="float" office:value="14.58" calcext:value-type="float">
            <text:p><text:s text:c="3"/>14.58</text:p>
          </table:table-cell>
          <table:table-cell table:style-name="ce163" office:value-type="float" office:value="500477" calcext:value-type="float">
            <text:p><text:s text:c="3"/>500,477</text:p>
          </table:table-cell>
          <table:table-cell table:style-name="ce176" office:value-type="float" office:value="70.14" calcext:value-type="float">
            <text:p><text:s text:c="3"/>70.14</text:p>
          </table:table-cell>
          <table:table-cell table:style-name="ce163" office:value-type="float" office:value="109014" calcext:value-type="float">
            <text:p><text:s text:c="3"/>109,014</text:p>
          </table:table-cell>
          <table:table-cell table:style-name="ce176" office:value-type="float" office:value="15.28" calcext:value-type="float">
            <text:p><text:s text:c="3"/>15.28</text:p>
          </table:table-cell>
          <table:table-cell table:style-name="ce163" office:value-type="float" office:value="563481" calcext:value-type="float">
            <text:p><text:s text:c="3"/>563,481</text:p>
          </table:table-cell>
          <table:table-cell table:style-name="ce187" office:value-type="float" office:value="78.97" calcext:value-type="float">
            <text:p><text:s text:c="3"/>78.97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嘉 義 縣</text:p>
          </table:table-cell>
          <table:table-cell table:style-name="ce163" office:value-type="float" office:value="537942" calcext:value-type="float">
            <text:p><text:s text:c="3"/>537,942</text:p>
          </table:table-cell>
          <table:table-cell table:style-name="ce163" office:value-type="float" office:value="71170" calcext:value-type="float">
            <text:p><text:s text:c="3"/>71,170</text:p>
          </table:table-cell>
          <table:table-cell table:style-name="ce176" office:value-type="float" office:value="13.23" calcext:value-type="float">
            <text:p><text:s text:c="3"/>13.23</text:p>
          </table:table-cell>
          <table:table-cell table:style-name="ce163" office:value-type="float" office:value="381838" calcext:value-type="float">
            <text:p><text:s text:c="3"/>381,838</text:p>
          </table:table-cell>
          <table:table-cell table:style-name="ce176" office:value-type="float" office:value="70.98" calcext:value-type="float">
            <text:p><text:s text:c="3"/>70.98</text:p>
          </table:table-cell>
          <table:table-cell table:style-name="ce163" office:value-type="float" office:value="84934" calcext:value-type="float">
            <text:p><text:s text:c="3"/>84,934</text:p>
          </table:table-cell>
          <table:table-cell table:style-name="ce176" office:value-type="float" office:value="15.79" calcext:value-type="float">
            <text:p><text:s text:c="3"/>15.79</text:p>
          </table:table-cell>
          <table:table-cell table:style-name="ce163" office:value-type="float" office:value="432045" calcext:value-type="float">
            <text:p><text:s text:c="3"/>432,045</text:p>
          </table:table-cell>
          <table:table-cell table:style-name="ce187" office:value-type="float" office:value="80.31" calcext:value-type="float">
            <text:p><text:s text:c="3"/>80.31</text:p>
          </table:table-cell>
          <table:table-cell table:style-name="ce191" table:number-columns-repeated="1014"/>
        </table:table-row>
        <table:table-row table:style-name="ro36">
          <table:table-cell table:style-name="ce151" office:value-type="string" calcext:value-type="string">
            <text:p>屏 東 縣</text:p>
          </table:table-cell>
          <table:table-cell table:style-name="ce163" office:value-type="float" office:value="864529" calcext:value-type="float">
            <text:p><text:s text:c="3"/>864,529</text:p>
          </table:table-cell>
          <table:table-cell table:style-name="ce163" office:value-type="float" office:value="118364" calcext:value-type="float">
            <text:p><text:s text:c="3"/>118,364</text:p>
          </table:table-cell>
          <table:table-cell table:style-name="ce176" office:value-type="float" office:value="13.69" calcext:value-type="float">
            <text:p><text:s text:c="3"/>13.69</text:p>
          </table:table-cell>
          <table:table-cell table:style-name="ce163" office:value-type="float" office:value="635626" calcext:value-type="float">
            <text:p><text:s text:c="3"/>635,626</text:p>
          </table:table-cell>
          <table:table-cell table:style-name="ce176" office:value-type="float" office:value="73.52" calcext:value-type="float">
            <text:p><text:s text:c="3"/>73.52</text:p>
          </table:table-cell>
          <table:table-cell table:style-name="ce163" office:value-type="float" office:value="110539" calcext:value-type="float">
            <text:p><text:s text:c="3"/>110,539</text:p>
          </table:table-cell>
          <table:table-cell table:style-name="ce176" office:value-type="float" office:value="12.79" calcext:value-type="float">
            <text:p><text:s text:c="3"/>12.79</text:p>
          </table:table-cell>
          <table:table-cell table:style-name="ce163" office:value-type="float" office:value="685177" calcext:value-type="float">
            <text:p><text:s text:c="3"/>685,177</text:p>
          </table:table-cell>
          <table:table-cell table:style-name="ce187" office:value-type="float" office:value="79.25" calcext:value-type="float">
            <text:p><text:s text:c="3"/>79.25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臺 東 縣</text:p>
          </table:table-cell>
          <table:table-cell table:style-name="ce163" office:value-type="float" office:value="228290" calcext:value-type="float">
            <text:p><text:s text:c="3"/>228,290</text:p>
          </table:table-cell>
          <table:table-cell table:style-name="ce163" office:value-type="float" office:value="33547" calcext:value-type="float">
            <text:p><text:s text:c="3"/>33,547</text:p>
          </table:table-cell>
          <table:table-cell table:style-name="ce176" office:value-type="float" office:value="14.69" calcext:value-type="float">
            <text:p><text:s text:c="3"/>14.69</text:p>
          </table:table-cell>
          <table:table-cell table:style-name="ce163" office:value-type="float" office:value="164689" calcext:value-type="float">
            <text:p><text:s text:c="3"/>164,689</text:p>
          </table:table-cell>
          <table:table-cell table:style-name="ce176" office:value-type="float" office:value="72.14" calcext:value-type="float">
            <text:p><text:s text:c="3"/>72.14</text:p>
          </table:table-cell>
          <table:table-cell table:style-name="ce163" office:value-type="float" office:value="30054" calcext:value-type="float">
            <text:p><text:s text:c="3"/>30,054</text:p>
          </table:table-cell>
          <table:table-cell table:style-name="ce176" office:value-type="float" office:value="13.16" calcext:value-type="float">
            <text:p><text:s text:c="3"/>13.16</text:p>
          </table:table-cell>
          <table:table-cell table:style-name="ce163" office:value-type="float" office:value="179102" calcext:value-type="float">
            <text:p><text:s text:c="3"/>179,102</text:p>
          </table:table-cell>
          <table:table-cell table:style-name="ce187" office:value-type="float" office:value="78.45" calcext:value-type="float">
            <text:p><text:s text:c="3"/>78.45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花 蓮 縣</text:p>
          </table:table-cell>
          <table:table-cell table:style-name="ce163" office:value-type="float" office:value="336838" calcext:value-type="float">
            <text:p><text:s text:c="3"/>336,838</text:p>
          </table:table-cell>
          <table:table-cell table:style-name="ce163" office:value-type="float" office:value="48465" calcext:value-type="float">
            <text:p><text:s text:c="3"/>48,465</text:p>
          </table:table-cell>
          <table:table-cell table:style-name="ce176" office:value-type="float" office:value="14.39" calcext:value-type="float">
            <text:p><text:s text:c="3"/>14.39</text:p>
          </table:table-cell>
          <table:table-cell table:style-name="ce163" office:value-type="float" office:value="245647" calcext:value-type="float">
            <text:p><text:s text:c="3"/>245,647</text:p>
          </table:table-cell>
          <table:table-cell table:style-name="ce176" office:value-type="float" office:value="72.93" calcext:value-type="float">
            <text:p><text:s text:c="3"/>72.93</text:p>
          </table:table-cell>
          <table:table-cell table:style-name="ce163" office:value-type="float" office:value="42726" calcext:value-type="float">
            <text:p><text:s text:c="3"/>42,726</text:p>
          </table:table-cell>
          <table:table-cell table:style-name="ce176" office:value-type="float" office:value="12.68" calcext:value-type="float">
            <text:p><text:s text:c="3"/>12.68</text:p>
          </table:table-cell>
          <table:table-cell table:style-name="ce163" office:value-type="float" office:value="264276" calcext:value-type="float">
            <text:p><text:s text:c="3"/>264,276</text:p>
          </table:table-cell>
          <table:table-cell table:style-name="ce187" office:value-type="float" office:value="78.46" calcext:value-type="float">
            <text:p><text:s text:c="3"/>78.46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澎 湖 縣</text:p>
          </table:table-cell>
          <table:table-cell table:style-name="ce163" office:value-type="float" office:value="97157" calcext:value-type="float">
            <text:p><text:s text:c="3"/>97,157</text:p>
          </table:table-cell>
          <table:table-cell table:style-name="ce163" office:value-type="float" office:value="12709" calcext:value-type="float">
            <text:p><text:s text:c="3"/>12,709</text:p>
          </table:table-cell>
          <table:table-cell table:style-name="ce176" office:value-type="float" office:value="13.08" calcext:value-type="float">
            <text:p><text:s text:c="3"/>13.08</text:p>
          </table:table-cell>
          <table:table-cell table:style-name="ce163" office:value-type="float" office:value="70365" calcext:value-type="float">
            <text:p><text:s text:c="3"/>70,365</text:p>
          </table:table-cell>
          <table:table-cell table:style-name="ce176" office:value-type="float" office:value="72.42" calcext:value-type="float">
            <text:p><text:s text:c="3"/>72.42</text:p>
          </table:table-cell>
          <table:table-cell table:style-name="ce163" office:value-type="float" office:value="14083" calcext:value-type="float">
            <text:p><text:s text:c="3"/>14,083</text:p>
          </table:table-cell>
          <table:table-cell table:style-name="ce176" office:value-type="float" office:value="14.5" calcext:value-type="float">
            <text:p><text:s text:c="3"/>14.50</text:p>
          </table:table-cell>
          <table:table-cell table:style-name="ce163" office:value-type="float" office:value="77857" calcext:value-type="float">
            <text:p><text:s text:c="3"/>77,857</text:p>
          </table:table-cell>
          <table:table-cell table:style-name="ce187" office:value-type="float" office:value="80.14" calcext:value-type="float">
            <text:p><text:s text:c="3"/>80.14</text:p>
          </table:table-cell>
          <table:table-cell table:style-name="ce191" table:number-columns-repeated="1014"/>
        </table:table-row>
        <table:table-row table:style-name="ro36">
          <table:table-cell table:style-name="ce151" office:value-type="string" calcext:value-type="string">
            <text:p>基 隆 市</text:p>
          </table:table-cell>
          <table:table-cell table:style-name="ce163" office:value-type="float" office:value="379927" calcext:value-type="float">
            <text:p><text:s text:c="3"/>379,927</text:p>
          </table:table-cell>
          <table:table-cell table:style-name="ce163" office:value-type="float" office:value="50473" calcext:value-type="float">
            <text:p><text:s text:c="3"/>50,473</text:p>
          </table:table-cell>
          <table:table-cell table:style-name="ce176" office:value-type="float" office:value="13.28" calcext:value-type="float">
            <text:p><text:s text:c="3"/>13.28</text:p>
          </table:table-cell>
          <table:table-cell table:style-name="ce163" office:value-type="float" office:value="286943" calcext:value-type="float">
            <text:p><text:s text:c="3"/>286,943</text:p>
          </table:table-cell>
          <table:table-cell table:style-name="ce176" office:value-type="float" office:value="75.53" calcext:value-type="float">
            <text:p><text:s text:c="3"/>75.53</text:p>
          </table:table-cell>
          <table:table-cell table:style-name="ce163" office:value-type="float" office:value="42511" calcext:value-type="float">
            <text:p><text:s text:c="3"/>42,511</text:p>
          </table:table-cell>
          <table:table-cell table:style-name="ce176" office:value-type="float" office:value="11.19" calcext:value-type="float">
            <text:p><text:s text:c="3"/>11.19</text:p>
          </table:table-cell>
          <table:table-cell table:style-name="ce163" office:value-type="float" office:value="302257" calcext:value-type="float">
            <text:p><text:s text:c="3"/>302,257</text:p>
          </table:table-cell>
          <table:table-cell table:style-name="ce187" office:value-type="float" office:value="79.56" calcext:value-type="float">
            <text:p><text:s text:c="3"/>79.56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新 竹 市</text:p>
          </table:table-cell>
          <table:table-cell table:style-name="ce163" office:value-type="float" office:value="420052" calcext:value-type="float">
            <text:p><text:s text:c="3"/>420,052</text:p>
          </table:table-cell>
          <table:table-cell table:style-name="ce163" office:value-type="float" office:value="78678" calcext:value-type="float">
            <text:p><text:s text:c="3"/>78,678</text:p>
          </table:table-cell>
          <table:table-cell table:style-name="ce176" office:value-type="float" office:value="18.73" calcext:value-type="float">
            <text:p><text:s text:c="3"/>18.73</text:p>
          </table:table-cell>
          <table:table-cell table:style-name="ce163" office:value-type="float" office:value="301717" calcext:value-type="float">
            <text:p><text:s text:c="3"/>301,717</text:p>
          </table:table-cell>
          <table:table-cell table:style-name="ce176" office:value-type="float" office:value="71.83" calcext:value-type="float">
            <text:p><text:s text:c="3"/>71.83</text:p>
          </table:table-cell>
          <table:table-cell table:style-name="ce163" office:value-type="float" office:value="39657" calcext:value-type="float">
            <text:p><text:s text:c="3"/>39,657</text:p>
          </table:table-cell>
          <table:table-cell table:style-name="ce176" office:value-type="float" office:value="9.44" calcext:value-type="float">
            <text:p><text:s text:c="3"/>9.44</text:p>
          </table:table-cell>
          <table:table-cell table:style-name="ce163" office:value-type="float" office:value="312651" calcext:value-type="float">
            <text:p><text:s text:c="3"/>312,651</text:p>
          </table:table-cell>
          <table:table-cell table:style-name="ce187" office:value-type="float" office:value="74.43" calcext:value-type="float">
            <text:p><text:s text:c="3"/>74.43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嘉 義 市</text:p>
          </table:table-cell>
          <table:table-cell table:style-name="ce163" office:value-type="float" office:value="271526" calcext:value-type="float">
            <text:p><text:s text:c="3"/>271,526</text:p>
          </table:table-cell>
          <table:table-cell table:style-name="ce163" office:value-type="float" office:value="45350" calcext:value-type="float">
            <text:p><text:s text:c="3"/>45,350</text:p>
          </table:table-cell>
          <table:table-cell table:style-name="ce176" office:value-type="float" office:value="16.7" calcext:value-type="float">
            <text:p><text:s text:c="3"/>16.70</text:p>
          </table:table-cell>
          <table:table-cell table:style-name="ce163" office:value-type="float" office:value="195842" calcext:value-type="float">
            <text:p><text:s text:c="3"/>195,842</text:p>
          </table:table-cell>
          <table:table-cell table:style-name="ce176" office:value-type="float" office:value="72.13" calcext:value-type="float">
            <text:p><text:s text:c="3"/>72.13</text:p>
          </table:table-cell>
          <table:table-cell table:style-name="ce163" office:value-type="float" office:value="30334" calcext:value-type="float">
            <text:p><text:s text:c="3"/>30,334</text:p>
          </table:table-cell>
          <table:table-cell table:style-name="ce176" office:value-type="float" office:value="11.17" calcext:value-type="float">
            <text:p><text:s text:c="3"/>11.17</text:p>
          </table:table-cell>
          <table:table-cell table:style-name="ce163" office:value-type="float" office:value="205930" calcext:value-type="float">
            <text:p><text:s text:c="3"/>205,930</text:p>
          </table:table-cell>
          <table:table-cell table:style-name="ce187" office:value-type="float" office:value="75.84" calcext:value-type="float">
            <text:p><text:s text:c="3"/>75.84</text:p>
          </table:table-cell>
          <table:table-cell table:style-name="ce191" table:number-columns-repeated="1014"/>
        </table:table-row>
        <table:table-row table:style-name="ro15">
          <table:table-cell table:style-name="ce149" office:value-type="string" calcext:value-type="string">
            <text:p>福 <text:s/>建 <text:s/>省</text:p>
          </table:table-cell>
          <table:table-cell table:style-name="ce162" office:value-type="float" office:value="113989" calcext:value-type="float">
            <text:p><text:s text:c="3"/>113,989</text:p>
          </table:table-cell>
          <table:table-cell table:style-name="ce162" office:value-type="float" office:value="14342" calcext:value-type="float">
            <text:p><text:s text:c="3"/>14,342</text:p>
          </table:table-cell>
          <table:table-cell table:style-name="ce175" office:value-type="float" office:value="12.58" calcext:value-type="float">
            <text:p><text:s text:c="3"/>12.58</text:p>
          </table:table-cell>
          <table:table-cell table:style-name="ce162" office:value-type="float" office:value="86288" calcext:value-type="float">
            <text:p><text:s text:c="3"/>86,288</text:p>
          </table:table-cell>
          <table:table-cell table:style-name="ce175" office:value-type="float" office:value="75.7" calcext:value-type="float">
            <text:p><text:s text:c="3"/>75.70</text:p>
          </table:table-cell>
          <table:table-cell table:style-name="ce162" office:value-type="float" office:value="13359" calcext:value-type="float">
            <text:p><text:s text:c="3"/>13,359</text:p>
          </table:table-cell>
          <table:table-cell table:style-name="ce175" office:value-type="float" office:value="11.72" calcext:value-type="float">
            <text:p><text:s text:c="3"/>11.72</text:p>
          </table:table-cell>
          <table:table-cell table:style-name="ce162" office:value-type="float" office:value="92039" calcext:value-type="float">
            <text:p><text:s text:c="3"/>92,039</text:p>
          </table:table-cell>
          <table:table-cell table:style-name="ce186" office:value-type="float" office:value="80.74" calcext:value-type="float">
            <text:p><text:s text:c="3"/>80.74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金 門 縣</text:p>
          </table:table-cell>
          <table:table-cell table:style-name="ce163" office:value-type="float" office:value="103883" calcext:value-type="float">
            <text:p><text:s text:c="3"/>103,883</text:p>
          </table:table-cell>
          <table:table-cell table:style-name="ce163" office:value-type="float" office:value="12894" calcext:value-type="float">
            <text:p><text:s text:c="3"/>12,894</text:p>
          </table:table-cell>
          <table:table-cell table:style-name="ce176" office:value-type="float" office:value="12.41" calcext:value-type="float">
            <text:p><text:s text:c="3"/>12.41</text:p>
          </table:table-cell>
          <table:table-cell table:style-name="ce163" office:value-type="float" office:value="78606" calcext:value-type="float">
            <text:p><text:s text:c="3"/>78,606</text:p>
          </table:table-cell>
          <table:table-cell table:style-name="ce176" office:value-type="float" office:value="75.67" calcext:value-type="float">
            <text:p><text:s text:c="3"/>75.67</text:p>
          </table:table-cell>
          <table:table-cell table:style-name="ce163" office:value-type="float" office:value="12383" calcext:value-type="float">
            <text:p><text:s text:c="3"/>12,383</text:p>
          </table:table-cell>
          <table:table-cell table:style-name="ce176" office:value-type="float" office:value="11.92" calcext:value-type="float">
            <text:p><text:s text:c="3"/>11.92</text:p>
          </table:table-cell>
          <table:table-cell table:style-name="ce163" office:value-type="float" office:value="84045" calcext:value-type="float">
            <text:p><text:s text:c="3"/>84,045</text:p>
          </table:table-cell>
          <table:table-cell table:style-name="ce187" office:value-type="float" office:value="80.9" calcext:value-type="float">
            <text:p><text:s text:c="3"/>80.90</text:p>
          </table:table-cell>
          <table:table-cell table:style-name="ce191" table:number-columns-repeated="1014"/>
        </table:table-row>
        <table:table-row table:style-name="ro16">
          <table:table-cell table:style-name="ce151" office:value-type="string" calcext:value-type="string">
            <text:p>連 江 縣</text:p>
          </table:table-cell>
          <table:table-cell table:style-name="ce164" office:value-type="float" office:value="10106" calcext:value-type="float">
            <text:p><text:s text:c="3"/>10,106</text:p>
          </table:table-cell>
          <table:table-cell table:style-name="ce164" office:value-type="float" office:value="1448" calcext:value-type="float">
            <text:p><text:s text:c="3"/>1,448</text:p>
          </table:table-cell>
          <table:table-cell table:style-name="ce177" office:value-type="float" office:value="14.33" calcext:value-type="float">
            <text:p><text:s text:c="3"/>14.33</text:p>
          </table:table-cell>
          <table:table-cell table:style-name="ce164" office:value-type="float" office:value="7682" calcext:value-type="float">
            <text:p><text:s text:c="3"/>7,682</text:p>
          </table:table-cell>
          <table:table-cell table:style-name="ce177" office:value-type="float" office:value="76.01" calcext:value-type="float">
            <text:p><text:s text:c="3"/>76.01</text:p>
          </table:table-cell>
          <table:table-cell table:style-name="ce164" office:value-type="float" office:value="976" calcext:value-type="float">
            <text:p><text:s text:c="3"/>976</text:p>
          </table:table-cell>
          <table:table-cell table:style-name="ce177" office:value-type="float" office:value="9.66" calcext:value-type="float">
            <text:p><text:s text:c="3"/>9.66</text:p>
          </table:table-cell>
          <table:table-cell table:style-name="ce164" office:value-type="float" office:value="7994" calcext:value-type="float">
            <text:p><text:s text:c="3"/>7,994</text:p>
          </table:table-cell>
          <table:table-cell table:style-name="ce188" office:value-type="float" office:value="79.1" calcext:value-type="float">
            <text:p><text:s text:c="3"/>79.10</text:p>
          </table:table-cell>
          <table:table-cell table:style-name="ce191" table:number-columns-repeated="1014"/>
        </table:table-row>
        <table:table-row table:style-name="ro37">
          <table:table-cell table:style-name="ce152"/>
          <table:table-cell table:style-name="ce165" table:number-columns-repeated="7"/>
          <table:table-cell table:style-name="ce180"/>
          <table:table-cell table:style-name="ce189"/>
          <table:table-cell table:style-name="ce166" table:number-columns-repeated="1014"/>
        </table:table-row>
        <table:table-row table:style-name="ro38">
          <table:table-cell table:style-name="ce153"/>
          <table:table-cell table:style-name="ce166" table:number-columns-repeated="8"/>
          <table:table-cell table:style-name="ce190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1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6" table:number-columns-repeated="1014"/>
        </table:table-row>
        <table:table-row table:style-name="ro38">
          <table:table-cell table:style-name="ce154"/>
          <table:table-cell table:style-name="ce167" table:number-columns-repeated="1023"/>
        </table:table-row>
        <table:table-row table:style-name="ro38" table:number-rows-repeated="1048542">
          <table:table-cell table:number-columns-repeated="1024"/>
        </table:table-row>
        <table:table-row table:style-name="ro38">
          <table:table-cell table:number-columns-repeated="1024"/>
        </table:table-row>
        <table:named-expressions>
          <table:named-expression table:name="rd_rf_f_97y_9802_data" table:base-cell-address="$年月別.$A$1" table:expression="['file:///D:/01%E6%88%B6%E7%B1%8D%E4%BA%BA%E5%8F%A3%E7%B5%B1%E8%A8%88%E9%80%9F%E5%A0%B19701-10505%E5%85%B1101%E5%80%8B/9701-10012/03.%E5%96%AE%E4%B8%80%E5%B9%B4%E9%BD%A1100.11.xls'#$''.$B$1:.$BJ$29]"/>
          <table:named-expression table:name="rd_rg_f_84y_97y_data" table:base-cell-address="$年月別.$A$1" table:expression="['file:///D:/01%E6%88%B6%E7%B1%8D%E4%BA%BA%E5%8F%A3%E7%B5%B1%E8%A8%88%E9%80%9F%E5%A0%B19701-10505%E5%85%B1101%E5%80%8B/9701-10012/03.%E5%96%AE%E4%B8%80%E5%B9%B4%E9%BD%A1100.11.xls'#$''.$B$4:.$BB$65]"/>
          <table:named-expression table:name="rd_rg_f_9805_data" table:base-cell-address="$年月別.$A$1" table:expression="['file:///D:/01%E6%88%B6%E7%B1%8D%E4%BA%BA%E5%8F%A3%E7%B5%B1%E8%A8%88%E9%80%9F%E5%A0%B19701-10505%E5%85%B1101%E5%80%8B/9701-10012/03.%E5%96%AE%E4%B8%80%E5%B9%B4%E9%BD%A1100.11.xls'#$''.$B$1:.$Z$26]"/>
          <table:named-expression table:name="rd_rg_f_9806_data" table:base-cell-address="$年月別.$A$1" table:expression="['file:///D:/01%E6%88%B6%E7%B1%8D%E4%BA%BA%E5%8F%A3%E7%B5%B1%E8%A8%88%E9%80%9F%E5%A0%B19701-10505%E5%85%B1101%E5%80%8B/9701-10012/03.%E5%96%AE%E4%B8%80%E5%B9%B4%E9%BD%A1100.11.xls'#$''.$B$1:.$AD$27]"/>
          <table:named-expression table:name="rd_rg_f_9807_data" table:base-cell-address="$年月別.$A$1" table:expression="['file:///D:/01%E6%88%B6%E7%B1%8D%E4%BA%BA%E5%8F%A3%E7%B5%B1%E8%A8%88%E9%80%9F%E5%A0%B19701-10505%E5%85%B1101%E5%80%8B/9701-10012/03.%E5%96%AE%E4%B8%80%E5%B9%B4%E9%BD%A1100.11.xls'#$''.$B$1:.$AH$27]"/>
          <table:named-expression table:name="rd_rg_f_9808_data" table:base-cell-address="$年月別.$A$1" table:expression="['file:///D:/01%E6%88%B6%E7%B1%8D%E4%BA%BA%E5%8F%A3%E7%B5%B1%E8%A8%88%E9%80%9F%E5%A0%B19701-10505%E5%85%B1101%E5%80%8B/9701-10012/03.%E5%96%AE%E4%B8%80%E5%B9%B4%E9%BD%A1100.11.xls'#$''.$B$1:.$AL$27]"/>
          <table:named-expression table:name="rd_rg_f_98y_9803_data" table:base-cell-address="$年月別.$A$1" table:expression="['file:///D:/01%E6%88%B6%E7%B1%8D%E4%BA%BA%E5%8F%A3%E7%B5%B1%E8%A8%88%E9%80%9F%E5%A0%B19701-10505%E5%85%B1101%E5%80%8B/9701-10012/03.%E5%96%AE%E4%B8%80%E5%B9%B4%E9%BD%A1100.11.xls'#$''.$B$1:.$R$25]"/>
          <table:named-expression table:name="rd_rg_f_98y_9804_data" table:base-cell-address="$年月別.$A$1" table:expression="['file:///D:/01%E6%88%B6%E7%B1%8D%E4%BA%BA%E5%8F%A3%E7%B5%B1%E8%A8%88%E9%80%9F%E5%A0%B19701-10505%E5%85%B1101%E5%80%8B/9701-10012/03.%E5%96%AE%E4%B8%80%E5%B9%B4%E9%BD%A1100.11.xls'#$''.$B$1:.$V$25]"/>
          <table:named-expression table:name="rd_rg_q9607" table:base-cell-address="$年月別.$A$1" table:expression="['file:///D:/01%E6%88%B6%E7%B1%8D%E4%BA%BA%E5%8F%A3%E7%B5%B1%E8%A8%88%E9%80%9F%E5%A0%B19701-10505%E5%85%B1101%E5%80%8B/9701-10012/03.%E5%96%AE%E4%B8%80%E5%B9%B4%E9%BD%A1100.11.xls'#$''.$B$4:.$F$49]"/>
          <table:named-expression table:name="rd_rg_q_84y_97y_data" table:base-cell-address="$年月別.$A$1" table:expression="['file:///D:/01%E6%88%B6%E7%B1%8D%E4%BA%BA%E5%8F%A3%E7%B5%B1%E8%A8%88%E9%80%9F%E5%A0%B19701-10505%E5%85%B1101%E5%80%8B/9701-10012/03.%E5%96%AE%E4%B8%80%E5%B9%B4%E9%BD%A1100.11.xls'#$''.$B$4:.$BF$49]"/>
          <table:named-expression table:name="rd_rg_q_97y_9802_data" table:base-cell-address="$年月別.$A$1" table:expression="['file:///D:/01%E6%88%B6%E7%B1%8D%E4%BA%BA%E5%8F%A3%E7%B5%B1%E8%A8%88%E9%80%9F%E5%A0%B19701-10505%E5%85%B1101%E5%80%8B/9701-10012/03.%E5%96%AE%E4%B8%80%E5%B9%B4%E9%BD%A1100.11.xls'#$''.$B$1:.$BJ$44]"/>
          <table:named-expression table:name="rd_rg_q_9805_data" table:base-cell-address="$年月別.$A$1" table:expression="['file:///D:/01%E6%88%B6%E7%B1%8D%E4%BA%BA%E5%8F%A3%E7%B5%B1%E8%A8%88%E9%80%9F%E5%A0%B19701-10505%E5%85%B1101%E5%80%8B/9701-10012/03.%E5%96%AE%E4%B8%80%E5%B9%B4%E9%BD%A1100.11.xls'#$''.$B$1:.$Z$44]"/>
          <table:named-expression table:name="rd_rg_q_9806_data" table:base-cell-address="$年月別.$A$1" table:expression="['file:///D:/01%E6%88%B6%E7%B1%8D%E4%BA%BA%E5%8F%A3%E7%B5%B1%E8%A8%88%E9%80%9F%E5%A0%B19701-10505%E5%85%B1101%E5%80%8B/9701-10012/03.%E5%96%AE%E4%B8%80%E5%B9%B4%E9%BD%A1100.11.xls'#$''.$B$1:.$AD$45]"/>
          <table:named-expression table:name="rd_rg_q_9807_data" table:base-cell-address="$年月別.$A$1" table:expression="['file:///D:/01%E6%88%B6%E7%B1%8D%E4%BA%BA%E5%8F%A3%E7%B5%B1%E8%A8%88%E9%80%9F%E5%A0%B19701-10505%E5%85%B1101%E5%80%8B/9701-10012/03.%E5%96%AE%E4%B8%80%E5%B9%B4%E9%BD%A1100.11.xls'#$''.$B$1:.$AH$45]"/>
          <table:named-expression table:name="rd_rg_q_9808_data" table:base-cell-address="$年月別.$A$1" table:expression="['file:///D:/01%E6%88%B6%E7%B1%8D%E4%BA%BA%E5%8F%A3%E7%B5%B1%E8%A8%88%E9%80%9F%E5%A0%B19701-10505%E5%85%B1101%E5%80%8B/9701-10012/03.%E5%96%AE%E4%B8%80%E5%B9%B4%E9%BD%A1100.11.xls'#$''.$B$1:.$AL$45]"/>
          <table:named-expression table:name="rd_rg_q_98y_9803_data" table:base-cell-address="$年月別.$A$1" table:expression="['file:///D:/01%E6%88%B6%E7%B1%8D%E4%BA%BA%E5%8F%A3%E7%B5%B1%E8%A8%88%E9%80%9F%E5%A0%B19701-10505%E5%85%B1101%E5%80%8B/9701-10012/03.%E5%96%AE%E4%B8%80%E5%B9%B4%E9%BD%A1100.11.xls'#$''.$B$1:.$R$43]"/>
          <table:named-expression table:name="rd_rg_q_98y_9804_data" table:base-cell-address="$年月別.$A$1" table:expression="['file:///D:/01%E6%88%B6%E7%B1%8D%E4%BA%BA%E5%8F%A3%E7%B5%B1%E8%A8%88%E9%80%9F%E5%A0%B19701-10505%E5%85%B1101%E5%80%8B/9701-10012/03.%E5%96%AE%E4%B8%80%E5%B9%B4%E9%BD%A1100.11.xls'#$''.$B$1:.$V$44]"/>
          <table:named-expression table:name="rd_t9607" table:base-cell-address="$年月別.$A$1" table:expression="['file:///D:/01%E6%88%B6%E7%B1%8D%E4%BA%BA%E5%8F%A3%E7%B5%B1%E8%A8%88%E9%80%9F%E5%A0%B19701-10505%E5%85%B1101%E5%80%8B/9701-10012/03.%E5%96%AE%E4%B8%80%E5%B9%B4%E9%BD%A1100.11.xls'#$''.$B$5:.$F$97]"/>
          <table:named-expression table:name="rd_t_84y_97y_data" table:base-cell-address="$年月別.$A$1" table:expression="['file:///D:/01%E6%88%B6%E7%B1%8D%E4%BA%BA%E5%8F%A3%E7%B5%B1%E8%A8%88%E9%80%9F%E5%A0%B19701-10505%E5%85%B1101%E5%80%8B/9701-10012/03.%E5%96%AE%E4%B8%80%E5%B9%B4%E9%BD%A1100.11.xls'#$''.$B$4:.$AB$101]"/>
          <table:named-expression table:name="rd_t_97y_9802_data" table:base-cell-address="$年月別.$A$1" table:expression="['file:///D:/01%E6%88%B6%E7%B1%8D%E4%BA%BA%E5%8F%A3%E7%B5%B1%E8%A8%88%E9%80%9F%E5%A0%B19701-10505%E5%85%B1101%E5%80%8B/9701-10012/03.%E5%96%AE%E4%B8%80%E5%B9%B4%E9%BD%A1100.11.xls'#$''.$B$1:.$AF$46]"/>
          <table:named-expression table:name="rd_t_9805_data" table:base-cell-address="$年月別.$A$1" table:expression="['file:///D:/01%E6%88%B6%E7%B1%8D%E4%BA%BA%E5%8F%A3%E7%B5%B1%E8%A8%88%E9%80%9F%E5%A0%B19701-10505%E5%85%B1101%E5%80%8B/9701-10012/03.%E5%96%AE%E4%B8%80%E5%B9%B4%E9%BD%A1100.11.xls'#$''.$B$1:.$N$41]"/>
          <table:named-expression table:name="rd_t_9806_data" table:base-cell-address="$年月別.$A$1" table:expression="['file:///D:/01%E6%88%B6%E7%B1%8D%E4%BA%BA%E5%8F%A3%E7%B5%B1%E8%A8%88%E9%80%9F%E5%A0%B19701-10505%E5%85%B1101%E5%80%8B/9701-10012/03.%E5%96%AE%E4%B8%80%E5%B9%B4%E9%BD%A1100.11.xls'#$''.$B$1:.$P$45]"/>
          <table:named-expression table:name="rd_t_9807_data" table:base-cell-address="$年月別.$A$1" table:expression="['file:///D:/01%E6%88%B6%E7%B1%8D%E4%BA%BA%E5%8F%A3%E7%B5%B1%E8%A8%88%E9%80%9F%E5%A0%B19701-10505%E5%85%B1101%E5%80%8B/9701-10012/03.%E5%96%AE%E4%B8%80%E5%B9%B4%E9%BD%A1100.11.xls'#$''.$B$1:.$R$44]"/>
          <table:named-expression table:name="rd_t_9808_data" table:base-cell-address="$年月別.$A$1" table:expression="['file:///D:/01%E6%88%B6%E7%B1%8D%E4%BA%BA%E5%8F%A3%E7%B5%B1%E8%A8%88%E9%80%9F%E5%A0%B19701-10505%E5%85%B1101%E5%80%8B/9701-10012/03.%E5%96%AE%E4%B8%80%E5%B9%B4%E9%BD%A1100.11.xls'#$''.$B$1:.$T$45]"/>
          <table:named-expression table:name="rd_t_98y_9803_data" table:base-cell-address="$年月別.$A$1" table:expression="['file:///D:/01%E6%88%B6%E7%B1%8D%E4%BA%BA%E5%8F%A3%E7%B5%B1%E8%A8%88%E9%80%9F%E5%A0%B19701-10505%E5%85%B1101%E5%80%8B/9701-10012/03.%E5%96%AE%E4%B8%80%E5%B9%B4%E9%BD%A1100.11.xls'#$''.$B$1:.$J$35]"/>
          <table:named-expression table:name="rd_t_98y_9804_data" table:base-cell-address="$年月別.$A$1" table:expression="['file:///D:/01%E6%88%B6%E7%B1%8D%E4%BA%BA%E5%8F%A3%E7%B5%B1%E8%A8%88%E9%80%9F%E5%A0%B19701-10505%E5%85%B1101%E5%80%8B/9701-10012/03.%E5%96%AE%E4%B8%80%E5%B9%B4%E9%BD%A1100.11.xls'#$''.$B$1:.$L$37]"/>
        </table:named-expressions>
      </table:table>
      <table:table table:name="資料分析" table:style-name="ta4">
        <table:table-column table:style-name="co26" table:number-columns-repeated="1024" table:default-cell-style-name="Default"/>
        <table:table-row table:style-name="ro1">
          <table:table-cell>
            <draw:frame table:end-cell-address="資料分析.H48" table:end-x="20.36mm" table:end-y="3.4mm" draw:z-index="0" draw:name="Picture 1" draw:style-name="gr1" draw:text-style-name="P1" svg:width="165.56mm" svg:height="252.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資料分析.H97" table:end-x="14.59mm" table:end-y="0.41mm" draw:z-index="1" draw:name="Picture 2" draw:style-name="gr1" draw:text-style-name="P1" svg:width="159.79mm" svg:height="254.41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12" style:display-name="一般_新表號03,04,速報3階段年齡-公式100.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1:33:08</meta:creation-date>
    <dc:creator>user</dc:creator>
    <dc:date>2012-01-06T11:39:27</dc:date>
    <meta:document-statistic meta:table-count="4" meta:cell-count="181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9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9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9" chart:label-cell-address="'data-1'.D3:'data-1'.D3" chart:class="chart:area">
            <chart:regression-curve chart:style-name="ch8"/>
            <chart:data-point chart:repeated="156"/>
          </chart:series>
          <chart:series chart:style-name="ch9" chart:values-cell-range-address="'data-1'.C4:'data-1'.C159" chart:label-cell-address="'data-1'.C3:'data-1'.C3" chart:class="chart:area">
            <chart:regression-curve chart:style-name="ch10"/>
            <chart:data-point chart:repeated="1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9</svg:desc>
                </draw:g>
              </table:table-cell>
              <table:table-cell office:value-type="float" office:value="5.74">
                <text:p>5.74</text:p>
                <draw:g>
                  <svg:desc>'data-1'.D4:'data-1'.D159</svg:desc>
                </draw:g>
              </table:table-cell>
              <table:table-cell office:value-type="float" office:value="11.71">
                <text:p>11.71</text:p>
                <draw:g>
                  <svg:desc>'data-1'.C4:'data-1'.C15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5.8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0" office:value-type="float" office:value="9.44" calcext:value-type="float">
            <text:p>9.44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0" office:value-type="float" office:value="8.7" calcext:value-type="float">
            <text:p>8.70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0" office:value-type="float" office:value="9.67" calcext:value-type="float">
            <text:p>9.67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1.1" calcext:value-type="float">
            <text:p>101.1</text:p>
          </table:table-cell>
          <table:table-cell table:style-name="ce10" office:value-type="float" office:value="9.48" calcext:value-type="float">
            <text:p>9.48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9 'data-1'.D3:'data-1'.D3 'data-1'.D4:'data-1'.D159 'data-1'.C3:'data-1'.C3 'data-1'.C4:'data-1'.C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6.95mm" svg:height="7.25mm" svg:x="12.71mm" svg:y="3.85mm">
              <text:p text:style-name="P1"><text:span text:style-name="T5">100.12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P8" style:family="paragraph" style:parent-style-name="Standard">
      <style:paragraph-properties fo:margin-left="1.277cm" fo:margin-right="0cm" fo:margin-top="0.212cm" fo:margin-bottom="0cm" loext:contextual-spacing="false" fo:line-height="0.741cm" fo:text-align="justify" style:justify-single-word="false" fo:text-indent="-1.277cm" style:auto-text-indent="false" style:text-autospace="none" style:vertical-align="middle"/>
      <style:text-properties style:font-name="新細明體" fo:letter-spacing="-0.011cm" style:letter-kerning="true" style:font-name-asian="標楷體" style:font-name-complex="新細明體" style:font-size-complex="14pt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12月戶口統計資料分析</text:span></text:p>
      <text:p text:style-name="P2">內政部戶政司</text:p>
      <text:p text:style-name="P3"><text:span text:style-name="T5">101年1月5日</text:span></text:p>
      <text:p text:style-name="P4"><text:span text:style-name="T7">一、依據戶籍登記資料，截至</text:span><text:span text:style-name="T7">100年12月底</text:span><text:span text:style-name="T7">止，共有8</text:span><text:span text:style-name="T7">,</text:span><text:span text:style-name="T7">057,761戶，與上年同月比較增加</text:span><text:span text:style-name="T7">1</text:span><text:span text:style-name="T7">20,737戶</text:span><text:span text:style-name="T7">，</text:span><text:span text:style-name="T7">增加率為1.52%。就縣市別言，以新北市</text:span><text:span text:style-name="T7">1,</text:span><text:span text:style-name="T7">431,791戶最多，占總戶數</text:span><text:span text:style-name="T7">17.</text:span><text:span text:style-name="T7">77%</text:span><text:span text:style-name="T7">，</text:span><text:span text:style-name="T7">其次為高雄市1,035,012戶，占</text:span><text:span text:style-name="T7">1</text:span><text:span text:style-name="T7">2.84%，再其次為臺北市999,879戶，占12.41%。</text:span></text:p>
      <text:p text:style-name="P5"><text:span text:style-name="T7">二、</text:span><text:span text:style-name="T9">100年12月底</text:span><text:span text:style-name="T9">人口數為</text:span><text:span text:style-name="T9">2</text:span><text:span text:style-name="T9">3</text:span><text:span text:style-name="T9">,</text:span><text:span text:style-name="T9">224,912人，與上年同月比較增加62,789人</text:span><text:span text:style-name="T9">，</text:span><text:span text:style-name="T9">人口增加率為2.71</text:span><text:span text:style-name="T9">‰</text:span><text:span text:style-name="T9">，平均每天增加172人</text:span><text:span text:style-name="T9">。</text:span><text:span text:style-name="T9">就縣市別言</text:span><text:span text:style-name="T9">，</text:span><text:span text:style-name="T9">與上年同月比較人口增加率最高者為金門縣66.95</text:span><text:span text:style-name="T9">‰</text:span><text:span text:style-name="T9">，其次為</text:span><text:span text:style-name="T15">連江縣</text:span><text:span text:style-name="T9">16.29</text:span><text:span text:style-name="T9">‰</text:span><text:span text:style-name="T9">，再其次為</text:span><text:span text:style-name="T7">臺北市</text:span><text:span text:style-name="T9">12.29</text:span><text:span text:style-name="T9">‰</text:span><text:span text:style-name="T9">；至於基隆市反而減少10.95</text:span><text:span text:style-name="T9">‰</text:span><text:span text:style-name="T9">，其次為臺東縣減少10.33</text:span><text:span text:style-name="T9">‰</text:span><text:span text:style-name="T9">，再其次為屏東縣減少10.28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12月底</text:span><text:span text:style-name="T9">男性人口為</text:span><text:span text:style-name="T9">11,</text:span><text:span text:style-name="T9">645,674人，較上年同月增加10,449人，</text:span><text:span text:style-name="T7">增加率為0.09%</text:span><text:span text:style-name="T17">；</text:span><text:span text:style-name="T9">女性人口為</text:span><text:span text:style-name="T9">11,</text:span><text:span text:style-name="T9">579,238人，較上年同月增加52,340人，</text:span><text:span text:style-name="T7">增加率為0.45%</text:span><text:span text:style-name="T17">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及新竹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12月</text:span><text:span text:style-name="T9">嬰兒出生數為18,703人，平均約每2.4分鐘出生一個嬰兒；折合年粗出生率為9.48</text:span><text:span text:style-name="T9">‰</text:span><text:span text:style-name="T9">，較上年同月增加1.74個千分點。就縣市別言，</text:span><text:span text:style-name="T12">粗出生率最</text:span><text:span text:style-name="T14">高為</text:span><text:span text:style-name="T16">新竹市</text:span><text:span text:style-name="T11">之</text:span><text:span text:style-name="T9">15.20</text:span><text:span text:style-name="T9">‰</text:span><text:span text:style-name="T9">，</text:span><text:span text:style-name="T15">其次為金門縣</text:span><text:span text:style-name="T9">12.16</text:span><text:span text:style-name="T9">‰</text:span><text:span text:style-name="T9">，再其</text:span><text:span text:style-name="T12">次為</text:span><text:span text:style-name="T16">新竹縣</text:span><text:span text:style-name="T12">12.08</text:span><text:span text:style-name="T12">‰</text:span><text:span text:style-name="T12">；最低為</text:span><text:span text:style-name="T14">基隆市</text:span><text:span text:style-name="T12">4.96</text:span><text:span text:style-name="T12">‰</text:span><text:span text:style-name="T12">，</text:span><text:span text:style-name="T14">其次為</text:span><text:span text:style-name="T15">屏東縣</text:span><text:span text:style-name="T12">6.36</text:span><text:span text:style-name="T12">‰</text:span><text:span text:style-name="T12">，再其次為</text:span><text:span text:style-name="T14">嘉義縣</text:span><text:span text:style-name="T12">6.43</text:span><text:span text:style-name="T12">‰</text:span><text:span text:style-name="T12">。</text:span><text:span text:style-name="T9">100年1至12月累計出生數為196,627人，較上年同期間增加29,741人，增加率為17.82%。</text:span></text:p>
      <text:p text:style-name="P8"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size-complex="14pt"/>
    </style:style>
    <style:style style:name="T10" style:family="text">
      <style:text-properties style:font-name="標楷體" style:letter-kerning="true" style:font-name-asian="標楷體" style:font-name-complex="標楷體" style:font-size-complex="10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100年12月</text:span><text:span text:style-name="T1">人口死亡數為12,725人，平均約每3.5分鐘死亡一個人；折合年粗死亡率為6.45</text:span><text:span text:style-name="T1">‰</text:span><text:span text:style-name="T1">，較上年同月減少0.10個千分點。就縣市別言，粗死亡率最高為嘉義縣之9.85</text:span><text:span text:style-name="T1">‰</text:span><text:span text:style-name="T1">，其次為臺東縣9.74</text:span><text:span text:style-name="T1">‰</text:span><text:span text:style-name="T1">，再其次為花蓮縣9.40</text:span><text:span text:style-name="T1">‰</text:span><text:span text:style-name="T1">；最低為連江縣1.17</text:span><text:span text:style-name="T1">‰</text:span><text:span text:style-name="T1">，其次為</text:span><text:span text:style-name="T3">金門縣</text:span><text:span text:style-name="T1">3.30</text:span><text:span text:style-name="T1">‰</text:span><text:span text:style-name="T1">，再其次為</text:span><text:span text:style-name="T4">新北市</text:span><text:span text:style-name="T1">4.92</text:span><text:span text:style-name="T1">‰</text:span><text:span text:style-name="T1">。100年1至12月累計死亡數為152,915人，較上年同期間增加7,143人，增加率為4.90%。</text:span></text:p>
      <text:p text:style-name="P3"><text:span text:style-name="T1">六、</text:span><text:span text:style-name="T1">100年12月</text:span><text:span text:style-name="T1">結婚對數為</text:span><text:span text:style-name="T7">18,911</text:span><text:span text:style-name="T1">對，折合年粗結婚率為9.59</text:span><text:span text:style-name="T1">‰</text:span><text:span text:style-name="T1">，較上年同月增加1.21個千分點。就縣市別言，粗結婚率最高為</text:span><text:span text:style-name="T5">連江縣</text:span><text:span text:style-name="T1">12.82</text:span><text:span text:style-name="T1">‰</text:span><text:span text:style-name="T1">，其次為新竹市</text:span><text:span text:style-name="T4">12.34</text:span><text:span text:style-name="T1">‰</text:span><text:span text:style-name="T1">，再其次為臺北市10.85</text:span><text:span text:style-name="T1">‰</text:span><text:span text:style-name="T1">；最低為南投縣6.91</text:span><text:span text:style-name="T1">‰</text:span><text:span text:style-name="T1">，其次為雲林縣7.09</text:span><text:span text:style-name="T1">‰</text:span><text:span text:style-name="T1">，再其次為屏東縣7.43</text:span><text:span text:style-name="T1">‰</text:span><text:span text:style-name="T1">。100年1至12月累計結婚對數為165,327對，較上年同期間增加26,508對，增加率為19.10%。</text:span></text:p>
      <text:p text:style-name="P4"><text:span text:style-name="T1">七、</text:span><text:span text:style-name="T1">100年12月</text:span><text:span text:style-name="T1">離婚對數為4,538對，折合年粗離婚率為2.30</text:span><text:span text:style-name="T1">‰</text:span><text:span text:style-name="T1">，較上年同月減少0.18個千分點。就縣市別言，粗離婚率最高為</text:span><text:span text:style-name="T5">連江縣</text:span><text:span text:style-name="T1">3.50</text:span><text:span text:style-name="T1">‰</text:span><text:span text:style-name="T1">，其次為桃園縣2.70</text:span><text:span text:style-name="T1">‰</text:span><text:span text:style-name="T1">，再其次為基隆市2.63</text:span><text:span text:style-name="T1">‰</text:span><text:span text:style-name="T1">；最低為金門縣1.25</text:span><text:span text:style-name="T1">‰</text:span><text:span text:style-name="T1">，其次為彰化縣1.56</text:span><text:span text:style-name="T1">‰</text:span><text:span text:style-name="T1">，再其次為臺東縣1.70</text:span><text:span text:style-name="T1">‰</text:span><text:span text:style-name="T1">。100年1至12月累計離婚對數為57,008對，較上年同期間減少1,107對，增加率為-1.90%。</text:span></text:p>
      <text:p text:style-name="P4"><text:span text:style-name="T1">八、</text:span><text:span text:style-name="T1">100年12月</text:span><text:span text:style-name="T1">遷入人口數為72,467人，較上年同月減少31,171人，</text:span><text:span text:style-name="T4">增加率為-30.08</text:span><text:span text:style-name="T8">%；</text:span><text:span text:style-name="T1">遷出人口數為68,153人，較上年同月減少32,868人，</text:span><text:span text:style-name="T4">增加率為-32.54</text:span><text:span text:style-name="T8">%，淨遷入人口數為</text:span><text:span text:style-name="T6">4,314</text:span><text:span text:style-name="T8">人。</text:span><text:span text:style-name="T1">就縣市別言，</text:span><text:span text:style-name="T8">淨遷入人口數</text:span><text:span text:style-name="T1">最多為臺北市2,733人，其次為新北市1,047人，再其次為臺中市564人；</text:span><text:span text:style-name="T8">淨遷出人口數</text:span><text:span text:style-name="T1">最多為彰化縣333人，其次為基隆市293人，再其次為屏東縣241人。100年1至12月累計遷入人口數為1,128,449人，遷出人口數為1,109,372人，累計</text:span><text:span text:style-name="T8">淨遷入人口數為</text:span><text:span text:style-name="T6">19,077</text:span><text:span text:style-name="T8">人</text:span><text:span text:style-name="T1">。</text:span></text:p>
      <text:p text:style-name="P4"><text:bookmark-end text:name="OLE_LINK4"/><text:bookmark-end text:name="OLE_LINK5"/><text:span text:style-name="T1">九、</text:span><text:span text:style-name="T1">100年12月底</text:span><text:span text:style-name="T1">原住民人口數為519,984人，較上年同月增加7,283人，占總人口比率2.24%。就縣市別言，原住民人口數最多為花蓮縣90</text:span><text:span text:style-name="T1">,</text:span><text:span text:style-name="T1">920人，占原住民總人口數17.49%，其次為臺東縣79,781人，占15.34%，再其次為桃園縣61</text:span><text:span text:style-name="T1">,</text:span><text:span text:style-name="T1">044人，占</text:span><text:span text:style-name="T1">1</text:span><text:span text:style-name="T1">1</text:span><text:span text:style-name="T1">.</text:span><text:span text:style-name="T1">74%；最少為連江縣僅129人，其次為澎湖縣323人，再其次為金門縣548人。</text:span></text:p>
      <text:p text:style-name="P4"><text:span text:style-name="T1">十、</text:span><text:span text:style-name="T1">100年12月底</text:span><text:span text:style-name="T1">0</text:span><text:span text:style-name="T9">至</text:span><text:span text:style-name="T1">14歲人口數為3,501,790人，占總人口比率15.08%；15</text:span><text:span text:style-name="T9">至</text:span><text:span text:style-name="T1">64歲人口數為17,194,873人，占74.04</text:span><text:span text:style-name="T4">%</text:span><text:span text:style-name="T10">；</text:span><text:span text:style-name="T1">65歲以上人口數為2,528,249人，占10.89</text:span><text:span text:style-name="T4">%</text:span><text:span text:style-name="T10">；至於20歲以上</text:span><text:span text:style-name="T1">人口數則為18,110,885人，占77.98</text:span><text:span text:style-name="T4">%</text:span><text:span text:style-name="T10">。</text:span><text:span text:style-name="T1">就縣市別言，0</text:span><text:span text:style-name="T9">至</text:span><text:span text:style-name="T1">14歲人口比率最高為新竹市18.73</text:span><text:span text:style-name="T4">%</text:span><text:span text:style-name="T1">，最低為金門縣12.41</text:span><text:span text:style-name="T4">%</text:span><text:span text:style-name="T10">；</text:span><text:span text:style-name="T1">15</text:span><text:span text:style-name="T9">至</text:span><text:span text:style-name="T1">64歲人口比率最高為新北市76.99%</text:span><text:span text:style-name="T10">，</text:span><text:span text:style-name="T1">最低為雲林縣70.14</text:span><text:span text:style-name="T4">%</text:span><text:span text:style-name="T10">；</text:span><text:span text:style-name="T1">65歲以上人口比率最高為嘉義縣15.79</text:span><text:span text:style-name="T4">%</text:span><text:span text:style-name="T10">，</text:span><text:span text:style-name="T1">最低為桃園縣8.37</text:span><text:span text:style-name="T4">%</text:span><text:span text:style-name="T10">；至於20歲以上</text:span><text:span text:style-name="T1">人口比率最高則為金門縣80.90</text:span><text:span text:style-name="T4">%</text:span><text:span text:style-name="T10">，</text:span><text:span text:style-name="T1">最低為新竹縣74.33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